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7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8">
      <style:graphic-properties fo:wrap-option="wrap" fo:padding-top="0.05in" fo:padding-bottom="0.05in" fo:padding-left="0.1in" fo:padding-right="0.1in" draw:textarea-vertical-align="middle" draw:textarea-horizontal-align="center" draw:fill="solid" draw:fill-color="#90c226" draw:opacity="100%" draw:stroke="solid" svg:stroke-width="0.02778in" svg:stroke-color="#ffffff" svg:stroke-opacity="100%" svg:stroke-linecap="round" draw:auto-grow-width="false" draw:auto-grow-height="false"/>
      <style:paragraph-properties style:font-independent-line-spacing="true"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90%" fo:text-align="left"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5">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06">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8">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9">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1">
      <style:graphic-properties fo:wrap-option="wrap" fo:padding-top="0.05in" fo:padding-bottom="0.05in" fo:padding-left="0.1in" fo:padding-right="0.1in" draw:textarea-vertical-align="middle" draw:textarea-horizontal-align="center" draw:fill="none" draw:stroke="solid" svg:stroke-width="0.02778in" svg:stroke-color="#54a021" svg:stroke-opacity="100%" svg:stroke-linecap="round" draw:shadow="visible" draw:shadow-offset-x="0in" draw:shadow-offset-y="0.02778in" draw:shadow-color="#000000" draw:shadow-opacity="35%" draw:auto-grow-width="false" draw:auto-grow-height="false"/>
      <style:paragraph-properties style:font-independent-line-spacing="true" style:writing-mode="lr-tb"/>
    </style:style>
    <style:style style:family="text" style:name="a66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4">
      <style:graphic-properties fo:wrap-option="wrap" fo:padding-top="0.05in" fo:padding-bottom="0.05in" fo:padding-left="0.1in" fo:padding-right="0.1in" draw:textarea-vertical-align="middle" draw:textarea-horizontal-align="center" draw:fill="solid" draw:fill-color="#90c226" draw:opacity="100%" draw:stroke="solid" svg:stroke-width="0.02083in" svg:stroke-color="#688e19" svg:stroke-opacity="100%" svg:stroke-linecap="round" draw:auto-grow-width="false" draw:auto-grow-height="false"/>
      <style:paragraph-properties style:font-independent-line-spacing="true" style:writing-mode="lr-tb"/>
    </style:style>
    <style:style style:family="drawing-page" style:name="a7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6">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90%" fo:text-align="left"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2">
      <style:paragraph-properties fo:line-height="90%" fo:text-align="center"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Trebuchet MS" fo:font-size="0.20833in" style:font-size-asian="0.20833in" style:font-size-complex="0.208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Trebuchet MS" fo:font-size="0.20833in" style:font-size-asian="0.20833in" style:font-size-complex="0.208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6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7f7f7f" style:text-line-through-type="none" style:text-line-through-style="none" style:text-line-through-width="auto" style:text-line-through-color="font-color" style:text-position="0% 100%" fo:font-family="Trebuchet MS"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7f7f7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Trebuchet MS" fo:font-size="0.20833in" style:font-size-asian="0.20833in" style:font-size-complex="0.208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Trebuchet MS" fo:font-size="0.20833in" style:font-size-asian="0.20833in" style:font-size-complex="0.208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Trebuchet MS" fo:font-size="0.20833in" style:font-size-asian="0.20833in" style:font-size-complex="0.208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Trebuchet MS" fo:font-size="0.20833in" style:font-size-asian="0.20833in" style:font-size-complex="0.208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Trebuchet M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719">
      <text:list-level-style-number text:level="1" style:num-format="">
        <style:list-level-properties text:space-before="0.0625in"/>
      </text:list-level-style-number>
      <text:list-level-style-number text:level="2" style:num-format="">
        <style:list-level-properties text:space-before="0.5in"/>
      </text:list-level-style-number>
      <text:list-level-style-number text:level="3" style:num-format="">
        <style:list-level-properties text:space-before="0.9375in"/>
      </text:list-level-style-number>
      <text:list-level-style-number text:level="4" style:num-format="">
        <style:list-level-properties text:space-before="1.4375in"/>
      </text:list-level-style-number>
      <text:list-level-style-number text:level="5" style:num-format="">
        <style:list-level-properties text:space-before="1.93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756">
      <text:list-level-style-bullet text:level="1" text:bullet-char="•">
        <style:list-level-properties text:space-before="0.0625in" text:min-label-width="0.3125in"/>
        <style:text-properties fo:color="#90c226" fo:font-family="Arial" style:font-family-generic="swiss" style:font-pitch="variable" fo:font-size="80%"/>
      </text:list-level-style-bullet>
      <text:list-level-style-bullet text:level="2" text:bullet-char="•">
        <style:list-level-properties text:space-before="0.5in" text:min-label-width="0.3125in"/>
        <style:text-properties fo:color="#90c226" fo:font-family="Arial" style:font-family-generic="swiss" style:font-pitch="variable" fo:font-size="80%"/>
      </text:list-level-style-bullet>
      <text:list-level-style-bullet text:level="3" text:bullet-char="•">
        <style:list-level-properties text:space-before="0.9375in" text:min-label-width="0.3125in"/>
        <style:text-properties fo:color="#90c226" fo:font-family="Arial" style:font-family-generic="swiss" style:font-pitch="variable" fo:font-size="80%"/>
      </text:list-level-style-bullet>
      <text:list-level-style-bullet text:level="4" text:bullet-char="•">
        <style:list-level-properties text:space-before="1.4375in" text:min-label-width="0.3125in"/>
        <style:text-properties fo:color="#90c226" fo:font-family="Arial" style:font-family-generic="swiss" style:font-pitch="variable" fo:font-size="80%"/>
      </text:list-level-style-bullet>
      <text:list-level-style-bullet text:level="5" text:bullet-char="•">
        <style:list-level-properties text:space-before="1.9375in" text:min-label-width="0.3125in"/>
        <style:text-properties fo:color="#90c226" fo:font-family="Arial" style:font-family-generic="swiss" style:font-pitch="variable" fo:font-size="80%"/>
      </text:list-level-style-bullet>
      <text:list-level-style-bullet text:level="6" text:bullet-char="•">
        <style:list-level-properties text:space-before="2.4375in" text:min-label-width="0.3125in"/>
        <style:text-properties fo:color="#90c226" fo:font-family="Arial" style:font-family-generic="swiss" style:font-pitch="variable" fo:font-size="80%"/>
      </text:list-level-style-bullet>
      <text:list-level-style-bullet text:level="7" text:bullet-char="•">
        <style:list-level-properties text:space-before="2.9375in" text:min-label-width="0.3125in"/>
        <style:text-properties fo:color="#90c226" fo:font-family="Arial" style:font-family-generic="swiss" style:font-pitch="variable" fo:font-size="80%"/>
      </text:list-level-style-bullet>
      <text:list-level-style-bullet text:level="8" text:bullet-char="•">
        <style:list-level-properties text:space-before="3.4375in" text:min-label-width="0.3125in"/>
        <style:text-properties fo:color="#90c226" fo:font-family="Arial" style:font-family-generic="swiss" style:font-pitch="variable" fo:font-size="80%"/>
      </text:list-level-style-bullet>
      <text:list-level-style-bullet text:level="9" text:bullet-char="•">
        <style:list-level-properties text:space-before="3.9375in" text:min-label-width="0.3125in"/>
        <style:text-properties fo:color="#90c226" fo:font-family="Arial" style:font-family-generic="swiss" style:font-pitch="variable" fo:font-size="80%"/>
      </text:list-level-style-bullet>
    </text:list-style>
    <text:list-style style:name="a689">
      <text:list-level-style-bullet text:level="1" text:bullet-char="•">
        <style:list-level-properties text:space-before="0.0625in" text:min-label-width="0.3125in"/>
        <style:text-properties fo:color="#90c226" fo:font-family="Arial" style:font-family-generic="swiss" style:font-pitch="variable" fo:font-size="80%"/>
      </text:list-level-style-bullet>
      <text:list-level-style-bullet text:level="2" text:bullet-char="•">
        <style:list-level-properties text:space-before="0.5in" text:min-label-width="0.3125in"/>
        <style:text-properties fo:color="#90c226" fo:font-family="Arial" style:font-family-generic="swiss" style:font-pitch="variable" fo:font-size="80%"/>
      </text:list-level-style-bullet>
      <text:list-level-style-bullet text:level="3" text:bullet-char="•">
        <style:list-level-properties text:space-before="0.9375in" text:min-label-width="0.3125in"/>
        <style:text-properties fo:color="#90c226" fo:font-family="Arial" style:font-family-generic="swiss" style:font-pitch="variable" fo:font-size="80%"/>
      </text:list-level-style-bullet>
      <text:list-level-style-bullet text:level="4" text:bullet-char="•">
        <style:list-level-properties text:space-before="1.4375in" text:min-label-width="0.3125in"/>
        <style:text-properties fo:color="#90c226" fo:font-family="Arial" style:font-family-generic="swiss" style:font-pitch="variable" fo:font-size="80%"/>
      </text:list-level-style-bullet>
      <text:list-level-style-bullet text:level="5" text:bullet-char="•">
        <style:list-level-properties text:space-before="1.9375in" text:min-label-width="0.3125in"/>
        <style:text-properties fo:color="#90c226" fo:font-family="Arial" style:font-family-generic="swiss" style:font-pitch="variable" fo:font-size="80%"/>
      </text:list-level-style-bullet>
      <text:list-level-style-bullet text:level="6" text:bullet-char="•">
        <style:list-level-properties text:space-before="2.4375in" text:min-label-width="0.3125in"/>
        <style:text-properties fo:color="#90c226" fo:font-family="Arial" style:font-family-generic="swiss" style:font-pitch="variable" fo:font-size="80%"/>
      </text:list-level-style-bullet>
      <text:list-level-style-bullet text:level="7" text:bullet-char="•">
        <style:list-level-properties text:space-before="2.9375in" text:min-label-width="0.3125in"/>
        <style:text-properties fo:color="#90c226" fo:font-family="Arial" style:font-family-generic="swiss" style:font-pitch="variable" fo:font-size="80%"/>
      </text:list-level-style-bullet>
      <text:list-level-style-bullet text:level="8" text:bullet-char="•">
        <style:list-level-properties text:space-before="3.4375in" text:min-label-width="0.3125in"/>
        <style:text-properties fo:color="#90c226" fo:font-family="Arial" style:font-family-generic="swiss" style:font-pitch="variable" fo:font-size="80%"/>
      </text:list-level-style-bullet>
      <text:list-level-style-bullet text:level="9" text:bullet-char="•">
        <style:list-level-properties text:space-before="3.9375in" text:min-label-width="0.3125in"/>
        <style:text-properties fo:color="#90c226" fo:font-family="Arial" style:font-family-generic="swiss" style:font-pitch="variable" fo:font-size="80%"/>
      </text:list-level-style-bullet>
    </text:list-style>
    <text:list-style style:name="a759">
      <text:list-level-style-bullet text:level="1" text:bullet-char="•">
        <style:list-level-properties text:space-before="0.0625in" text:min-label-width="0.3125in"/>
        <style:text-properties fo:color="#90c226" fo:font-family="Arial" style:font-family-generic="swiss" style:font-pitch="variable" fo:font-size="80%"/>
      </text:list-level-style-bullet>
      <text:list-level-style-bullet text:level="2" text:bullet-char="•">
        <style:list-level-properties text:space-before="0.5in" text:min-label-width="0.3125in"/>
        <style:text-properties fo:color="#90c226" fo:font-family="Arial" style:font-family-generic="swiss" style:font-pitch="variable" fo:font-size="80%"/>
      </text:list-level-style-bullet>
      <text:list-level-style-bullet text:level="3" text:bullet-char="•">
        <style:list-level-properties text:space-before="0.9375in" text:min-label-width="0.3125in"/>
        <style:text-properties fo:color="#90c226" fo:font-family="Arial" style:font-family-generic="swiss" style:font-pitch="variable" fo:font-size="80%"/>
      </text:list-level-style-bullet>
      <text:list-level-style-bullet text:level="4" text:bullet-char="•">
        <style:list-level-properties text:space-before="1.4375in" text:min-label-width="0.3125in"/>
        <style:text-properties fo:color="#90c226" fo:font-family="Arial" style:font-family-generic="swiss" style:font-pitch="variable" fo:font-size="80%"/>
      </text:list-level-style-bullet>
      <text:list-level-style-bullet text:level="5" text:bullet-char="•">
        <style:list-level-properties text:space-before="1.9375in" text:min-label-width="0.3125in"/>
        <style:text-properties fo:color="#90c226" fo:font-family="Arial" style:font-family-generic="swiss" style:font-pitch="variable" fo:font-size="80%"/>
      </text:list-level-style-bullet>
      <text:list-level-style-bullet text:level="6" text:bullet-char="•">
        <style:list-level-properties text:space-before="2.4375in" text:min-label-width="0.3125in"/>
        <style:text-properties fo:color="#90c226" fo:font-family="Arial" style:font-family-generic="swiss" style:font-pitch="variable" fo:font-size="80%"/>
      </text:list-level-style-bullet>
      <text:list-level-style-bullet text:level="7" text:bullet-char="•">
        <style:list-level-properties text:space-before="2.9375in" text:min-label-width="0.3125in"/>
        <style:text-properties fo:color="#90c226" fo:font-family="Arial" style:font-family-generic="swiss" style:font-pitch="variable" fo:font-size="80%"/>
      </text:list-level-style-bullet>
      <text:list-level-style-bullet text:level="8" text:bullet-char="•">
        <style:list-level-properties text:space-before="3.4375in" text:min-label-width="0.3125in"/>
        <style:text-properties fo:color="#90c226" fo:font-family="Arial" style:font-family-generic="swiss" style:font-pitch="variable" fo:font-size="80%"/>
      </text:list-level-style-bullet>
      <text:list-level-style-bullet text:level="9" text:bullet-char="•">
        <style:list-level-properties text:space-before="3.9375in" text:min-label-width="0.3125in"/>
        <style:text-properties fo:color="#90c226" fo:font-family="Arial" style:font-family-generic="swiss" style:font-pitch="variable" fo:font-size="80%"/>
      </text:list-level-style-bullet>
    </text:list-style>
    <text:list-style style:name="a67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04">
      <text:list-level-style-bullet text:level="1" text:bullet-char="•">
        <style:list-level-properties text:space-before="0.0625in" text:min-label-width="0.3125in"/>
        <style:text-properties fo:color="#90c226" fo:font-family="Arial" style:font-family-generic="swiss" style:font-pitch="variable" fo:font-size="80%"/>
      </text:list-level-style-bullet>
      <text:list-level-style-bullet text:level="2" text:bullet-char="•">
        <style:list-level-properties text:space-before="0.5in" text:min-label-width="0.3125in"/>
        <style:text-properties fo:color="#90c226" fo:font-family="Arial" style:font-family-generic="swiss" style:font-pitch="variable" fo:font-size="80%"/>
      </text:list-level-style-bullet>
      <text:list-level-style-bullet text:level="3" text:bullet-char="•">
        <style:list-level-properties text:space-before="0.9375in" text:min-label-width="0.3125in"/>
        <style:text-properties fo:color="#90c226" fo:font-family="Arial" style:font-family-generic="swiss" style:font-pitch="variable" fo:font-size="80%"/>
      </text:list-level-style-bullet>
      <text:list-level-style-bullet text:level="4" text:bullet-char="•">
        <style:list-level-properties text:space-before="1.4375in" text:min-label-width="0.3125in"/>
        <style:text-properties fo:color="#90c226" fo:font-family="Arial" style:font-family-generic="swiss" style:font-pitch="variable" fo:font-size="80%"/>
      </text:list-level-style-bullet>
      <text:list-level-style-bullet text:level="5" text:bullet-char="•">
        <style:list-level-properties text:space-before="1.9375in" text:min-label-width="0.3125in"/>
        <style:text-properties fo:color="#90c226" fo:font-family="Arial" style:font-family-generic="swiss" style:font-pitch="variable" fo:font-size="80%"/>
      </text:list-level-style-bullet>
      <text:list-level-style-bullet text:level="6" text:bullet-char="•">
        <style:list-level-properties text:space-before="2.4375in" text:min-label-width="0.3125in"/>
        <style:text-properties fo:color="#90c226" fo:font-family="Arial" style:font-family-generic="swiss" style:font-pitch="variable" fo:font-size="80%"/>
      </text:list-level-style-bullet>
      <text:list-level-style-bullet text:level="7" text:bullet-char="•">
        <style:list-level-properties text:space-before="2.9375in" text:min-label-width="0.3125in"/>
        <style:text-properties fo:color="#90c226" fo:font-family="Arial" style:font-family-generic="swiss" style:font-pitch="variable" fo:font-size="80%"/>
      </text:list-level-style-bullet>
      <text:list-level-style-bullet text:level="8" text:bullet-char="•">
        <style:list-level-properties text:space-before="3.4375in" text:min-label-width="0.3125in"/>
        <style:text-properties fo:color="#90c226" fo:font-family="Arial" style:font-family-generic="swiss" style:font-pitch="variable" fo:font-size="80%"/>
      </text:list-level-style-bullet>
      <text:list-level-style-bullet text:level="9" text:bullet-char="•">
        <style:list-level-properties text:space-before="3.9375in" text:min-label-width="0.3125in"/>
        <style:text-properties fo:color="#90c226" fo:font-family="Arial" style:font-family-generic="swiss" style:font-pitch="variable" fo:font-size="80%"/>
      </text:list-level-style-bullet>
    </text:list-style>
    <text:list-style style:name="a707">
      <text:list-level-style-bullet text:level="1" text:bullet-char="•">
        <style:list-level-properties text:space-before="0.0625in" text:min-label-width="0.3125in"/>
        <style:text-properties fo:color="#90c226" fo:font-family="Arial" style:font-family-generic="swiss" style:font-pitch="variable" fo:font-size="80%"/>
      </text:list-level-style-bullet>
      <text:list-level-style-bullet text:level="2" text:bullet-char="•">
        <style:list-level-properties text:space-before="0.5in" text:min-label-width="0.3125in"/>
        <style:text-properties fo:color="#90c226" fo:font-family="Arial" style:font-family-generic="swiss" style:font-pitch="variable" fo:font-size="80%"/>
      </text:list-level-style-bullet>
      <text:list-level-style-bullet text:level="3" text:bullet-char="•">
        <style:list-level-properties text:space-before="0.9375in" text:min-label-width="0.3125in"/>
        <style:text-properties fo:color="#90c226" fo:font-family="Arial" style:font-family-generic="swiss" style:font-pitch="variable" fo:font-size="80%"/>
      </text:list-level-style-bullet>
      <text:list-level-style-bullet text:level="4" text:bullet-char="•">
        <style:list-level-properties text:space-before="1.4375in" text:min-label-width="0.3125in"/>
        <style:text-properties fo:color="#90c226" fo:font-family="Arial" style:font-family-generic="swiss" style:font-pitch="variable" fo:font-size="80%"/>
      </text:list-level-style-bullet>
      <text:list-level-style-bullet text:level="5" text:bullet-char="•">
        <style:list-level-properties text:space-before="1.9375in" text:min-label-width="0.3125in"/>
        <style:text-properties fo:color="#90c226" fo:font-family="Arial" style:font-family-generic="swiss" style:font-pitch="variable" fo:font-size="80%"/>
      </text:list-level-style-bullet>
      <text:list-level-style-bullet text:level="6" text:bullet-char="•">
        <style:list-level-properties text:space-before="2.4375in" text:min-label-width="0.3125in"/>
        <style:text-properties fo:color="#90c226" fo:font-family="Arial" style:font-family-generic="swiss" style:font-pitch="variable" fo:font-size="80%"/>
      </text:list-level-style-bullet>
      <text:list-level-style-bullet text:level="7" text:bullet-char="•">
        <style:list-level-properties text:space-before="2.9375in" text:min-label-width="0.3125in"/>
        <style:text-properties fo:color="#90c226" fo:font-family="Arial" style:font-family-generic="swiss" style:font-pitch="variable" fo:font-size="80%"/>
      </text:list-level-style-bullet>
      <text:list-level-style-bullet text:level="8" text:bullet-char="•">
        <style:list-level-properties text:space-before="3.4375in" text:min-label-width="0.3125in"/>
        <style:text-properties fo:color="#90c226" fo:font-family="Arial" style:font-family-generic="swiss" style:font-pitch="variable" fo:font-size="80%"/>
      </text:list-level-style-bullet>
      <text:list-level-style-bullet text:level="9" text:bullet-char="•">
        <style:list-level-properties text:space-before="3.9375in" text:min-label-width="0.3125in"/>
        <style:text-properties fo:color="#90c226" fo:font-family="Arial" style:font-family-generic="swiss" style:font-pitch="variable" fo:font-size="80%"/>
      </text:list-level-style-bullet>
    </text:list-style>
    <text:list-style style:name="a677">
      <text:list-level-style-bullet text:level="1" text:bullet-char="•">
        <style:list-level-properties text:space-before="0.0625in" text:min-label-width="0.3125in"/>
        <style:text-properties fo:color="#90c226" fo:font-family="Arial" style:font-family-generic="swiss" style:font-pitch="variable" fo:font-size="80%"/>
      </text:list-level-style-bullet>
      <text:list-level-style-bullet text:level="2" text:bullet-char="•">
        <style:list-level-properties text:space-before="0.5in" text:min-label-width="0.3125in"/>
        <style:text-properties fo:color="#90c226" fo:font-family="Arial" style:font-family-generic="swiss" style:font-pitch="variable" fo:font-size="80%"/>
      </text:list-level-style-bullet>
      <text:list-level-style-bullet text:level="3" text:bullet-char="•">
        <style:list-level-properties text:space-before="0.9375in" text:min-label-width="0.3125in"/>
        <style:text-properties fo:color="#90c226" fo:font-family="Arial" style:font-family-generic="swiss" style:font-pitch="variable" fo:font-size="80%"/>
      </text:list-level-style-bullet>
      <text:list-level-style-bullet text:level="4" text:bullet-char="•">
        <style:list-level-properties text:space-before="1.4375in" text:min-label-width="0.3125in"/>
        <style:text-properties fo:color="#90c226" fo:font-family="Arial" style:font-family-generic="swiss" style:font-pitch="variable" fo:font-size="80%"/>
      </text:list-level-style-bullet>
      <text:list-level-style-bullet text:level="5" text:bullet-char="•">
        <style:list-level-properties text:space-before="1.9375in" text:min-label-width="0.3125in"/>
        <style:text-properties fo:color="#90c226" fo:font-family="Arial" style:font-family-generic="swiss" style:font-pitch="variable" fo:font-size="80%"/>
      </text:list-level-style-bullet>
      <text:list-level-style-bullet text:level="6" text:bullet-char="•">
        <style:list-level-properties text:space-before="2.4375in" text:min-label-width="0.3125in"/>
        <style:text-properties fo:color="#90c226" fo:font-family="Arial" style:font-family-generic="swiss" style:font-pitch="variable" fo:font-size="80%"/>
      </text:list-level-style-bullet>
      <text:list-level-style-bullet text:level="7" text:bullet-char="•">
        <style:list-level-properties text:space-before="2.9375in" text:min-label-width="0.3125in"/>
        <style:text-properties fo:color="#90c226" fo:font-family="Arial" style:font-family-generic="swiss" style:font-pitch="variable" fo:font-size="80%"/>
      </text:list-level-style-bullet>
      <text:list-level-style-bullet text:level="8" text:bullet-char="•">
        <style:list-level-properties text:space-before="3.4375in" text:min-label-width="0.3125in"/>
        <style:text-properties fo:color="#90c226" fo:font-family="Arial" style:font-family-generic="swiss" style:font-pitch="variable" fo:font-size="80%"/>
      </text:list-level-style-bullet>
      <text:list-level-style-bullet text:level="9" text:bullet-char="•">
        <style:list-level-properties text:space-before="3.9375in" text:min-label-width="0.3125in"/>
        <style:text-properties fo:color="#90c226" fo:font-family="Arial" style:font-family-generic="swiss" style:font-pitch="variable" fo:font-size="80%"/>
      </text:list-level-style-bullet>
    </text:list-style>
    <text:list-style style:name="a770">
      <text:list-level-style-bullet text:level="1" text:bullet-char="•">
        <style:list-level-properties text:space-before="0.0625in" text:min-label-width="0.3125in"/>
        <style:text-properties fo:color="#90c226" fo:font-family="Arial" style:font-family-generic="swiss" style:font-pitch="variable" fo:font-size="80%"/>
      </text:list-level-style-bullet>
      <text:list-level-style-bullet text:level="2" text:bullet-char="•">
        <style:list-level-properties text:space-before="0.5in" text:min-label-width="0.3125in"/>
        <style:text-properties fo:color="#90c226" fo:font-family="Arial" style:font-family-generic="swiss" style:font-pitch="variable" fo:font-size="80%"/>
      </text:list-level-style-bullet>
      <text:list-level-style-bullet text:level="3" text:bullet-char="•">
        <style:list-level-properties text:space-before="0.9375in" text:min-label-width="0.3125in"/>
        <style:text-properties fo:color="#90c226" fo:font-family="Arial" style:font-family-generic="swiss" style:font-pitch="variable" fo:font-size="80%"/>
      </text:list-level-style-bullet>
      <text:list-level-style-bullet text:level="4" text:bullet-char="•">
        <style:list-level-properties text:space-before="1.4375in" text:min-label-width="0.3125in"/>
        <style:text-properties fo:color="#90c226" fo:font-family="Arial" style:font-family-generic="swiss" style:font-pitch="variable" fo:font-size="80%"/>
      </text:list-level-style-bullet>
      <text:list-level-style-bullet text:level="5" text:bullet-char="•">
        <style:list-level-properties text:space-before="1.9375in" text:min-label-width="0.3125in"/>
        <style:text-properties fo:color="#90c226" fo:font-family="Arial" style:font-family-generic="swiss" style:font-pitch="variable" fo:font-size="80%"/>
      </text:list-level-style-bullet>
      <text:list-level-style-bullet text:level="6" text:bullet-char="•">
        <style:list-level-properties text:space-before="2.4375in" text:min-label-width="0.3125in"/>
        <style:text-properties fo:color="#90c226" fo:font-family="Arial" style:font-family-generic="swiss" style:font-pitch="variable" fo:font-size="80%"/>
      </text:list-level-style-bullet>
      <text:list-level-style-bullet text:level="7" text:bullet-char="•">
        <style:list-level-properties text:space-before="2.9375in" text:min-label-width="0.3125in"/>
        <style:text-properties fo:color="#90c226" fo:font-family="Arial" style:font-family-generic="swiss" style:font-pitch="variable" fo:font-size="80%"/>
      </text:list-level-style-bullet>
      <text:list-level-style-bullet text:level="8" text:bullet-char="•">
        <style:list-level-properties text:space-before="3.4375in" text:min-label-width="0.3125in"/>
        <style:text-properties fo:color="#90c226" fo:font-family="Arial" style:font-family-generic="swiss" style:font-pitch="variable" fo:font-size="80%"/>
      </text:list-level-style-bullet>
      <text:list-level-style-bullet text:level="9" text:bullet-char="•">
        <style:list-level-properties text:space-before="3.9375in" text:min-label-width="0.3125in"/>
        <style:text-properties fo:color="#90c226" fo:font-family="Arial" style:font-family-generic="swiss" style:font-pitch="variable" fo:font-size="80%"/>
      </text:list-level-style-bullet>
    </text:list-style>
    <text:list-style style:name="a723">
      <text:list-level-style-number text:level="1" style:num-format="">
        <style:list-level-properties text:space-before="0.0625in"/>
      </text:list-level-style-number>
      <text:list-level-style-number text:level="2" style:num-format="">
        <style:list-level-properties text:space-before="0.5in"/>
      </text:list-level-style-number>
      <text:list-level-style-number text:level="3" style:num-format="">
        <style:list-level-properties text:space-before="0.9375in"/>
      </text:list-level-style-number>
      <text:list-level-style-number text:level="4" style:num-format="">
        <style:list-level-properties text:space-before="1.4375in"/>
      </text:list-level-style-number>
      <text:list-level-style-number text:level="5" style:num-format="">
        <style:list-level-properties text:space-before="1.93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692">
      <text:list-level-style-number text:level="1" style:num-format="">
        <style:list-level-properties text:space-before="0.0625in"/>
      </text:list-level-style-number>
      <text:list-level-style-number text:level="2" style:num-format="">
        <style:list-level-properties text:space-before="0.5in"/>
      </text:list-level-style-number>
      <text:list-level-style-number text:level="3" style:num-format="">
        <style:list-level-properties text:space-before="0.9375in"/>
      </text:list-level-style-number>
      <text:list-level-style-number text:level="4" style:num-format="">
        <style:list-level-properties text:space-before="1.4375in"/>
      </text:list-level-style-number>
      <text:list-level-style-number text:level="5" style:num-format="">
        <style:list-level-properties text:space-before="1.93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762">
      <text:list-level-style-bullet text:level="1" text:bullet-char="•">
        <style:list-level-properties text:space-before="0.0625in" text:min-label-width="0.3125in"/>
        <style:text-properties fo:color="#90c226" fo:font-family="Arial" style:font-family-generic="swiss" style:font-pitch="variable" fo:font-size="80%"/>
      </text:list-level-style-bullet>
      <text:list-level-style-bullet text:level="2" text:bullet-char="•">
        <style:list-level-properties text:space-before="0.5in" text:min-label-width="0.3125in"/>
        <style:text-properties fo:color="#90c226" fo:font-family="Arial" style:font-family-generic="swiss" style:font-pitch="variable" fo:font-size="80%"/>
      </text:list-level-style-bullet>
      <text:list-level-style-bullet text:level="3" text:bullet-char="•">
        <style:list-level-properties text:space-before="0.9375in" text:min-label-width="0.3125in"/>
        <style:text-properties fo:color="#90c226" fo:font-family="Arial" style:font-family-generic="swiss" style:font-pitch="variable" fo:font-size="80%"/>
      </text:list-level-style-bullet>
      <text:list-level-style-bullet text:level="4" text:bullet-char="•">
        <style:list-level-properties text:space-before="1.4375in" text:min-label-width="0.3125in"/>
        <style:text-properties fo:color="#90c226" fo:font-family="Arial" style:font-family-generic="swiss" style:font-pitch="variable" fo:font-size="80%"/>
      </text:list-level-style-bullet>
      <text:list-level-style-bullet text:level="5" text:bullet-char="•">
        <style:list-level-properties text:space-before="1.9375in" text:min-label-width="0.3125in"/>
        <style:text-properties fo:color="#90c226" fo:font-family="Arial" style:font-family-generic="swiss" style:font-pitch="variable" fo:font-size="80%"/>
      </text:list-level-style-bullet>
      <text:list-level-style-bullet text:level="6" text:bullet-char="•">
        <style:list-level-properties text:space-before="2.4375in" text:min-label-width="0.3125in"/>
        <style:text-properties fo:color="#90c226" fo:font-family="Arial" style:font-family-generic="swiss" style:font-pitch="variable" fo:font-size="80%"/>
      </text:list-level-style-bullet>
      <text:list-level-style-bullet text:level="7" text:bullet-char="•">
        <style:list-level-properties text:space-before="2.9375in" text:min-label-width="0.3125in"/>
        <style:text-properties fo:color="#90c226" fo:font-family="Arial" style:font-family-generic="swiss" style:font-pitch="variable" fo:font-size="80%"/>
      </text:list-level-style-bullet>
      <text:list-level-style-bullet text:level="8" text:bullet-char="•">
        <style:list-level-properties text:space-before="3.4375in" text:min-label-width="0.3125in"/>
        <style:text-properties fo:color="#90c226" fo:font-family="Arial" style:font-family-generic="swiss" style:font-pitch="variable" fo:font-size="80%"/>
      </text:list-level-style-bullet>
      <text:list-level-style-bullet text:level="9" text:bullet-char="•">
        <style:list-level-properties text:space-before="3.9375in" text:min-label-width="0.3125in"/>
        <style:text-properties fo:color="#90c226" fo:font-family="Arial" style:font-family-generic="swiss" style:font-pitch="variable" fo:font-size="80%"/>
      </text:list-level-style-bullet>
    </text:list-style>
    <text:list-style style:name="a72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9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67">
      <text:list-level-style-bullet text:level="1" text:bullet-char="•">
        <style:list-level-properties text:space-before="0.0625in" text:min-label-width="0.3125in"/>
        <style:text-properties fo:color="#90c226" fo:font-family="Arial" style:font-family-generic="swiss" style:font-pitch="variable" fo:font-size="80%"/>
      </text:list-level-style-bullet>
      <text:list-level-style-bullet text:level="2" text:bullet-char="•">
        <style:list-level-properties text:space-before="0.5in" text:min-label-width="0.3125in"/>
        <style:text-properties fo:color="#90c226" fo:font-family="Arial" style:font-family-generic="swiss" style:font-pitch="variable" fo:font-size="80%"/>
      </text:list-level-style-bullet>
      <text:list-level-style-bullet text:level="3" text:bullet-char="•">
        <style:list-level-properties text:space-before="0.9375in" text:min-label-width="0.3125in"/>
        <style:text-properties fo:color="#90c226" fo:font-family="Arial" style:font-family-generic="swiss" style:font-pitch="variable" fo:font-size="80%"/>
      </text:list-level-style-bullet>
      <text:list-level-style-bullet text:level="4" text:bullet-char="•">
        <style:list-level-properties text:space-before="1.4375in" text:min-label-width="0.3125in"/>
        <style:text-properties fo:color="#90c226" fo:font-family="Arial" style:font-family-generic="swiss" style:font-pitch="variable" fo:font-size="80%"/>
      </text:list-level-style-bullet>
      <text:list-level-style-bullet text:level="5" text:bullet-char="•">
        <style:list-level-properties text:space-before="1.9375in" text:min-label-width="0.3125in"/>
        <style:text-properties fo:color="#90c226" fo:font-family="Arial" style:font-family-generic="swiss" style:font-pitch="variable" fo:font-size="80%"/>
      </text:list-level-style-bullet>
      <text:list-level-style-bullet text:level="6" text:bullet-char="•">
        <style:list-level-properties text:space-before="2.4375in" text:min-label-width="0.3125in"/>
        <style:text-properties fo:color="#90c226" fo:font-family="Arial" style:font-family-generic="swiss" style:font-pitch="variable" fo:font-size="80%"/>
      </text:list-level-style-bullet>
      <text:list-level-style-bullet text:level="7" text:bullet-char="•">
        <style:list-level-properties text:space-before="2.9375in" text:min-label-width="0.3125in"/>
        <style:text-properties fo:color="#90c226" fo:font-family="Arial" style:font-family-generic="swiss" style:font-pitch="variable" fo:font-size="80%"/>
      </text:list-level-style-bullet>
      <text:list-level-style-bullet text:level="8" text:bullet-char="•">
        <style:list-level-properties text:space-before="3.4375in" text:min-label-width="0.3125in"/>
        <style:text-properties fo:color="#90c226" fo:font-family="Arial" style:font-family-generic="swiss" style:font-pitch="variable" fo:font-size="80%"/>
      </text:list-level-style-bullet>
      <text:list-level-style-bullet text:level="9" text:bullet-char="•">
        <style:list-level-properties text:space-before="3.9375in" text:min-label-width="0.3125in"/>
        <style:text-properties fo:color="#90c226" fo:font-family="Arial" style:font-family-generic="swiss" style:font-pitch="variable" fo:font-size="80%"/>
      </text:list-level-style-bullet>
    </text:list-style>
    <text:list-style style:name="a699">
      <text:list-level-style-bullet text:level="1" text:bullet-char="•">
        <style:list-level-properties text:space-before="0.0625in" text:min-label-width="0.3125in"/>
        <style:text-properties fo:color="#90c226" fo:font-family="Arial" style:font-family-generic="swiss" style:font-pitch="variable" fo:font-size="80%"/>
      </text:list-level-style-bullet>
      <text:list-level-style-bullet text:level="2" text:bullet-char="•">
        <style:list-level-properties text:space-before="0.5in" text:min-label-width="0.3125in"/>
        <style:text-properties fo:color="#90c226" fo:font-family="Arial" style:font-family-generic="swiss" style:font-pitch="variable" fo:font-size="80%"/>
      </text:list-level-style-bullet>
      <text:list-level-style-bullet text:level="3" text:bullet-char="•">
        <style:list-level-properties text:space-before="0.9375in" text:min-label-width="0.3125in"/>
        <style:text-properties fo:color="#90c226" fo:font-family="Arial" style:font-family-generic="swiss" style:font-pitch="variable" fo:font-size="80%"/>
      </text:list-level-style-bullet>
      <text:list-level-style-bullet text:level="4" text:bullet-char="•">
        <style:list-level-properties text:space-before="1.4375in" text:min-label-width="0.3125in"/>
        <style:text-properties fo:color="#90c226" fo:font-family="Arial" style:font-family-generic="swiss" style:font-pitch="variable" fo:font-size="80%"/>
      </text:list-level-style-bullet>
      <text:list-level-style-bullet text:level="5" text:bullet-char="•">
        <style:list-level-properties text:space-before="1.9375in" text:min-label-width="0.3125in"/>
        <style:text-properties fo:color="#90c226" fo:font-family="Arial" style:font-family-generic="swiss" style:font-pitch="variable" fo:font-size="80%"/>
      </text:list-level-style-bullet>
      <text:list-level-style-bullet text:level="6" text:bullet-char="•">
        <style:list-level-properties text:space-before="2.4375in" text:min-label-width="0.3125in"/>
        <style:text-properties fo:color="#90c226" fo:font-family="Arial" style:font-family-generic="swiss" style:font-pitch="variable" fo:font-size="80%"/>
      </text:list-level-style-bullet>
      <text:list-level-style-bullet text:level="7" text:bullet-char="•">
        <style:list-level-properties text:space-before="2.9375in" text:min-label-width="0.3125in"/>
        <style:text-properties fo:color="#90c226" fo:font-family="Arial" style:font-family-generic="swiss" style:font-pitch="variable" fo:font-size="80%"/>
      </text:list-level-style-bullet>
      <text:list-level-style-bullet text:level="8" text:bullet-char="•">
        <style:list-level-properties text:space-before="3.4375in" text:min-label-width="0.3125in"/>
        <style:text-properties fo:color="#90c226" fo:font-family="Arial" style:font-family-generic="swiss" style:font-pitch="variable" fo:font-size="80%"/>
      </text:list-level-style-bullet>
      <text:list-level-style-bullet text:level="9" text:bullet-char="•">
        <style:list-level-properties text:space-before="3.9375in" text:min-label-width="0.3125in"/>
        <style:text-properties fo:color="#90c226" fo:font-family="Arial" style:font-family-generic="swiss" style:font-pitch="variable" fo:font-size="80%"/>
      </text:list-level-style-bullet>
    </text:list-style>
    <text:list-style style:name="a680">
      <text:list-level-style-bullet text:level="1" text:bullet-char="•">
        <style:list-level-properties text:space-before="0.0625in" text:min-label-width="0.3125in"/>
        <style:text-properties fo:color="#90c226" fo:font-family="Arial" style:font-family-generic="swiss" style:font-pitch="variable" fo:font-size="80%"/>
      </text:list-level-style-bullet>
      <text:list-level-style-bullet text:level="2" text:bullet-char="•">
        <style:list-level-properties text:space-before="0.5in" text:min-label-width="0.3125in"/>
        <style:text-properties fo:color="#90c226" fo:font-family="Arial" style:font-family-generic="swiss" style:font-pitch="variable" fo:font-size="80%"/>
      </text:list-level-style-bullet>
      <text:list-level-style-bullet text:level="3" text:bullet-char="•">
        <style:list-level-properties text:space-before="0.9375in" text:min-label-width="0.3125in"/>
        <style:text-properties fo:color="#90c226" fo:font-family="Arial" style:font-family-generic="swiss" style:font-pitch="variable" fo:font-size="80%"/>
      </text:list-level-style-bullet>
      <text:list-level-style-bullet text:level="4" text:bullet-char="•">
        <style:list-level-properties text:space-before="1.4375in" text:min-label-width="0.3125in"/>
        <style:text-properties fo:color="#90c226" fo:font-family="Arial" style:font-family-generic="swiss" style:font-pitch="variable" fo:font-size="80%"/>
      </text:list-level-style-bullet>
      <text:list-level-style-bullet text:level="5" text:bullet-char="•">
        <style:list-level-properties text:space-before="1.9375in" text:min-label-width="0.3125in"/>
        <style:text-properties fo:color="#90c226" fo:font-family="Arial" style:font-family-generic="swiss" style:font-pitch="variable" fo:font-size="80%"/>
      </text:list-level-style-bullet>
      <text:list-level-style-bullet text:level="6" text:bullet-char="•">
        <style:list-level-properties text:space-before="2.4375in" text:min-label-width="0.3125in"/>
        <style:text-properties fo:color="#90c226" fo:font-family="Arial" style:font-family-generic="swiss" style:font-pitch="variable" fo:font-size="80%"/>
      </text:list-level-style-bullet>
      <text:list-level-style-bullet text:level="7" text:bullet-char="•">
        <style:list-level-properties text:space-before="2.9375in" text:min-label-width="0.3125in"/>
        <style:text-properties fo:color="#90c226" fo:font-family="Arial" style:font-family-generic="swiss" style:font-pitch="variable" fo:font-size="80%"/>
      </text:list-level-style-bullet>
      <text:list-level-style-bullet text:level="8" text:bullet-char="•">
        <style:list-level-properties text:space-before="3.4375in" text:min-label-width="0.3125in"/>
        <style:text-properties fo:color="#90c226" fo:font-family="Arial" style:font-family-generic="swiss" style:font-pitch="variable" fo:font-size="80%"/>
      </text:list-level-style-bullet>
      <text:list-level-style-bullet text:level="9" text:bullet-char="•">
        <style:list-level-properties text:space-before="3.9375in" text:min-label-width="0.3125in"/>
        <style:text-properties fo:color="#90c226" fo:font-family="Arial" style:font-family-generic="swiss" style:font-pitch="variable" fo:font-size="80%"/>
      </text:list-level-style-bullet>
    </text:list-style>
    <text:list-style style:name="a75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16">
      <text:list-level-style-bullet text:level="1" text:bullet-char="•">
        <style:list-level-properties text:space-before="0.0625in" text:min-label-width="0.3125in"/>
        <style:text-properties fo:color="#90c226" fo:font-family="Arial" style:font-family-generic="swiss" style:font-pitch="variable" fo:font-size="80%"/>
      </text:list-level-style-bullet>
      <text:list-level-style-bullet text:level="2" text:bullet-char="•">
        <style:list-level-properties text:space-before="0.5in" text:min-label-width="0.3125in"/>
        <style:text-properties fo:color="#90c226" fo:font-family="Arial" style:font-family-generic="swiss" style:font-pitch="variable" fo:font-size="80%"/>
      </text:list-level-style-bullet>
      <text:list-level-style-bullet text:level="3" text:bullet-char="•">
        <style:list-level-properties text:space-before="0.9375in" text:min-label-width="0.3125in"/>
        <style:text-properties fo:color="#90c226" fo:font-family="Arial" style:font-family-generic="swiss" style:font-pitch="variable" fo:font-size="80%"/>
      </text:list-level-style-bullet>
      <text:list-level-style-bullet text:level="4" text:bullet-char="•">
        <style:list-level-properties text:space-before="1.4375in" text:min-label-width="0.3125in"/>
        <style:text-properties fo:color="#90c226" fo:font-family="Arial" style:font-family-generic="swiss" style:font-pitch="variable" fo:font-size="80%"/>
      </text:list-level-style-bullet>
      <text:list-level-style-bullet text:level="5" text:bullet-char="•">
        <style:list-level-properties text:space-before="1.9375in" text:min-label-width="0.3125in"/>
        <style:text-properties fo:color="#90c226" fo:font-family="Arial" style:font-family-generic="swiss" style:font-pitch="variable" fo:font-size="80%"/>
      </text:list-level-style-bullet>
      <text:list-level-style-bullet text:level="6" text:bullet-char="•">
        <style:list-level-properties text:space-before="2.4375in" text:min-label-width="0.3125in"/>
        <style:text-properties fo:color="#90c226" fo:font-family="Arial" style:font-family-generic="swiss" style:font-pitch="variable" fo:font-size="80%"/>
      </text:list-level-style-bullet>
      <text:list-level-style-bullet text:level="7" text:bullet-char="•">
        <style:list-level-properties text:space-before="2.9375in" text:min-label-width="0.3125in"/>
        <style:text-properties fo:color="#90c226" fo:font-family="Arial" style:font-family-generic="swiss" style:font-pitch="variable" fo:font-size="80%"/>
      </text:list-level-style-bullet>
      <text:list-level-style-bullet text:level="8" text:bullet-char="•">
        <style:list-level-properties text:space-before="3.4375in" text:min-label-width="0.3125in"/>
        <style:text-properties fo:color="#90c226" fo:font-family="Arial" style:font-family-generic="swiss" style:font-pitch="variable" fo:font-size="80%"/>
      </text:list-level-style-bullet>
      <text:list-level-style-bullet text:level="9" text:bullet-char="•">
        <style:list-level-properties text:space-before="3.9375in" text:min-label-width="0.3125in"/>
        <style:text-properties fo:color="#90c226" fo:font-family="Arial" style:font-family-generic="swiss" style:font-pitch="variable" fo:font-size="80%"/>
      </text:list-level-style-bullet>
    </text:list-style>
  </office:automatic-styles>
  <office:body>
    <office:presentation>
      <draw:page draw:name="Slide1" draw:style-name="a647" draw:master-page-name="Master1-Layout1-title-Title-Slide" presentation:presentation-page-layout-name="Master1-PPL1" draw:id="Slide-256">
        <draw:frame draw:id="id282" presentation:style-name="a651" draw:name="Title 1" svg:x="1.64815in" svg:y="2.62963in" svg:width="8.49402in" svg:height="1.80042in" presentation:class="title" presentation:placeholder="false">
          <draw:text-box>
            <text:p text:style-name="a650" text:class-names="" text:cond-style-name=""><text:span text:style-name="a648" text:class-names="">The Choice</text:span><text:span text:style-name="a649" text:class-names=""/></text:p>
          </draw:text-box>
          <svg:title/>
          <svg:desc/>
        </draw:frame>
        <draw:frame draw:id="id283" presentation:style-name="a655" draw:name="Subtitle 2" svg:x="1.64815in" svg:y="4.43004in" svg:width="8.49402in" svg:height="1.19958in" presentation:class="subtitle" presentation:placeholder="false">
          <draw:text-box>
            <text:p text:style-name="a654" text:class-names="" text:cond-style-name=""><text:span text:style-name="a652" text:class-names="">Actify</text:span><text:span text:style-name="a653" text:class-names=""/></text:p>
          </draw:text-box>
          <svg:title/>
          <svg:desc/>
        </draw:frame>
      </draw:page>
      <draw:page draw:name="Slide2" draw:style-name="a656" draw:master-page-name="Master1-Layout2-obj-Title-and-Content" presentation:presentation-page-layout-name="Master1-PPL2" draw:id="Slide-257">
        <draw:frame draw:id="id284" presentation:style-name="a661" draw:name="Title 1" svg:x="0.74074in" svg:y="0.66667in" svg:width="9.40143in" svg:height="1.44444in" presentation:class="title" presentation:placeholder="false">
          <draw:text-box>
            <text:p text:style-name="a660" text:class-names="" text:cond-style-name=""><text:span text:style-name="a657" text:class-names="">Brainstorming<text:line-break/></text:span><text:span text:style-name="a658" text:class-names="">what were we thinking about?</text:span><text:span text:style-name="a659" text:class-names=""/></text:p>
          </draw:text-box>
          <svg:title/>
          <svg:desc/>
        </draw:frame>
        <draw:frame draw:id="id285" presentation:style-name="a727" draw:name="Content Placeholder 2" svg:x="0.74074in" svg:y="2.36285in" svg:width="9.40143in" svg:height="4.77508in" presentation:class="outline" presentation:placeholder="false">
          <draw:text-box>
            <text:list text:style-name="a672">
              <text:list-item>
                <text:p text:style-name="a671" text:class-names="" text:cond-style-name=""><text:span text:style-name="a662" text:class-names="">Indirectly</text:span><text:span text:style-name="a663" text:class-names=""><text:s text:c="1"/></text:span><text:span text:style-name="a664" text:class-names="">retrieving</text:span><text:span text:style-name="a665" text:class-names=""><text:s text:c="1"/></text:span><text:span text:style-name="a666" text:class-names="">information</text:span><text:span text:style-name="a667" text:class-names=""><text:s text:c="1"/></text:span><text:span text:style-name="a668" text:class-names="">fro</text:span><text:span text:style-name="a669" text:class-names="">m</text:span><text:span text:style-name="a670" text:class-names=""/></text:p>
              </text:list-item>
            </text:list>
            <text:list text:style-name="a677">
              <text:list-item>
                <text:list text:style-name="a677">
                  <text:list-item>
                    <text:p text:style-name="a676" text:class-names="" text:cond-style-name=""><text:span text:style-name="a673" text:class-names="">L</text:span><text:span text:style-name="a674" text:class-names="">ifestyle<text:s text:c="1"/></text:span><text:span text:style-name="a675" text:class-names="">(watching films, travelling, everyday routine, food)</text:span></text:p>
                  </text:list-item>
                </text:list>
              </text:list-item>
            </text:list>
            <text:list text:style-name="a680">
              <text:list-item>
                <text:list text:style-name="a680">
                  <text:list-item>
                    <text:p text:style-name="a679" text:class-names="" text:cond-style-name=""><text:span text:style-name="a678" text:class-names="">Willingness to pick new things up</text:span></text:p>
                  </text:list-item>
                </text:list>
              </text:list-item>
            </text:list>
            <text:list text:style-name="a689">
              <text:list-item>
                <text:list text:style-name="a689">
                  <text:list-item>
                    <text:p text:style-name="a688" text:class-names="" text:cond-style-name=""><text:span text:style-name="a681" text:class-names="">Past</text:span><text:span text:style-name="a682" text:class-names=""><text:s text:c="1"/></text:span><text:span text:style-name="a683" text:class-names="">experience</text:span><text:span text:style-name="a684" text:class-names=""><text:s text:c="1"/></text:span><text:span text:style-name="a685" text:class-names="">with</text:span><text:span text:style-name="a686" text:class-names=""><text:s text:c="1"/></text:span><text:span text:style-name="a687" text:class-names="">sport</text:span></text:p>
                  </text:list-item>
                </text:list>
              </text:list-item>
            </text:list>
            <text:list text:style-name="a692">
              <text:list-item>
                <text:list text:style-name="a692">
                  <text:list-item>
                    <text:p text:style-name="a691" text:class-names="" text:cond-style-name=""><text:span text:style-name="a690" text:class-names=""/></text:p>
                  </text:list-item>
                </text:list>
              </text:list-item>
            </text:list>
            <text:list text:style-name="a696">
              <text:list-item>
                <text:p text:style-name="a695" text:class-names="" text:cond-style-name=""><text:span text:style-name="a693" text:class-names="">How?</text:span><text:span text:style-name="a694" text:class-names=""/></text:p>
              </text:list-item>
            </text:list>
            <text:list text:style-name="a699">
              <text:list-item>
                <text:list text:style-name="a699">
                  <text:list-item>
                    <text:p text:style-name="a698" text:class-names="" text:cond-style-name=""><text:span text:style-name="a697" text:class-names="">What products do users buy, what habits do they have?</text:span></text:p>
                  </text:list-item>
                </text:list>
              </text:list-item>
            </text:list>
            <text:list text:style-name="a704">
              <text:list-item>
                <text:list text:style-name="a704">
                  <text:list-item>
                    <text:p text:style-name="a703" text:class-names="" text:cond-style-name=""><text:span text:style-name="a700" text:class-names="">How frequent</text:span><text:span text:style-name="a701" text:class-names=""><text:s text:c="1"/></text:span><text:span text:style-name="a702" text:class-names="">is the app used?</text:span></text:p>
                  </text:list-item>
                </text:list>
              </text:list-item>
            </text:list>
            <text:list text:style-name="a707">
              <text:list-item>
                <text:list text:style-name="a707">
                  <text:list-item>
                    <text:p text:style-name="a706" text:class-names="" text:cond-style-name=""><text:span text:style-name="a705" text:class-names="">Is it shared with friends users?</text:span></text:p>
                  </text:list-item>
                </text:list>
              </text:list-item>
            </text:list>
            <text:list text:style-name="a716">
              <text:list-item>
                <text:list text:style-name="a716">
                  <text:list-item>
                    <text:p text:style-name="a715" text:class-names="" text:cond-style-name=""><text:span text:style-name="a708" text:class-names="">Is</text:span><text:span text:style-name="a709" text:class-names=""><text:s text:c="1"/></text:span><text:span text:style-name="a710" text:class-names="">the</text:span><text:span text:style-name="a711" text:class-names=""><text:s text:c="1"/></text:span><text:span text:style-name="a712" text:class-names="">user</text:span><text:span text:style-name="a713" text:class-names=""><text:s text:c="1"/></text:span><text:span text:style-name="a714" text:class-names="">responding to the challenge invitations/Is the user inviting others?</text:span></text:p>
                  </text:list-item>
                </text:list>
              </text:list-item>
            </text:list>
            <text:list text:style-name="a719">
              <text:list-item>
                <text:list text:style-name="a719">
                  <text:list-item>
                    <text:p text:style-name="a718" text:class-names="" text:cond-style-name=""><text:span text:style-name="a717" text:class-names=""/></text:p>
                  </text:list-item>
                </text:list>
              </text:list-item>
            </text:list>
            <text:list text:style-name="a723">
              <text:list-item>
                <text:list text:style-name="a723">
                  <text:list-item>
                    <text:p text:style-name="a722" text:class-names="" text:cond-style-name=""><text:span text:style-name="a720" text:class-names="">Testing<text:s text:c="1"/></text:span><text:span text:style-name="a721" text:class-names="">user’s personality through series of mini-games</text:span></text:p>
                  </text:list-item>
                </text:list>
              </text:list-item>
            </text:list>
            <text:list text:style-name="a726">
              <text:list-item>
                <text:p text:style-name="a725" text:class-names="" text:cond-style-name=""><text:span text:style-name="a724" text:class-names=""/></text:p>
              </text:list-item>
            </text:list>
          </draw:text-box>
          <svg:title/>
          <svg:desc/>
        </draw:frame>
        <draw:custom-shape svg:width="3.55596in" svg:height="2.11494in" draw:id="id286" draw:style-name="a738" draw:transform="translate(-1.77798in -1.05747in) rotate(-0.19533) translate(7.88143in 1.38889in)" draw:name="Thought Bubble: Cloud 4">
          <svg:title/>
          <svg:desc/>
          <text:p text:style-name="a731" text:class-names="" text:cond-style-name=""><text:span text:style-name="a728" text:class-names="">Confidence? Opportunitie</text:span><text:span text:style-name="a729" text:class-names="">s</text:span><text:span text:style-name="a730" text:class-names="">?</text:span></text:p>
          <text:p text:style-name="a734" text:class-names="" text:cond-style-name=""><text:span text:style-name="a732" text:class-names="">Motivation?</text:span><text:span text:style-name="a733" text:class-names=""/></text:p>
          <text:p text:style-name="a737" text:class-names="" text:cond-style-name=""><text:span text:style-name="a735" text:class-names="">Physical competence?</text:span><text:span text:style-name="a736" text:class-names=""/></text:p>
          <draw:enhanced-geometry xmlns:dr3d="urn:oasis:names:tc:opendocument:xmlns:dr3d:1.0" draw:type="non-primitive" svg:viewBox="0 0 21600 2160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text-areas="3000 3320 17110 17330" draw:glue-points="0 10800 10800 21600 21600 10800 10800 0 ?f13 ?f14" draw:glue-point-leaving-directions="-270, 180, -90, 0, -212.2042" draw:modifiers="20996 21565">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svg:x="2.39081in" svg:y="6.50575in" svg:width="6.63218in" svg:height="0.42529in" draw:id="id287" draw:style-name="a741" draw:name="Double Brace 5">
          <svg:title/>
          <svg:desc/>
          <text:p text:style-name="a740" text:class-names="" text:cond-style-name=""><text:span text:style-name="a739" text:class-names=""/></text:p>
          <draw:enhanced-geometry xmlns:dr3d="urn:oasis:names:tc:opendocument:xmlns:dr3d:1.0" draw:path-stretchpoint-x="21600" draw:path-stretchpoint-y="21600" draw:type="non-primitive" svg:viewBox="0 0 21600 21600" draw:enhanced-path="S M ?f15 ?f6 A ?f64 ?f65 ?f66 ?f67 ?f15 ?f6 ?f61 ?f63  W ?f68 ?f69 ?f70 ?f71 ?f15 ?f6 ?f61 ?f63 L ?f14 ?f19 A ?f111 ?f112 ?f113 ?f114 ?f14 ?f19 ?f108 ?f110  W ?f115 ?f116 ?f117 ?f118 ?f14 ?f19 ?f108 ?f110 A ?f141 ?f142 ?f143 ?f144 ?f108 ?f110 ?f138 ?f140  W ?f145 ?f146 ?f147 ?f148 ?f108 ?f110 ?f138 ?f140 L ?f14 ?f14 A ?f184 ?f185 ?f186 ?f187 ?f14 ?f14 ?f181 ?f183  W ?f188 ?f189 ?f190 ?f191 ?f14 ?f14 ?f181 ?f183 L ?f16 ?f5 A ?f227 ?f228 ?f229 ?f230 ?f16 ?f5 ?f224 ?f226  W ?f231 ?f232 ?f233 ?f234 ?f16 ?f5 ?f224 ?f226 L ?f17 ?f18 A ?f257 ?f258 ?f259 ?f260 ?f17 ?f18 ?f254 ?f256  W ?f261 ?f262 ?f263 ?f264 ?f17 ?f18 ?f254 ?f256 A ?f287 ?f288 ?f289 ?f290 ?f254 ?f256 ?f284 ?f286  W ?f291 ?f292 ?f293 ?f294 ?f254 ?f256 ?f284 ?f286 L ?f17 ?f20 A ?f317 ?f318 ?f319 ?f320 ?f17 ?f20 ?f314 ?f316  W ?f321 ?f322 ?f323 ?f324 ?f17 ?f20 ?f314 ?f316 Z N F M ?f15 ?f6 A ?f64 ?f65 ?f66 ?f67 ?f15 ?f6 ?f61 ?f63  W ?f68 ?f69 ?f70 ?f71 ?f15 ?f6 ?f61 ?f63 L ?f14 ?f19 A ?f111 ?f112 ?f113 ?f114 ?f14 ?f19 ?f108 ?f110  W ?f115 ?f116 ?f117 ?f118 ?f14 ?f19 ?f108 ?f110 A ?f141 ?f142 ?f143 ?f144 ?f108 ?f110 ?f138 ?f140  W ?f145 ?f146 ?f147 ?f148 ?f108 ?f110 ?f138 ?f140 L ?f14 ?f14 A ?f184 ?f185 ?f186 ?f187 ?f14 ?f14 ?f181 ?f183  W ?f188 ?f189 ?f190 ?f191 ?f14 ?f14 ?f181 ?f183 M ?f16 ?f5 A ?f227 ?f228 ?f229 ?f230 ?f16 ?f5 ?f224 ?f226  W ?f231 ?f232 ?f233 ?f234 ?f16 ?f5 ?f224 ?f226 L ?f17 ?f18 A ?f257 ?f258 ?f259 ?f260 ?f17 ?f18 ?f254 ?f256  W ?f261 ?f262 ?f263 ?f264 ?f17 ?f18 ?f254 ?f256 A ?f287 ?f288 ?f289 ?f290 ?f254 ?f256 ?f284 ?f286  W ?f291 ?f292 ?f293 ?f294 ?f254 ?f256 ?f284 ?f286 L ?f17 ?f20 A ?f317 ?f318 ?f319 ?f320 ?f17 ?f20 ?f314 ?f316  W ?f321 ?f322 ?f323 ?f324 ?f17 ?f20 ?f314 ?f316 N" draw:text-areas="?f22 ?f22 ?f23 ?f24" draw:modifiers="833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min(?f10, ?f7)"/>
            <draw:equation draw:name="f12" draw:formula="5419351 / 1725033"/>
            <draw:equation draw:name="f13" draw:formula="$0"/>
            <draw:equation draw:name="f14" draw:formula="?f11 * ?f13 / 100000"/>
            <draw:equation draw:name="f15" draw:formula="?f11 * ?f13 / 50000"/>
            <draw:equation draw:name="f16" draw:formula="?f4 - ?f15"/>
            <draw:equation draw:name="f17" draw:formula="?f4 - ?f14"/>
            <draw:equation draw:name="f18" draw:formula="?f9 - ?f14"/>
            <draw:equation draw:name="f19" draw:formula="?f9 + ?f14"/>
            <draw:equation draw:name="f20" draw:formula="?f6 - ?f14"/>
            <draw:equation draw:name="f21" draw:formula="?f14 * 29289 / 100000"/>
            <draw:equation draw:name="f22" draw:formula="?f14 + ?f21"/>
            <draw:equation draw:name="f23" draw:formula="?f4 - ?f22"/>
            <draw:equation draw:name="f24" draw:formula="?f6 - ?f21"/>
            <draw:equation draw:name="f25" draw:formula="21550000 - ?f2"/>
            <draw:equation draw:name="f26" draw:formula="if(?f25, ?f2, 21550000)"/>
            <draw:equation draw:name="f27" draw:formula="-21550000 - ?f26"/>
            <draw:equation draw:name="f28" draw:formula="if(?f27, -21550000, ?f26)"/>
            <draw:equation draw:name="f29" draw:formula="?f2 + ?f28"/>
            <draw:equation draw:name="f30" draw:formula="?f2 + ?f2"/>
            <draw:equation draw:name="f31" draw:formula="?f30 * ?f12 / ?f1"/>
            <draw:equation draw:name="f32" draw:formula="0 - ?f31"/>
            <draw:equation draw:name="f33" draw:formula="cos(?f32)"/>
            <draw:equation draw:name="f34" draw:formula="0 - ?f33"/>
            <draw:equation draw:name="f35" draw:formula="?f34 * ?f14"/>
            <draw:equation draw:name="f36" draw:formula="sin(?f32)"/>
            <draw:equation draw:name="f37" draw:formula="0 - ?f36"/>
            <draw:equation draw:name="f38" draw:formula="?f37 * ?f14"/>
            <draw:equation draw:name="f39" draw:formula="sqrt(?f35 * ?f35 + ?f38 * ?f38 + 0 * 0)"/>
            <draw:equation draw:name="f40" draw:formula="?f14 * ?f14 / ?f39"/>
            <draw:equation draw:name="f41" draw:formula="?f37 * ?f40"/>
            <draw:equation draw:name="f42" draw:formula="?f15 - ?f41"/>
            <draw:equation draw:name="f43" draw:formula="?f34 * ?f40"/>
            <draw:equation draw:name="f44" draw:formula="?f6 - ?f43"/>
            <draw:equation draw:name="f45" draw:formula="?f42 - ?f14"/>
            <draw:equation draw:name="f46" draw:formula="?f44 - ?f14"/>
            <draw:equation draw:name="f47" draw:formula="?f42 + ?f14"/>
            <draw:equation draw:name="f48" draw:formula="?f44 + ?f14"/>
            <draw:equation draw:name="f49" draw:formula="?f29 + ?f2"/>
            <draw:equation draw:name="f50" draw:formula="?f49 * ?f12 / ?f1"/>
            <draw:equation draw:name="f51" draw:formula="0 - ?f50"/>
            <draw:equation draw:name="f52" draw:formula="cos(?f51)"/>
            <draw:equation draw:name="f53" draw:formula="0 - ?f52"/>
            <draw:equation draw:name="f54" draw:formula="?f53 * ?f14"/>
            <draw:equation draw:name="f55" draw:formula="sin(?f51)"/>
            <draw:equation draw:name="f56" draw:formula="0 - ?f55"/>
            <draw:equation draw:name="f57" draw:formula="?f56 * ?f14"/>
            <draw:equation draw:name="f58" draw:formula="sqrt(?f54 * ?f54 + ?f57 * ?f57 + 0 * 0)"/>
            <draw:equation draw:name="f59" draw:formula="?f14 * ?f14 / ?f58"/>
            <draw:equation draw:name="f60" draw:formula="?f56 * ?f59"/>
            <draw:equation draw:name="f61" draw:formula="?f42 + ?f60"/>
            <draw:equation draw:name="f62" draw:formula="?f53 * ?f59"/>
            <draw:equation draw:name="f63" draw:formula="?f44 + ?f62"/>
            <draw:equation draw:name="f64" draw:formula="if(?f28, ?f15, ?f45)"/>
            <draw:equation draw:name="f65" draw:formula="if(?f28, ?f6, ?f46)"/>
            <draw:equation draw:name="f66" draw:formula="if(?f28, ?f15, ?f47)"/>
            <draw:equation draw:name="f67" draw:formula="if(?f28, ?f6, ?f48)"/>
            <draw:equation draw:name="f68" draw:formula="if(?f28, ?f45, ?f61)"/>
            <draw:equation draw:name="f69" draw:formula="if(?f28, ?f46, ?f63)"/>
            <draw:equation draw:name="f70" draw:formula="if(?f28, ?f47, ?f61)"/>
            <draw:equation draw:name="f71" draw:formula="if(?f28, ?f48, ?f63)"/>
            <draw:equation draw:name="f72" draw:formula="21550000 - -5400000"/>
            <draw:equation draw:name="f73" draw:formula="if(?f72, -5400000, 21550000)"/>
            <draw:equation draw:name="f74" draw:formula="-21550000 - ?f73"/>
            <draw:equation draw:name="f75" draw:formula="if(?f74, -21550000, ?f73)"/>
            <draw:equation draw:name="f76" draw:formula="0 + ?f75"/>
            <draw:equation draw:name="f77" draw:formula="0 + ?f2"/>
            <draw:equation draw:name="f78" draw:formula="?f77 * ?f12 / ?f1"/>
            <draw:equation draw:name="f79" draw:formula="0 - ?f78"/>
            <draw:equation draw:name="f80" draw:formula="cos(?f79)"/>
            <draw:equation draw:name="f81" draw:formula="0 - ?f80"/>
            <draw:equation draw:name="f82" draw:formula="?f81 * ?f14"/>
            <draw:equation draw:name="f83" draw:formula="sin(?f79)"/>
            <draw:equation draw:name="f84" draw:formula="0 - ?f83"/>
            <draw:equation draw:name="f85" draw:formula="?f84 * ?f14"/>
            <draw:equation draw:name="f86" draw:formula="sqrt(?f82 * ?f82 + ?f85 * ?f85 + 0 * 0)"/>
            <draw:equation draw:name="f87" draw:formula="?f14 * ?f14 / ?f86"/>
            <draw:equation draw:name="f88" draw:formula="?f84 * ?f87"/>
            <draw:equation draw:name="f89" draw:formula="?f14 - ?f88"/>
            <draw:equation draw:name="f90" draw:formula="?f81 * ?f87"/>
            <draw:equation draw:name="f91" draw:formula="?f19 - ?f90"/>
            <draw:equation draw:name="f92" draw:formula="?f89 - ?f14"/>
            <draw:equation draw:name="f93" draw:formula="?f91 - ?f14"/>
            <draw:equation draw:name="f94" draw:formula="?f89 + ?f14"/>
            <draw:equation draw:name="f95" draw:formula="?f91 + ?f14"/>
            <draw:equation draw:name="f96" draw:formula="?f76 + ?f2"/>
            <draw:equation draw:name="f97" draw:formula="?f96 * ?f12 / ?f1"/>
            <draw:equation draw:name="f98" draw:formula="0 - ?f97"/>
            <draw:equation draw:name="f99" draw:formula="cos(?f98)"/>
            <draw:equation draw:name="f100" draw:formula="0 - ?f99"/>
            <draw:equation draw:name="f101" draw:formula="?f100 * ?f14"/>
            <draw:equation draw:name="f102" draw:formula="sin(?f98)"/>
            <draw:equation draw:name="f103" draw:formula="0 - ?f102"/>
            <draw:equation draw:name="f104" draw:formula="?f103 * ?f14"/>
            <draw:equation draw:name="f105" draw:formula="sqrt(?f101 * ?f101 + ?f104 * ?f104 + 0 * 0)"/>
            <draw:equation draw:name="f106" draw:formula="?f14 * ?f14 / ?f105"/>
            <draw:equation draw:name="f107" draw:formula="?f103 * ?f106"/>
            <draw:equation draw:name="f108" draw:formula="?f89 + ?f107"/>
            <draw:equation draw:name="f109" draw:formula="?f100 * ?f106"/>
            <draw:equation draw:name="f110" draw:formula="?f91 + ?f109"/>
            <draw:equation draw:name="f111" draw:formula="if(?f75, ?f14, ?f92)"/>
            <draw:equation draw:name="f112" draw:formula="if(?f75, ?f19, ?f93)"/>
            <draw:equation draw:name="f113" draw:formula="if(?f75, ?f14, ?f94)"/>
            <draw:equation draw:name="f114" draw:formula="if(?f75, ?f19, ?f95)"/>
            <draw:equation draw:name="f115" draw:formula="if(?f75, ?f92, ?f108)"/>
            <draw:equation draw:name="f116" draw:formula="if(?f75, ?f93, ?f110)"/>
            <draw:equation draw:name="f117" draw:formula="if(?f75, ?f94, ?f108)"/>
            <draw:equation draw:name="f118" draw:formula="if(?f75, ?f95, ?f110)"/>
            <draw:equation draw:name="f119" draw:formula="?f2 + ?f75"/>
            <draw:equation draw:name="f120" draw:formula="?f108 - ?f41"/>
            <draw:equation draw:name="f121" draw:formula="?f110 - ?f43"/>
            <draw:equation draw:name="f122" draw:formula="?f120 - ?f14"/>
            <draw:equation draw:name="f123" draw:formula="?f121 - ?f14"/>
            <draw:equation draw:name="f124" draw:formula="?f120 + ?f14"/>
            <draw:equation draw:name="f125" draw:formula="?f121 + ?f14"/>
            <draw:equation draw:name="f126" draw:formula="?f119 + ?f2"/>
            <draw:equation draw:name="f127" draw:formula="?f126 * ?f12 / ?f1"/>
            <draw:equation draw:name="f128" draw:formula="0 - ?f127"/>
            <draw:equation draw:name="f129" draw:formula="cos(?f128)"/>
            <draw:equation draw:name="f130" draw:formula="0 - ?f129"/>
            <draw:equation draw:name="f131" draw:formula="?f130 * ?f14"/>
            <draw:equation draw:name="f132" draw:formula="sin(?f128)"/>
            <draw:equation draw:name="f133" draw:formula="0 - ?f132"/>
            <draw:equation draw:name="f134" draw:formula="?f133 * ?f14"/>
            <draw:equation draw:name="f135" draw:formula="sqrt(?f131 * ?f131 + ?f134 * ?f134 + 0 * 0)"/>
            <draw:equation draw:name="f136" draw:formula="?f14 * ?f14 / ?f135"/>
            <draw:equation draw:name="f137" draw:formula="?f133 * ?f136"/>
            <draw:equation draw:name="f138" draw:formula="?f120 + ?f137"/>
            <draw:equation draw:name="f139" draw:formula="?f130 * ?f136"/>
            <draw:equation draw:name="f140" draw:formula="?f121 + ?f139"/>
            <draw:equation draw:name="f141" draw:formula="if(?f75, ?f108, ?f122)"/>
            <draw:equation draw:name="f142" draw:formula="if(?f75, ?f110, ?f123)"/>
            <draw:equation draw:name="f143" draw:formula="if(?f75, ?f108, ?f124)"/>
            <draw:equation draw:name="f144" draw:formula="if(?f75, ?f110, ?f125)"/>
            <draw:equation draw:name="f145" draw:formula="if(?f75, ?f122, ?f138)"/>
            <draw:equation draw:name="f146" draw:formula="if(?f75, ?f123, ?f140)"/>
            <draw:equation draw:name="f147" draw:formula="if(?f75, ?f124, ?f138)"/>
            <draw:equation draw:name="f148" draw:formula="if(?f75, ?f125, ?f140)"/>
            <draw:equation draw:name="f149" draw:formula="?f1 + ?f28"/>
            <draw:equation draw:name="f150" draw:formula="?f1 + ?f2"/>
            <draw:equation draw:name="f151" draw:formula="?f150 * ?f12 / ?f1"/>
            <draw:equation draw:name="f152" draw:formula="0 - ?f151"/>
            <draw:equation draw:name="f153" draw:formula="cos(?f152)"/>
            <draw:equation draw:name="f154" draw:formula="0 - ?f153"/>
            <draw:equation draw:name="f155" draw:formula="?f154 * ?f14"/>
            <draw:equation draw:name="f156" draw:formula="sin(?f152)"/>
            <draw:equation draw:name="f157" draw:formula="0 - ?f156"/>
            <draw:equation draw:name="f158" draw:formula="?f157 * ?f14"/>
            <draw:equation draw:name="f159" draw:formula="sqrt(?f155 * ?f155 + ?f158 * ?f158 + 0 * 0)"/>
            <draw:equation draw:name="f160" draw:formula="?f14 * ?f14 / ?f159"/>
            <draw:equation draw:name="f161" draw:formula="?f157 * ?f160"/>
            <draw:equation draw:name="f162" draw:formula="?f14 - ?f161"/>
            <draw:equation draw:name="f163" draw:formula="?f154 * ?f160"/>
            <draw:equation draw:name="f164" draw:formula="?f14 - ?f163"/>
            <draw:equation draw:name="f165" draw:formula="?f162 - ?f14"/>
            <draw:equation draw:name="f166" draw:formula="?f164 - ?f14"/>
            <draw:equation draw:name="f167" draw:formula="?f162 + ?f14"/>
            <draw:equation draw:name="f168" draw:formula="?f164 + ?f14"/>
            <draw:equation draw:name="f169" draw:formula="?f149 + ?f2"/>
            <draw:equation draw:name="f170" draw:formula="?f169 * ?f12 / ?f1"/>
            <draw:equation draw:name="f171" draw:formula="0 - ?f170"/>
            <draw:equation draw:name="f172" draw:formula="cos(?f171)"/>
            <draw:equation draw:name="f173" draw:formula="0 - ?f172"/>
            <draw:equation draw:name="f174" draw:formula="?f173 * ?f14"/>
            <draw:equation draw:name="f175" draw:formula="sin(?f171)"/>
            <draw:equation draw:name="f176" draw:formula="0 - ?f175"/>
            <draw:equation draw:name="f177" draw:formula="?f176 * ?f14"/>
            <draw:equation draw:name="f178" draw:formula="sqrt(?f174 * ?f174 + ?f177 * ?f177 + 0 * 0)"/>
            <draw:equation draw:name="f179" draw:formula="?f14 * ?f14 / ?f178"/>
            <draw:equation draw:name="f180" draw:formula="?f176 * ?f179"/>
            <draw:equation draw:name="f181" draw:formula="?f162 + ?f180"/>
            <draw:equation draw:name="f182" draw:formula="?f173 * ?f179"/>
            <draw:equation draw:name="f183" draw:formula="?f164 + ?f182"/>
            <draw:equation draw:name="f184" draw:formula="if(?f28, ?f14, ?f165)"/>
            <draw:equation draw:name="f185" draw:formula="if(?f28, ?f14, ?f166)"/>
            <draw:equation draw:name="f186" draw:formula="if(?f28, ?f14, ?f167)"/>
            <draw:equation draw:name="f187" draw:formula="if(?f28, ?f14, ?f168)"/>
            <draw:equation draw:name="f188" draw:formula="if(?f28, ?f165, ?f181)"/>
            <draw:equation draw:name="f189" draw:formula="if(?f28, ?f166, ?f183)"/>
            <draw:equation draw:name="f190" draw:formula="if(?f28, ?f167, ?f181)"/>
            <draw:equation draw:name="f191" draw:formula="if(?f28, ?f168, ?f183)"/>
            <draw:equation draw:name="f192" draw:formula="?f0 + ?f28"/>
            <draw:equation draw:name="f193" draw:formula="?f0 + ?f2"/>
            <draw:equation draw:name="f194" draw:formula="?f193 * ?f12 / ?f1"/>
            <draw:equation draw:name="f195" draw:formula="0 - ?f194"/>
            <draw:equation draw:name="f196" draw:formula="cos(?f195)"/>
            <draw:equation draw:name="f197" draw:formula="0 - ?f196"/>
            <draw:equation draw:name="f198" draw:formula="?f197 * ?f14"/>
            <draw:equation draw:name="f199" draw:formula="sin(?f195)"/>
            <draw:equation draw:name="f200" draw:formula="0 - ?f199"/>
            <draw:equation draw:name="f201" draw:formula="?f200 * ?f14"/>
            <draw:equation draw:name="f202" draw:formula="sqrt(?f198 * ?f198 + ?f201 * ?f201 + 0 * 0)"/>
            <draw:equation draw:name="f203" draw:formula="?f14 * ?f14 / ?f202"/>
            <draw:equation draw:name="f204" draw:formula="?f200 * ?f203"/>
            <draw:equation draw:name="f205" draw:formula="?f16 - ?f204"/>
            <draw:equation draw:name="f206" draw:formula="?f197 * ?f203"/>
            <draw:equation draw:name="f207" draw:formula="?f5 - ?f206"/>
            <draw:equation draw:name="f208" draw:formula="?f205 - ?f14"/>
            <draw:equation draw:name="f209" draw:formula="?f207 - ?f14"/>
            <draw:equation draw:name="f210" draw:formula="?f205 + ?f14"/>
            <draw:equation draw:name="f211" draw:formula="?f207 + ?f14"/>
            <draw:equation draw:name="f212" draw:formula="?f192 + ?f2"/>
            <draw:equation draw:name="f213" draw:formula="?f212 * ?f12 / ?f1"/>
            <draw:equation draw:name="f214" draw:formula="0 - ?f213"/>
            <draw:equation draw:name="f215" draw:formula="cos(?f214)"/>
            <draw:equation draw:name="f216" draw:formula="0 - ?f215"/>
            <draw:equation draw:name="f217" draw:formula="?f216 * ?f14"/>
            <draw:equation draw:name="f218" draw:formula="sin(?f214)"/>
            <draw:equation draw:name="f219" draw:formula="0 - ?f218"/>
            <draw:equation draw:name="f220" draw:formula="?f219 * ?f14"/>
            <draw:equation draw:name="f221" draw:formula="sqrt(?f217 * ?f217 + ?f220 * ?f220 + 0 * 0)"/>
            <draw:equation draw:name="f222" draw:formula="?f14 * ?f14 / ?f221"/>
            <draw:equation draw:name="f223" draw:formula="?f219 * ?f222"/>
            <draw:equation draw:name="f224" draw:formula="?f205 + ?f223"/>
            <draw:equation draw:name="f225" draw:formula="?f216 * ?f222"/>
            <draw:equation draw:name="f226" draw:formula="?f207 + ?f225"/>
            <draw:equation draw:name="f227" draw:formula="if(?f28, ?f16, ?f208)"/>
            <draw:equation draw:name="f228" draw:formula="if(?f28, ?f5, ?f209)"/>
            <draw:equation draw:name="f229" draw:formula="if(?f28, ?f16, ?f210)"/>
            <draw:equation draw:name="f230" draw:formula="if(?f28, ?f5, ?f211)"/>
            <draw:equation draw:name="f231" draw:formula="if(?f28, ?f208, ?f224)"/>
            <draw:equation draw:name="f232" draw:formula="if(?f28, ?f209, ?f226)"/>
            <draw:equation draw:name="f233" draw:formula="if(?f28, ?f210, ?f224)"/>
            <draw:equation draw:name="f234" draw:formula="if(?f28, ?f211, ?f226)"/>
            <draw:equation draw:name="f235" draw:formula="?f1 + ?f75"/>
            <draw:equation draw:name="f236" draw:formula="?f17 - ?f161"/>
            <draw:equation draw:name="f237" draw:formula="?f18 - ?f163"/>
            <draw:equation draw:name="f238" draw:formula="?f236 - ?f14"/>
            <draw:equation draw:name="f239" draw:formula="?f237 - ?f14"/>
            <draw:equation draw:name="f240" draw:formula="?f236 + ?f14"/>
            <draw:equation draw:name="f241" draw:formula="?f237 + ?f14"/>
            <draw:equation draw:name="f242" draw:formula="?f235 + ?f2"/>
            <draw:equation draw:name="f243" draw:formula="?f242 * ?f12 / ?f1"/>
            <draw:equation draw:name="f244" draw:formula="0 - ?f243"/>
            <draw:equation draw:name="f245" draw:formula="cos(?f244)"/>
            <draw:equation draw:name="f246" draw:formula="0 - ?f245"/>
            <draw:equation draw:name="f247" draw:formula="?f246 * ?f14"/>
            <draw:equation draw:name="f248" draw:formula="sin(?f244)"/>
            <draw:equation draw:name="f249" draw:formula="0 - ?f248"/>
            <draw:equation draw:name="f250" draw:formula="?f249 * ?f14"/>
            <draw:equation draw:name="f251" draw:formula="sqrt(?f247 * ?f247 + ?f250 * ?f250 + 0 * 0)"/>
            <draw:equation draw:name="f252" draw:formula="?f14 * ?f14 / ?f251"/>
            <draw:equation draw:name="f253" draw:formula="?f249 * ?f252"/>
            <draw:equation draw:name="f254" draw:formula="?f236 + ?f253"/>
            <draw:equation draw:name="f255" draw:formula="?f246 * ?f252"/>
            <draw:equation draw:name="f256" draw:formula="?f237 + ?f255"/>
            <draw:equation draw:name="f257" draw:formula="if(?f75, ?f17, ?f238)"/>
            <draw:equation draw:name="f258" draw:formula="if(?f75, ?f18, ?f239)"/>
            <draw:equation draw:name="f259" draw:formula="if(?f75, ?f17, ?f240)"/>
            <draw:equation draw:name="f260" draw:formula="if(?f75, ?f18, ?f241)"/>
            <draw:equation draw:name="f261" draw:formula="if(?f75, ?f238, ?f254)"/>
            <draw:equation draw:name="f262" draw:formula="if(?f75, ?f239, ?f256)"/>
            <draw:equation draw:name="f263" draw:formula="if(?f75, ?f240, ?f254)"/>
            <draw:equation draw:name="f264" draw:formula="if(?f75, ?f241, ?f256)"/>
            <draw:equation draw:name="f265" draw:formula="?f0 + ?f75"/>
            <draw:equation draw:name="f266" draw:formula="?f254 - ?f204"/>
            <draw:equation draw:name="f267" draw:formula="?f256 - ?f206"/>
            <draw:equation draw:name="f268" draw:formula="?f266 - ?f14"/>
            <draw:equation draw:name="f269" draw:formula="?f267 - ?f14"/>
            <draw:equation draw:name="f270" draw:formula="?f266 + ?f14"/>
            <draw:equation draw:name="f271" draw:formula="?f267 + ?f14"/>
            <draw:equation draw:name="f272" draw:formula="?f265 + ?f2"/>
            <draw:equation draw:name="f273" draw:formula="?f272 * ?f12 / ?f1"/>
            <draw:equation draw:name="f274" draw:formula="0 - ?f273"/>
            <draw:equation draw:name="f275" draw:formula="cos(?f274)"/>
            <draw:equation draw:name="f276" draw:formula="0 - ?f275"/>
            <draw:equation draw:name="f277" draw:formula="?f276 * ?f14"/>
            <draw:equation draw:name="f278" draw:formula="sin(?f274)"/>
            <draw:equation draw:name="f279" draw:formula="0 - ?f278"/>
            <draw:equation draw:name="f280" draw:formula="?f279 * ?f14"/>
            <draw:equation draw:name="f281" draw:formula="sqrt(?f277 * ?f277 + ?f280 * ?f280 + 0 * 0)"/>
            <draw:equation draw:name="f282" draw:formula="?f14 * ?f14 / ?f281"/>
            <draw:equation draw:name="f283" draw:formula="?f279 * ?f282"/>
            <draw:equation draw:name="f284" draw:formula="?f266 + ?f283"/>
            <draw:equation draw:name="f285" draw:formula="?f276 * ?f282"/>
            <draw:equation draw:name="f286" draw:formula="?f267 + ?f285"/>
            <draw:equation draw:name="f287" draw:formula="if(?f75, ?f254, ?f268)"/>
            <draw:equation draw:name="f288" draw:formula="if(?f75, ?f256, ?f269)"/>
            <draw:equation draw:name="f289" draw:formula="if(?f75, ?f254, ?f270)"/>
            <draw:equation draw:name="f290" draw:formula="if(?f75, ?f256, ?f271)"/>
            <draw:equation draw:name="f291" draw:formula="if(?f75, ?f268, ?f284)"/>
            <draw:equation draw:name="f292" draw:formula="if(?f75, ?f269, ?f286)"/>
            <draw:equation draw:name="f293" draw:formula="if(?f75, ?f270, ?f284)"/>
            <draw:equation draw:name="f294" draw:formula="if(?f75, ?f271, ?f286)"/>
            <draw:equation draw:name="f295" draw:formula="0 + ?f28"/>
            <draw:equation draw:name="f296" draw:formula="?f17 - ?f88"/>
            <draw:equation draw:name="f297" draw:formula="?f20 - ?f90"/>
            <draw:equation draw:name="f298" draw:formula="?f296 - ?f14"/>
            <draw:equation draw:name="f299" draw:formula="?f297 - ?f14"/>
            <draw:equation draw:name="f300" draw:formula="?f296 + ?f14"/>
            <draw:equation draw:name="f301" draw:formula="?f297 + ?f14"/>
            <draw:equation draw:name="f302" draw:formula="?f295 + ?f2"/>
            <draw:equation draw:name="f303" draw:formula="?f302 * ?f12 / ?f1"/>
            <draw:equation draw:name="f304" draw:formula="0 - ?f303"/>
            <draw:equation draw:name="f305" draw:formula="cos(?f304)"/>
            <draw:equation draw:name="f306" draw:formula="0 - ?f305"/>
            <draw:equation draw:name="f307" draw:formula="?f306 * ?f14"/>
            <draw:equation draw:name="f308" draw:formula="sin(?f304)"/>
            <draw:equation draw:name="f309" draw:formula="0 - ?f308"/>
            <draw:equation draw:name="f310" draw:formula="?f309 * ?f14"/>
            <draw:equation draw:name="f311" draw:formula="sqrt(?f307 * ?f307 + ?f310 * ?f310 + 0 * 0)"/>
            <draw:equation draw:name="f312" draw:formula="?f14 * ?f14 / ?f311"/>
            <draw:equation draw:name="f313" draw:formula="?f309 * ?f312"/>
            <draw:equation draw:name="f314" draw:formula="?f296 + ?f313"/>
            <draw:equation draw:name="f315" draw:formula="?f306 * ?f312"/>
            <draw:equation draw:name="f316" draw:formula="?f297 + ?f315"/>
            <draw:equation draw:name="f317" draw:formula="if(?f28, ?f17, ?f298)"/>
            <draw:equation draw:name="f318" draw:formula="if(?f28, ?f20, ?f299)"/>
            <draw:equation draw:name="f319" draw:formula="if(?f28, ?f17, ?f300)"/>
            <draw:equation draw:name="f320" draw:formula="if(?f28, ?f20, ?f301)"/>
            <draw:equation draw:name="f321" draw:formula="if(?f28, ?f298, ?f314)"/>
            <draw:equation draw:name="f322" draw:formula="if(?f28, ?f299, ?f316)"/>
            <draw:equation draw:name="f323" draw:formula="if(?f28, ?f300, ?f314)"/>
            <draw:equation draw:name="f324" draw:formula="if(?f28, ?f301, ?f316)"/>
          </draw:enhanced-geometry>
        </draw:custom-shape>
        <draw:custom-shape svg:x="5.44146in" svg:y="6.16092in" svg:width="0.21372in" svg:height="0.34483in" draw:id="id288" draw:style-name="a744" draw:name="Arrow: Down 6">
          <svg:title/>
          <svg:desc/>
          <text:p text:style-name="a743" text:class-names="" text:cond-style-name=""><text:span text:style-name="a742"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4906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draw:page draw:name="Slide3" draw:style-name="a745" draw:master-page-name="Master1-Layout2-obj-Title-and-Content" presentation:presentation-page-layout-name="Master1-PPL2" draw:id="Slide-258">
        <draw:frame draw:id="id289" presentation:style-name="a749" draw:name="Title 1" svg:x="0.74074in" svg:y="0.66667in" svg:width="9.40143in" svg:height="1.44444in" presentation:class="title" presentation:placeholder="false">
          <draw:text-box>
            <text:p text:style-name="a748" text:class-names="" text:cond-style-name=""><text:span text:style-name="a746" text:class-names="">Build your character<text:line-break/></text:span><text:span text:style-name="a747" text:class-names=""/></text:p>
          </draw:text-box>
          <svg:title/>
          <svg:desc/>
        </draw:frame>
        <draw:frame draw:id="id290" presentation:style-name="a771" draw:name="Content Placeholder 2" svg:x="0.74074in" svg:y="2.36285in" svg:width="9.40143in" svg:height="4.24406in" presentation:class="outline" presentation:placeholder="false">
          <draw:text-box>
            <text:list text:style-name="a752">
              <text:list-item>
                <text:p text:style-name="a751" text:class-names="" text:cond-style-name=""><text:span text:style-name="a750" text:class-names="">Measure the level of</text:span></text:p>
              </text:list-item>
            </text:list>
            <text:list text:style-name="a756">
              <text:list-item>
                <text:list text:style-name="a756">
                  <text:list-item>
                    <text:p text:style-name="a755" text:class-names="" text:cond-style-name=""><text:span text:style-name="a753" text:class-names="">Confidence – (how much) do you believe in yourself?</text:span><text:span text:style-name="a754" text:class-names=""/></text:p>
                  </text:list-item>
                </text:list>
              </text:list-item>
            </text:list>
            <text:list text:style-name="a759">
              <text:list-item>
                <text:list text:style-name="a759">
                  <text:list-item>
                    <text:p text:style-name="a758" text:class-names="" text:cond-style-name=""><text:span text:style-name="a757" text:class-names="">Opportunities – are you aware of the opportunities around you?</text:span></text:p>
                  </text:list-item>
                </text:list>
              </text:list-item>
            </text:list>
            <text:list text:style-name="a762">
              <text:list-item>
                <text:list text:style-name="a762">
                  <text:list-item>
                    <text:p text:style-name="a761" text:class-names="" text:cond-style-name=""><text:span text:style-name="a760" text:class-names="">Motivation – how perservering, eager and not willing to give up are you?</text:span></text:p>
                  </text:list-item>
                </text:list>
              </text:list-item>
            </text:list>
            <text:list text:style-name="a767">
              <text:list-item>
                <text:list text:style-name="a767">
                  <text:list-item>
                    <text:p text:style-name="a766" text:class-names="" text:cond-style-name=""><text:span text:style-name="a763" text:class-names="">Physical</text:span><text:span text:style-name="a764" text:class-names=""><text:s text:c="1"/></text:span><text:span text:style-name="a765" text:class-names="">competence – what would you be able to do?</text:span></text:p>
                  </text:list-item>
                </text:list>
              </text:list-item>
            </text:list>
            <text:list text:style-name="a770">
              <text:list-item>
                <text:list text:style-name="a770">
                  <text:list-item>
                    <text:p text:style-name="a769" text:class-names="" text:cond-style-name=""><text:span text:style-name="a768" text:class-names=""/></text:p>
                  </text:list-item>
                </text:list>
              </text:list-item>
            </text:list>
          </draw:text-box>
          <svg:title/>
          <svg:desc/>
        </draw:frame>
      </draw:page>
      <draw:page draw:name="Slide4" draw:style-name="a772" draw:master-page-name="Master1-Layout2-obj-Title-and-Content" presentation:presentation-page-layout-name="Master1-PPL2" draw:id="Slide-259">
        <draw:frame draw:id="id291" presentation:style-name="a773" draw:name="Title 1" svg:x="0.74074in" svg:y="0.66667in" svg:width="9.40143in" svg:height="1.44444in" presentation:class="title" presentation:placeholder="true">
          <draw:text-box/>
          <svg:title/>
          <svg:desc/>
        </draw:frame>
        <draw:frame draw:id="id292" presentation:style-name="a774" draw:name="Content Placeholder 2" svg:x="0.74074in" svg:y="2.36285in" svg:width="9.40143in" svg:height="4.24406in" presentation:class="outlin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4815in" svg:y="2.62963in" svg:width="8.49402in" svg:height="1.80042in"/>
      <presentation:placeholder presentation:object="subtitle" svg:x="1.64815in" svg:y="4.43004in" svg:width="8.49402in" svg:height="1.19958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2" style:display-name="Title and Content">
      <presentation:placeholder presentation:object="title" svg:x="0.74074in" svg:y="0.66667in" svg:width="9.40143in" svg:height="1.44444in"/>
      <presentation:placeholder presentation:object="object"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3" style:display-name="Section Header">
      <presentation:placeholder presentation:object="title" svg:x="0.74074in" svg:y="2.9537in" svg:width="9.40143in" svg:height="1.99757in"/>
      <presentation:placeholder presentation:object="outline" svg:x="0.74074in" svg:y="4.95128in" svg:width="9.40143in" svg:height="0.9409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4" style:display-name="Two Content">
      <presentation:placeholder presentation:object="title" svg:x="0.74074in" svg:y="0.66667in" svg:width="9.40143in" svg:height="1.44444in"/>
      <presentation:placeholder presentation:object="object" svg:x="0.74074in" svg:y="2.36285in" svg:width="4.57572in" svg:height="4.24406in"/>
      <presentation:placeholder presentation:object="object" svg:x="5.56646in" svg:y="2.36285in" svg:width="4.57572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5" style:display-name="Comparison">
      <presentation:placeholder presentation:object="title" svg:x="0.74074in" svg:y="0.66667in" svg:width="9.40143in" svg:height="1.44444in"/>
      <presentation:placeholder presentation:object="outline" svg:x="0.739in" svg:y="2.36328in" svg:width="4.57745in" svg:height="0.63021in"/>
      <presentation:placeholder presentation:object="object" svg:x="0.739in" svg:y="2.99349in" svg:width="4.57745in" svg:height="3.61343in"/>
      <presentation:placeholder presentation:object="outline" svg:x="5.56472in" svg:y="2.36328in" svg:width="4.57745in" svg:height="0.63021in"/>
      <presentation:placeholder presentation:object="object" svg:x="5.56472in" svg:y="2.99349in" svg:width="4.57745in" svg:height="3.61343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6" style:display-name="Title Only">
      <presentation:placeholder presentation:object="title" svg:x="0.74074in" svg:y="0.66667in" svg:width="9.40143in" svg:height="1.4444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7" style:display-name="Blank">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8" style:display-name="Content with Caption">
      <presentation:placeholder presentation:object="title" svg:x="0.74074in" svg:y="1.63889in" svg:width="4.21536in" svg:height="1.39815in"/>
      <presentation:placeholder presentation:object="object" svg:x="5.2061in" svg:y="0.56313in" svg:width="4.93607in" svg:height="6.04378in"/>
      <presentation:placeholder presentation:object="outline" svg:x="0.74074in" svg:y="3.03704in" svg:width="4.21536in" svg:height="2.82639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9" style:display-name="Picture with Caption">
      <presentation:placeholder presentation:object="title" svg:x="0.74074in" svg:y="5.25in" svg:width="9.40143in" svg:height="0.61979in"/>
      <presentation:placeholder presentation:object="graphic" svg:x="0.74074in" svg:y="0.66667in" svg:width="9.40143in" svg:height="4.20573in"/>
      <presentation:placeholder presentation:object="outline" svg:x="0.74074in" svg:y="5.86979in" svg:width="9.40143in" svg:height="0.7371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0" style:display-name="Title and Caption">
      <presentation:placeholder presentation:object="title" svg:x="0.74074in" svg:y="0.66667in" svg:width="9.40143in" svg:height="3.72222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1" style:display-name="Quote with Caption">
      <presentation:placeholder presentation:object="title" svg:x="1.01852in" svg:y="0.66667in" svg:width="8.85185in" svg:height="3.30556in"/>
      <presentation:placeholder presentation:object="outline" svg:x="1.49403in" svg:y="3.97222in" svg:width="7.90084in" svg:height="0.41667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2" style:display-name="Name Card">
      <presentation:placeholder presentation:object="title" svg:x="0.74074in" svg:y="2.11285in" svg:width="9.40143in" svg:height="2.83843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3" style:display-name="Quote Name Card">
      <presentation:placeholder presentation:object="title" svg:x="1.01852in" svg:y="0.66667in" svg:width="8.85185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4" style:display-name="True or False">
      <presentation:placeholder presentation:object="title" svg:x="0.75in" svg:y="0.66667in" svg:width="9.39217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5" style:display-name="Title and Vertical Text">
      <presentation:placeholder presentation:object="title" svg:x="0.74074in" svg:y="0.66667in" svg:width="9.40143in" svg:height="1.44444in"/>
      <presentation:placeholder presentation:object="outline"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6" style:display-name="Vertical Title and Text">
      <presentation:placeholder presentation:object="title" svg:x="8.71355in" svg:y="0.66667in" svg:width="1.42688in" svg:height="5.74306in"/>
      <presentation:placeholder presentation:object="outline" svg:x="0.74074in" svg:y="0.66667in" svg:width="7.72107in" svg:height="5.743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default-style style:family="graphic">
      <style:graphic-properties draw:fill="solid" draw:fill-color="#90c226" draw:opacity="100%" draw:stroke="solid" svg:stroke-width="0.02083in" svg:stroke-color="#688e19" svg:stroke-opacity="100%" svg:stroke-linecap="round"/>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21">
      <style:graphic-properties draw:fill="none" draw:stroke="solid" svg:stroke-width="0.01042in" svg:stroke-color="#d9d9d9" svg:stroke-opacity="100%" svg:stroke-linecap="round"/>
    </style:style>
    <style:style style:family="graphic" style:name="a419">
      <style:graphic-properties draw:fill="solid" draw:fill-color="#90c226" draw:opacity="65%" draw:stroke="none"/>
    </style:style>
    <style:style style:family="text" style:name="a7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2">
      <style:graphic-properties draw:fill="solid" draw:fill-color="#90c226" draw:opacity="30%" draw:stroke="none"/>
    </style:style>
    <style:style style:family="paragraph" style:name="a7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draw:fill="solid" draw:fill-color="#90c226" draw:opacity="20%" draw:stroke="none"/>
    </style:style>
    <style:style style:family="graphic" style:name="a524">
      <style:graphic-properties draw:fill="solid" draw:fill-color="#54a021" draw:opacity="72%" draw:stroke="none"/>
    </style:style>
    <style:style style:family="text" style:name="a79">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5">
      <style:graphic-properties draw:fill="solid" draw:fill-color="#3f7819" draw:opacity="70%" draw:stroke="none"/>
    </style:style>
    <style:style style:family="graphic" style:name="a526">
      <style:graphic-properties draw:fill="solid" draw:fill-color="#c0e474" draw:opacity="70%" draw:stroke="none"/>
    </style:style>
    <style:style style:family="graphic" style:name="a527">
      <style:graphic-properties draw:fill="solid" draw:fill-color="#90c226" draw:opacity="65%" draw:stroke="none"/>
    </style:style>
    <style:style style:family="graphic" style:name="a528">
      <style:graphic-properties draw:fill="solid" draw:fill-color="#90c226" draw:opacity="80%" draw:stroke="none"/>
    </style:style>
    <style:style style:family="presentation" style:name="a6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0">
      <style:graphic-properties draw:fill="solid" draw:fill-color="#90c226" draw:opacity="85%" draw:stroke="none"/>
    </style:style>
    <style:style style:family="text" style:name="a63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9">
      <style:graphic-properties draw:fill="solid" draw:fill-color="#90c226" draw:opacity="85%" draw:stroke="none"/>
    </style:style>
    <style:style style:family="drawing-page" style:name="a2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7">
      <style:graphic-properties draw:fill="none" draw:stroke="solid" svg:stroke-width="0.01042in" svg:stroke-color="#bfbfbf" svg:stroke-opacity="100%" svg:stroke-linecap="round"/>
    </style:style>
    <style:style style:family="paragraph" style:name="a20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draw:fill="none" draw:stroke="solid" svg:stroke-width="0.01042in" svg:stroke-color="#d9d9d9" svg:stroke-opacity="100%" svg:stroke-linecap="round"/>
    </style:style>
    <style:style style:family="graphic" style:name="a310">
      <style:graphic-properties draw:fill="solid" draw:fill-color="#c0e474" draw:opacity="70%" draw:stroke="none"/>
    </style:style>
    <style:style style:family="graphic" style:name="a639">
      <style:graphic-properties draw:fill="solid" draw:fill-color="#90c226" draw:opacity="30%" draw:stroke="none"/>
    </style:style>
    <style:style style:family="presentation" style:name="a2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11">
      <style:graphic-properties draw:fill="solid" draw:fill-color="#90c226" draw:opacity="65%" draw:stroke="none"/>
    </style:style>
    <style:style style:family="graphic" style:name="a312">
      <style:graphic-properties draw:fill="solid" draw:fill-color="#90c226" draw:opacity="80%" draw:stroke="none"/>
    </style:style>
    <style:style style:family="graphic" style:name="a313">
      <style:graphic-properties draw:fill="solid" draw:fill-color="#90c226" draw:opacity="85%" draw:stroke="none"/>
    </style:style>
    <style:style style:family="drawing-page" style:name="a3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5">
      <style:text-properties fo:font-variant="normal" fo:text-transform="none" fo:color="#90c226"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90c226"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20">
      <style:graphic-properties draw:fill="solid" draw:fill-color="#90c226" draw:opacity="80%" draw:stroke="none"/>
    </style:style>
    <style:style style:family="text" style:name="a31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1">
      <style:graphic-properties draw:fill="solid" draw:fill-color="#90c226" draw:opacity="85%" draw:stroke="none"/>
    </style:style>
    <style:style style:family="drawing-page" style:name="a4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3">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7f7f7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draw:fill="none" draw:stroke="solid" svg:stroke-width="0.01042in" svg:stroke-color="#bfbfbf" svg:stroke-opacity="100%" svg:stroke-linecap="round"/>
    </style:style>
    <style:style style:family="presentation" style:name="a5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
      <style:graphic-properties draw:fill="none" draw:stroke="solid" svg:stroke-width="0.01042in" svg:stroke-color="#d9d9d9" svg:stroke-opacity="100%" svg:stroke-linecap="round"/>
    </style:style>
    <style:style style:family="text" style:name="a535">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
      <style:graphic-properties draw:fill="solid" draw:fill-color="#90c226" draw:opacity="30%" draw:stroke="none"/>
    </style:style>
    <style:style style:family="paragraph" style:name="a53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
      <style:graphic-properties draw:fill="solid" draw:fill-color="#90c226" draw:opacity="20%" draw:stroke="none"/>
    </style:style>
    <style:style style:family="graphic" style:name="a107">
      <style:graphic-properties draw:fill="solid" draw:fill-color="#54a021" draw:opacity="72%" draw:stroke="none"/>
    </style:style>
    <style:style style:family="graphic" style:name="a640">
      <style:graphic-properties draw:fill="solid" draw:fill-color="#90c226" draw:opacity="20%" draw:stroke="none"/>
    </style:style>
    <style:style style:family="presentation" style:name="a5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1">
      <style:graphic-properties draw:fill="solid" draw:fill-color="#54a021" draw:opacity="72%" draw:stroke="none"/>
    </style:style>
    <style:style style:family="text" style:name="a539">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
      <style:graphic-properties draw:fill="solid" draw:fill-color="#3f7819" draw:opacity="70%" draw:stroke="none"/>
    </style:style>
    <style:style style:family="paragraph" style:name="a2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draw:fill="solid" draw:fill-color="#3f7819" draw:opacity="70%" draw:stroke="none"/>
    </style:style>
    <style:style style:family="graphic" style:name="a109">
      <style:graphic-properties draw:fill="solid" draw:fill-color="#c0e474" draw:opacity="70%" draw:stroke="none"/>
    </style:style>
    <style:style style:family="graphic" style:name="a643">
      <style:graphic-properties draw:fill="solid" draw:fill-color="#c0e474" draw:opacity="70%" draw:stroke="none"/>
    </style:style>
    <style:style style:family="text" style:name="a21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4">
      <style:graphic-properties draw:fill="solid" draw:fill-color="#90c226" draw:opacity="65%" draw:stroke="none"/>
    </style:style>
    <style:style style:family="paragraph" style:name="a21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draw:fill="solid" draw:fill-color="#90c226" draw:opacity="80%" draw:stroke="none"/>
    </style:style>
    <style:style style:family="graphic" style:name="a646">
      <style:graphic-properties draw:fill="solid" draw:fill-color="#90c226" draw:opacity="85%" draw:stroke="none"/>
    </style:style>
    <style:style style:family="text" style:name="a21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
      <style:graphic-properties draw:fill="solid" draw:fill-color="#90c226" draw:opacity="65%" draw:stroke="none"/>
    </style:style>
    <style:style style:family="presentation" style:name="a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1">
      <style:graphic-properties draw:fill="solid" draw:fill-color="#90c226" draw:opacity="80%" draw:stroke="none"/>
    </style:style>
    <style:style style:family="text" style:name="a9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
      <style:graphic-properties draw:fill="solid" draw:fill-color="#90c226" draw:opacity="85%" draw:stroke="none"/>
    </style:style>
    <style:style style:family="paragraph" style:name="a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7">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8">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c0e47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3">
      <style:graphic-properties draw:fill="none" draw:stroke="solid" svg:stroke-width="0.01042in" svg:stroke-color="#bfbfbf" svg:stroke-opacity="100%" svg:stroke-linecap="round"/>
    </style:style>
    <style:style style:family="graphic" style:name="a554">
      <style:graphic-properties draw:fill="none" draw:stroke="solid" svg:stroke-width="0.01042in" svg:stroke-color="#d9d9d9" svg:stroke-opacity="100%" svg:stroke-linecap="round"/>
    </style:style>
    <style:style style:family="paragraph" style:name="a1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5">
      <style:graphic-properties draw:fill="solid" draw:fill-color="#90c226" draw:opacity="30%" draw:stroke="none"/>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56">
      <style:graphic-properties draw:fill="solid" draw:fill-color="#90c226" draw:opacity="20%" draw:stroke="none"/>
    </style:style>
    <style:style style:family="text" style:name="a12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7">
      <style:graphic-properties draw:fill="solid" draw:fill-color="#54a021" draw:opacity="72%" draw:stroke="none"/>
    </style:style>
    <style:style style:family="paragraph" style:name="a1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draw:fill="solid" draw:fill-color="#3f7819" draw:opacity="70%" draw:stroke="none"/>
    </style:style>
    <style:style style:family="presentation" style:name="a2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59">
      <style:graphic-properties draw:fill="solid" draw:fill-color="#c0e474" draw:opacity="70%" draw:stroke="none"/>
    </style:style>
    <style:style style:family="presentation" style:name="a1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52">
      <style:graphic-properties draw:fill="none" draw:stroke="solid" svg:stroke-width="0.01042in" svg:stroke-color="#bfbfbf" svg:stroke-opacity="100%" svg:stroke-linecap="round"/>
    </style:style>
    <style:style style:family="graphic" style:name="a453">
      <style:graphic-properties draw:fill="none" draw:stroke="solid" svg:stroke-width="0.01042in" svg:stroke-color="#d9d9d9" svg:stroke-opacity="100%" svg:stroke-linecap="round"/>
    </style:style>
    <style:style style:family="graphic" style:name="a454">
      <style:graphic-properties draw:fill="solid" draw:fill-color="#90c226" draw:opacity="30%" draw:stroke="none"/>
    </style:style>
    <style:style style:family="graphic" style:name="a455">
      <style:graphic-properties draw:fill="solid" draw:fill-color="#90c226" draw:opacity="20%" draw:stroke="none"/>
    </style:style>
    <style:style style:family="graphic" style:name="a456">
      <style:graphic-properties draw:fill="solid" draw:fill-color="#54a021" draw:opacity="72%" draw:stroke="none"/>
    </style:style>
    <style:style style:family="graphic" style:name="a457">
      <style:graphic-properties draw:fill="solid" draw:fill-color="#3f7819" draw:opacity="70%" draw:stroke="none"/>
    </style:style>
    <style:style style:family="graphic" style:name="a458">
      <style:graphic-properties draw:fill="solid" draw:fill-color="#c0e474" draw:opacity="70%" draw:stroke="none"/>
    </style:style>
    <style:style style:family="graphic" style:name="a560">
      <style:graphic-properties draw:fill="solid" draw:fill-color="#90c226" draw:opacity="65%" draw:stroke="none"/>
    </style:style>
    <style:style style:family="paragraph" style:name="a1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1">
      <style:graphic-properties draw:fill="solid" draw:fill-color="#90c226" draw:opacity="80%" draw:stroke="none"/>
    </style:style>
    <style:style style:family="graphic" style:name="a459">
      <style:graphic-properties draw:fill="solid" draw:fill-color="#90c226" draw:opacity="65%" draw:stroke="none"/>
    </style:style>
    <style:style style:family="presentation" style:name="a1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62">
      <style:graphic-properties draw:fill="solid" draw:fill-color="#90c226" draw:opacity="85%" draw:stroke="none"/>
    </style:style>
    <style:style style:family="graphic" style:name="a132">
      <style:graphic-properties draw:fill="none" draw:stroke="solid" svg:stroke-width="0.01042in" svg:stroke-color="#bfbfbf" svg:stroke-opacity="100%" svg:stroke-linecap="round"/>
    </style:style>
    <style:style style:family="drawing-page" style:name="a5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3">
      <style:graphic-properties draw:fill="none" draw:stroke="solid" svg:stroke-width="0.01042in" svg:stroke-color="#d9d9d9" svg:stroke-opacity="100%" svg:stroke-linecap="round"/>
    </style:style>
    <style:style style:family="text" style:name="a56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
      <style:graphic-properties draw:fill="solid" draw:fill-color="#90c226" draw:opacity="30%" draw:stroke="none"/>
    </style:style>
    <style:style style:family="text" style:name="a565">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
      <style:graphic-properties draw:fill="solid" draw:fill-color="#90c226" draw:opacity="20%" draw:stroke="none"/>
    </style:style>
    <style:style style:family="paragraph" style:name="a5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draw:fill="solid" draw:fill-color="#54a021" draw:opacity="72%" draw:stroke="non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7">
      <style:graphic-properties draw:fill="solid" draw:fill-color="#3f7819" draw:opacity="70%" draw:stroke="none"/>
    </style:style>
    <style:style style:family="text" style:name="a56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
      <style:graphic-properties draw:fill="solid" draw:fill-color="#c0e474" draw:opacity="70%" draw:stroke="none"/>
    </style:style>
    <style:style style:family="paragraph" style:name="a24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
      <style:graphic-properties draw:fill="solid" draw:fill-color="#90c226" draw:opacity="65%" draw:stroke="none"/>
    </style:style>
    <style:style style:family="text" style:name="a24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50">
      <style:graphic-properties draw:fill="none" draw:stroke="solid" svg:stroke-width="0.01042in" svg:stroke-color="#bfbfbf" svg:stroke-opacity="100%" svg:stroke-linecap="round"/>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1">
      <style:graphic-properties draw:fill="none" draw:stroke="solid" svg:stroke-width="0.01042in" svg:stroke-color="#d9d9d9" svg:stroke-opacity="100%" svg:stroke-linecap="round"/>
    </style:style>
    <style:style style:family="graphic" style:name="a352">
      <style:graphic-properties draw:fill="solid" draw:fill-color="#90c226" draw:opacity="30%" draw:stroke="none"/>
    </style:style>
    <style:style style:family="graphic" style:name="a353">
      <style:graphic-properties draw:fill="solid" draw:fill-color="#90c226" draw:opacity="20%" draw:stroke="none"/>
    </style:style>
    <style:style style:family="graphic" style:name="a354">
      <style:graphic-properties draw:fill="solid" draw:fill-color="#54a021" draw:opacity="72%" draw:stroke="none"/>
    </style:style>
    <style:style style:family="graphic" style:name="a355">
      <style:graphic-properties draw:fill="solid" draw:fill-color="#3f7819" draw:opacity="70%" draw:stroke="none"/>
    </style:style>
    <style:style style:family="graphic" style:name="a356">
      <style:graphic-properties draw:fill="solid" draw:fill-color="#c0e474" draw:opacity="70%" draw:stroke="none"/>
    </style:style>
    <style:style style:family="graphic" style:name="a357">
      <style:graphic-properties draw:fill="solid" draw:fill-color="#90c226" draw:opacity="65%" draw:stroke="none"/>
    </style:style>
    <style:style style:family="graphic" style:name="a358">
      <style:graphic-properties draw:fill="solid" draw:fill-color="#90c226" draw:opacity="80%" draw:stroke="none"/>
    </style:style>
    <style:style style:family="graphic" style:name="a460">
      <style:graphic-properties draw:fill="solid" draw:fill-color="#90c226" draw:opacity="80%" draw:stroke="none"/>
    </style:style>
    <style:style style:family="graphic" style:name="a359">
      <style:graphic-properties draw:fill="solid" draw:fill-color="#90c226" draw:opacity="85%" draw:stroke="none"/>
    </style:style>
    <style:style style:family="graphic" style:name="a461">
      <style:graphic-properties draw:fill="solid" draw:fill-color="#90c226" draw:opacity="85%" draw:stroke="none"/>
    </style:style>
    <style:style style:family="drawing-page" style:name="a4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3">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6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
      <style:graphic-properties draw:fill="solid" draw:fill-color="#90c226" draw:opacity="80%" draw:stroke="none"/>
    </style:style>
    <style:style style:family="text" style:name="a57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
      <style:graphic-properties draw:fill="solid" draw:fill-color="#90c226" draw:opacity="85%" draw:stroke="none"/>
    </style:style>
    <style:style style:family="paragraph" style:name="a57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58">
      <style:graphic-properties draw:fill="none" draw:stroke="solid" svg:stroke-width="0.01042in" svg:stroke-color="#bfbfbf" svg:stroke-opacity="100%" svg:stroke-linecap="round"/>
    </style:style>
    <style:style style:family="text" style:name="a361">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9">
      <style:graphic-properties draw:fill="none" draw:stroke="solid" svg:stroke-width="0.01042in" svg:stroke-color="#d9d9d9" svg:stroke-opacity="100%" svg:stroke-linecap="round"/>
    </style:style>
    <style:style style:family="text" style:name="a362">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65">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4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5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60">
      <style:graphic-properties draw:fill="solid" draw:fill-color="#90c226" draw:opacity="30%" draw:stroke="none"/>
    </style:style>
    <style:style style:family="text" style:name="a58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1">
      <style:graphic-properties draw:fill="solid" draw:fill-color="#90c226" draw:opacity="20%" draw:stroke="none"/>
    </style:style>
    <style:style style:family="text" style:name="a15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2">
      <style:graphic-properties draw:fill="solid" draw:fill-color="#54a021" draw:opacity="72%" draw:stroke="none"/>
    </style:style>
    <style:style style:family="graphic" style:name="a263">
      <style:graphic-properties draw:fill="solid" draw:fill-color="#3f7819" draw:opacity="70%" draw:stroke="none"/>
    </style:style>
    <style:style style:family="graphic" style:name="a264">
      <style:graphic-properties draw:fill="solid" draw:fill-color="#c0e474" draw:opacity="70%" draw:stroke="none"/>
    </style:style>
    <style:style style:family="graphic" style:name="a265">
      <style:graphic-properties draw:fill="solid" draw:fill-color="#90c226" draw:opacity="65%" draw:stroke="none"/>
    </style:style>
    <style:style style:family="graphic" style:name="a266">
      <style:graphic-properties draw:fill="solid" draw:fill-color="#90c226" draw:opacity="80%" draw:stroke="none"/>
    </style:style>
    <style:style style:family="graphic" style:name="a267">
      <style:graphic-properties draw:fill="solid" draw:fill-color="#90c226" draw:opacity="85%" draw:stroke="none"/>
    </style:style>
    <style:style style:family="paragraph" style:name="a37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9">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81">
      <style:graphic-properties draw:fill="none" draw:stroke="solid" svg:stroke-width="0.01042in" svg:stroke-color="#bfbfbf" svg:stroke-opacity="100%" svg:stroke-linecap="round"/>
    </style:style>
    <style:style style:family="graphic" style:name="a482">
      <style:graphic-properties draw:fill="none" draw:stroke="solid" svg:stroke-width="0.01042in" svg:stroke-color="#d9d9d9" svg:stroke-opacity="100%" svg:stroke-linecap="round"/>
    </style:style>
    <style:style style:family="graphic" style:name="a483">
      <style:graphic-properties draw:fill="solid" draw:fill-color="#90c226" draw:opacity="30%" draw:stroke="none"/>
    </style:style>
    <style:style style:family="graphic" style:name="a484">
      <style:graphic-properties draw:fill="solid" draw:fill-color="#90c226" draw:opacity="20%" draw:stroke="none"/>
    </style:style>
    <style:style style:family="graphic" style:name="a485">
      <style:graphic-properties draw:fill="solid" draw:fill-color="#54a021" draw:opacity="72%" draw:stroke="none"/>
    </style:style>
    <style:style style:family="graphic" style:name="a486">
      <style:graphic-properties draw:fill="solid" draw:fill-color="#3f7819" draw:opacity="70%" draw:stroke="none"/>
    </style:style>
    <style:style style:family="graphic" style:name="a487">
      <style:graphic-properties draw:fill="solid" draw:fill-color="#c0e474" draw:opacity="70%" draw:stroke="none"/>
    </style:style>
    <style:style style:family="graphic" style:name="a488">
      <style:graphic-properties draw:fill="solid" draw:fill-color="#90c226" draw:opacity="65%" draw:stroke="none"/>
    </style:style>
    <style:style style:family="paragraph" style:name="a5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89">
      <style:graphic-properties draw:fill="solid" draw:fill-color="#90c226" draw:opacity="80%" draw:stroke="none"/>
    </style:style>
    <style:style style:family="paragraph" style:name="a16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5">
      <style:graphic-properties draw:fill="none" draw:stroke="solid" svg:stroke-width="0.01042in" svg:stroke-color="#bfbfbf" svg:stroke-opacity="100%" svg:stroke-linecap="round"/>
    </style:style>
    <style:style style:family="paragraph" style:name="a16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draw:fill="none" draw:stroke="solid" svg:stroke-width="0.01042in" svg:stroke-color="#d9d9d9" svg:stroke-opacity="100%" svg:stroke-linecap="round"/>
    </style:style>
    <style:style style:family="graphic" style:name="a597">
      <style:graphic-properties draw:fill="solid" draw:fill-color="#90c226" draw:opacity="30%" draw:stroke="none"/>
    </style:style>
    <style:style style:family="text" style:name="a16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8">
      <style:graphic-properties draw:fill="solid" draw:fill-color="#90c226" draw:opacity="20%" draw:stroke="none"/>
    </style:style>
    <style:style style:family="text" style:name="a270">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9">
      <style:graphic-properties draw:fill="solid" draw:fill-color="#54a021" draw:opacity="72%" draw:stroke="none"/>
    </style:style>
    <style:style style:family="paragraph" style:name="a16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83">
      <style:graphic-properties draw:fill="none" draw:stroke="solid" svg:stroke-width="0.01042in" svg:stroke-color="#bfbfbf" svg:stroke-opacity="100%" svg:stroke-linecap="round"/>
    </style:style>
    <style:style style:family="graphic" style:name="a384">
      <style:graphic-properties draw:fill="none" draw:stroke="solid" svg:stroke-width="0.01042in" svg:stroke-color="#d9d9d9" svg:stroke-opacity="100%" svg:stroke-linecap="round"/>
    </style:style>
    <style:style style:family="graphic" style:name="a385">
      <style:graphic-properties draw:fill="solid" draw:fill-color="#90c226" draw:opacity="30%" draw:stroke="none"/>
    </style:style>
    <style:style style:family="graphic" style:name="a386">
      <style:graphic-properties draw:fill="solid" draw:fill-color="#90c226" draw:opacity="20%" draw:stroke="none"/>
    </style:style>
    <style:style style:family="graphic" style:name="a387">
      <style:graphic-properties draw:fill="solid" draw:fill-color="#54a021" draw:opacity="72%" draw:stroke="none"/>
    </style:style>
    <style:style style:family="graphic" style:name="a388">
      <style:graphic-properties draw:fill="solid" draw:fill-color="#3f7819" draw:opacity="70%" draw:stroke="none"/>
    </style:style>
    <style:style style:family="graphic" style:name="a490">
      <style:graphic-properties draw:fill="solid" draw:fill-color="#90c226" draw:opacity="85%" draw:stroke="none"/>
    </style:style>
    <style:style style:family="graphic" style:name="a389">
      <style:graphic-properties draw:fill="solid" draw:fill-color="#c0e474" draw:opacity="70%" draw:stroke="none"/>
    </style:style>
    <style:style style:family="drawing-page" style:name="a4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2">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96">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83">
      <style:graphic-properties draw:fill="none" draw:stroke="solid" svg:stroke-width="0.01042in" svg:stroke-color="#bfbfbf" svg:stroke-opacity="100%" svg:stroke-linecap="round"/>
    </style:style>
    <style:style style:family="graphic" style:name="a284">
      <style:graphic-properties draw:fill="none" draw:stroke="solid" svg:stroke-width="0.01042in" svg:stroke-color="#d9d9d9" svg:stroke-opacity="100%" svg:stroke-linecap="round"/>
    </style:style>
    <style:style style:family="graphic" style:name="a285">
      <style:graphic-properties draw:fill="solid" draw:fill-color="#90c226" draw:opacity="30%" draw:stroke="none"/>
    </style:style>
    <style:style style:family="graphic" style:name="a286">
      <style:graphic-properties draw:fill="solid" draw:fill-color="#90c226" draw:opacity="20%" draw:stroke="none"/>
    </style:style>
    <style:style style:family="graphic" style:name="a287">
      <style:graphic-properties draw:fill="solid" draw:fill-color="#54a021" draw:opacity="72%" draw:stroke="none"/>
    </style:style>
    <style:style style:family="graphic" style:name="a390">
      <style:graphic-properties draw:fill="solid" draw:fill-color="#90c226" draw:opacity="65%" draw:stroke="none"/>
    </style:style>
    <style:style style:family="graphic" style:name="a288">
      <style:graphic-properties draw:fill="solid" draw:fill-color="#3f7819" draw:opacity="70%" draw:stroke="none"/>
    </style:style>
    <style:style style:family="graphic" style:name="a391">
      <style:graphic-properties draw:fill="solid" draw:fill-color="#90c226" draw:opacity="80%" draw:stroke="none"/>
    </style:style>
    <style:style style:family="graphic" style:name="a289">
      <style:graphic-properties draw:fill="solid" draw:fill-color="#c0e474" draw:opacity="70%" draw:stroke="none"/>
    </style:style>
    <style:style style:family="graphic" style:name="a392">
      <style:graphic-properties draw:fill="solid" draw:fill-color="#90c226" draw:opacity="85%" draw:stroke="none"/>
    </style:style>
    <style:style style:family="drawing-page" style:name="a3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4">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0">
      <style:graphic-properties draw:fill="solid" draw:fill-color="#90c226" draw:opacity="65%" draw:stroke="none"/>
    </style:style>
    <style:style style:family="paragraph" style:name="a1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1">
      <style:graphic-properties draw:fill="solid" draw:fill-color="#90c226" draw:opacity="80%" draw:stroke="none"/>
    </style:style>
    <style:style style:family="graphic" style:name="a292">
      <style:graphic-properties draw:fill="solid" draw:fill-color="#90c226" draw:opacity="85%" draw:stroke="none"/>
    </style:style>
    <style:style style:family="drawing-page" style:name="a2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1">
      <style:graphic-properties draw:fill="none" draw:stroke="solid" svg:stroke-width="0.01042in" svg:stroke-color="#bfbfbf" svg:stroke-opacity="100%" svg:stroke-linecap="round"/>
    </style:style>
    <style:style style:family="graphic" style:name="a192">
      <style:graphic-properties draw:fill="none" draw:stroke="solid" svg:stroke-width="0.01042in" svg:stroke-color="#d9d9d9" svg:stroke-opacity="100%" svg:stroke-linecap="round"/>
    </style:style>
    <style:style style:family="graphic" style:name="a193">
      <style:graphic-properties draw:fill="solid" draw:fill-color="#90c226" draw:opacity="30%" draw:stroke="none"/>
    </style:style>
    <style:style style:family="graphic" style:name="a194">
      <style:graphic-properties draw:fill="solid" draw:fill-color="#90c226" draw:opacity="20%" draw:stroke="none"/>
    </style:style>
    <style:style style:family="graphic" style:name="a195">
      <style:graphic-properties draw:fill="solid" draw:fill-color="#54a021" draw:opacity="72%" draw:stroke="none"/>
    </style:style>
    <style:style style:family="graphic" style:name="a196">
      <style:graphic-properties draw:fill="solid" draw:fill-color="#3f7819" draw:opacity="70%" draw:stroke="none"/>
    </style:style>
    <style:style style:family="graphic" style:name="a197">
      <style:graphic-properties draw:fill="solid" draw:fill-color="#c0e474" draw:opacity="70%" draw:stroke="none"/>
    </style:style>
    <style:style style:family="graphic" style:name="a198">
      <style:graphic-properties draw:fill="solid" draw:fill-color="#90c226" draw:opacity="65%" draw:stroke="none"/>
    </style:style>
    <style:style style:family="graphic" style:name="a199">
      <style:graphic-properties draw:fill="solid" draw:fill-color="#90c226" draw:opacity="80%" draw:stroke="non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2">
      <style:graphic-properties draw:fill="none" draw:stroke="solid" svg:stroke-width="0.01042in" svg:stroke-color="#bfbfbf" svg:stroke-opacity="100%" svg:stroke-linecap="round"/>
    </style:style>
    <style:style style:family="graphic" style:name="a33">
      <style:graphic-properties draw:fill="none" draw:stroke="solid" svg:stroke-width="0.01042in" svg:stroke-color="#d9d9d9" svg:stroke-opacity="100%" svg:stroke-linecap="round"/>
    </style:style>
    <style:style style:family="graphic" style:name="a34">
      <style:graphic-properties draw:fill="solid" draw:fill-color="#90c226" draw:opacity="30%" draw:stroke="none"/>
    </style:style>
    <style:style style:family="graphic" style:name="a35">
      <style:graphic-properties draw:fill="solid" draw:fill-color="#90c226" draw:opacity="20%" draw:stroke="none"/>
    </style:style>
    <style:style style:family="graphic" style:name="a36">
      <style:graphic-properties draw:fill="solid" draw:fill-color="#54a021" draw:opacity="72%" draw:stroke="none"/>
    </style:style>
    <style:style style:family="graphic" style:name="a37">
      <style:graphic-properties draw:fill="solid" draw:fill-color="#3f7819" draw:opacity="70%" draw:stroke="none"/>
    </style:style>
    <style:style style:family="graphic" style:name="a38">
      <style:graphic-properties draw:fill="solid" draw:fill-color="#c0e474" draw:opacity="70%" draw:stroke="none"/>
    </style:style>
    <style:style style:family="graphic" style:name="a39">
      <style:graphic-properties draw:fill="solid" draw:fill-color="#90c226" draw:opacity="65%" draw:stroke="none"/>
    </style:style>
    <style:style style:family="graphic" style:name="a40">
      <style:graphic-properties draw:fill="solid" draw:fill-color="#90c226" draw:opacity="80%" draw:stroke="none"/>
    </style:style>
    <style:style style:family="graphic" style:name="a41">
      <style:graphic-properties draw:fill="solid" draw:fill-color="#90c226" draw:opacity="85%" draw:stroke="none"/>
    </style:style>
    <style:style style:family="drawing-page" style:name="a4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3">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0">
      <style:graphic-properties draw:fill="solid" draw:fill-color="#3f7819" draw:opacity="70%" draw:stroke="none"/>
    </style:style>
    <style:style style:family="text" style:name="a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1">
      <style:graphic-properties draw:fill="solid" draw:fill-color="#c0e474" draw:opacity="70%" draw:stroke="non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draw:fill="solid" draw:fill-color="#90c226" draw:opacity="65%" draw:stroke="none"/>
    </style:style>
    <style:style style:family="presentation" style:name="a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03">
      <style:graphic-properties draw:fill="solid" draw:fill-color="#90c226" draw:opacity="80%" draw:stroke="none"/>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4">
      <style:graphic-properties draw:fill="solid" draw:fill-color="#90c226" draw:opacity="85%" draw:stroke="none"/>
    </style:style>
    <style:style style:family="paragraph" style:name="a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6">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0">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0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1">
      <style:graphic-properties draw:fill="none" draw:stroke="solid" svg:stroke-width="0.01042in" svg:stroke-color="#bfbfbf" svg:stroke-opacity="100%" svg:stroke-linecap="round"/>
    </style:style>
    <style:style style:family="text" style:name="a40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
      <style:graphic-properties draw:fill="none" draw:stroke="solid" svg:stroke-width="0.01042in" svg:stroke-color="#d9d9d9" svg:stroke-opacity="100%" svg:stroke-linecap="round"/>
    </style:style>
    <style:style style:family="paragraph" style:name="a4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
      <style:graphic-properties draw:fill="solid" draw:fill-color="#90c226" draw:opacity="30%" draw:stroke="non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4">
      <style:graphic-properties draw:fill="solid" draw:fill-color="#90c226" draw:opacity="20%" draw:stroke="none"/>
    </style:style>
    <style:style style:family="text" style:name="a40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draw:fill="solid" draw:fill-color="#54a021" draw:opacity="72%" draw:stroke="none"/>
    </style:style>
    <style:style style:family="graphic" style:name="a66">
      <style:graphic-properties draw:fill="solid" draw:fill-color="#3f7819" draw:opacity="70%" draw:stroke="none"/>
    </style:style>
    <style:style style:family="paragraph" style:name="a5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graphic-properties draw:fill="solid" draw:fill-color="#c0e474" draw:opacity="70%" draw:stroke="none"/>
    </style:style>
    <style:style style:family="presentation" style:name="a5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8">
      <style:graphic-properties draw:fill="solid" draw:fill-color="#90c226" draw:opacity="65%" draw:stroke="none"/>
    </style:style>
    <style:style style:family="text" style:name="a514">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
      <style:graphic-properties draw:fill="solid" draw:fill-color="#90c226" draw:opacity="80%" draw:stroke="none"/>
    </style:style>
    <style:style style:family="paragraph" style:name="a5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04">
      <style:graphic-properties draw:fill="none" draw:stroke="solid" svg:stroke-width="0.01042in" svg:stroke-color="#bfbfbf" svg:stroke-opacity="100%" svg:stroke-linecap="round"/>
    </style:style>
    <style:style style:family="graphic" style:name="a305">
      <style:graphic-properties draw:fill="none" draw:stroke="solid" svg:stroke-width="0.01042in" svg:stroke-color="#d9d9d9" svg:stroke-opacity="100%" svg:stroke-linecap="round"/>
    </style:style>
    <style:style style:family="graphic" style:name="a306">
      <style:graphic-properties draw:fill="solid" draw:fill-color="#90c226" draw:opacity="30%" draw:stroke="none"/>
    </style:style>
    <style:style style:family="graphic" style:name="a307">
      <style:graphic-properties draw:fill="solid" draw:fill-color="#90c226" draw:opacity="20%" draw:stroke="none"/>
    </style:style>
    <style:style style:family="paragraph" style:name="a4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8">
      <style:graphic-properties draw:fill="solid" draw:fill-color="#54a021" draw:opacity="72%" draw:stroke="none"/>
    </style:style>
    <style:style style:family="presentation" style:name="a4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09">
      <style:graphic-properties draw:fill="solid" draw:fill-color="#3f7819" draw:opacity="70%" draw:stroke="none"/>
    </style:style>
    <style:style style:family="graphic" style:name="a412">
      <style:graphic-properties draw:fill="none" draw:stroke="solid" svg:stroke-width="0.01042in" svg:stroke-color="#bfbfbf" svg:stroke-opacity="100%" svg:stroke-linecap="round"/>
    </style:style>
    <style:style style:family="graphic" style:name="a413">
      <style:graphic-properties draw:fill="none" draw:stroke="solid" svg:stroke-width="0.01042in" svg:stroke-color="#d9d9d9" svg:stroke-opacity="100%" svg:stroke-linecap="round"/>
    </style:style>
    <style:style style:family="graphic" style:name="a70">
      <style:graphic-properties draw:fill="solid" draw:fill-color="#90c226" draw:opacity="85%" draw:stroke="none"/>
    </style:style>
    <style:style style:family="graphic" style:name="a414">
      <style:graphic-properties draw:fill="solid" draw:fill-color="#90c226" draw:opacity="30%" draw:stroke="none"/>
    </style:style>
    <style:style style:family="drawing-page" style:name="a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15">
      <style:graphic-properties draw:fill="solid" draw:fill-color="#90c226" draw:opacity="20%" draw:stroke="none"/>
    </style:style>
    <style:style style:family="text" style:name="a7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6">
      <style:graphic-properties draw:fill="solid" draw:fill-color="#54a021" draw:opacity="72%" draw:stroke="none"/>
    </style:style>
    <style:style style:family="text" style:name="a7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7">
      <style:graphic-properties draw:fill="solid" draw:fill-color="#3f7819" draw:opacity="70%" draw:stroke="none"/>
    </style:style>
    <style:style style:family="paragraph" style:name="a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0">
      <style:graphic-properties draw:fill="none" draw:stroke="solid" svg:stroke-width="0.01042in" svg:stroke-color="#bfbfbf" svg:stroke-opacity="100%" svg:stroke-linecap="round"/>
    </style:style>
    <style:style style:family="graphic" style:name="a418">
      <style:graphic-properties draw:fill="solid" draw:fill-color="#c0e474" draw:opacity="70%" draw:stroke="none"/>
    </style:style>
    <text:list-style style:name="a2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4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33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2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5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334">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0">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338">
      <text:list-level-style-number text:level="1" style:num-format="">
        <style:list-level-properties text:space-before="0in"/>
      </text:list-level-style-number>
      <text:list-level-style-number text:level="2" style:num-format="">
        <style:list-level-properties text:space-before="0.49985in"/>
      </text:list-level-style-number>
      <text:list-level-style-number text:level="3" style:num-format="">
        <style:list-level-properties text:space-before="0.9997in"/>
      </text:list-level-style-number>
      <text:list-level-style-number text:level="4" style:num-format="">
        <style:list-level-properties text:space-before="1.49955in"/>
      </text:list-level-style-number>
      <text:list-level-style-number text:level="5" style:num-format="">
        <style:list-level-properties text:space-before="1.9994in"/>
      </text:list-level-style-number>
      <text:list-level-style-number text:level="6" style:num-format="">
        <style:list-level-properties text:space-before="2.49925in"/>
      </text:list-level-style-number>
      <text:list-level-style-number text:level="7" style:num-format="">
        <style:list-level-properties text:space-before="2.9991in"/>
      </text:list-level-style-number>
      <text:list-level-style-number text:level="8" style:num-format="">
        <style:list-level-properties text:space-before="3.49895in"/>
      </text:list-level-style-number>
      <text:list-level-style-number text:level="9" style:num-format="">
        <style:list-level-properties text:space-before="3.9988in"/>
      </text:list-level-style-number>
    </text:list-style>
    <text:list-style style:name="a8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7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7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57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3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573">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52">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36">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57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5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3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5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5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15">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9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1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15">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32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1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24">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4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5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58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4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6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6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69">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2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number:date-style xmlns:number="urn:oasis:names:tc:opendocument:xmlns:datastyle:1.0" style:name="a403"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23"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374"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182"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52"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295"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628"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472"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436"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505"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94"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544"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586"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123"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249"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341"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274" number:transliteration-format="" number:transliteration-style="long">
      <number:day number:style="long" number:calendar="gregorian"/>
      <number:text>-</number:text>
      <number:month number:textual="true" number:calendar="gregorian"/>
      <number:text>-</number:text>
      <number:year number:calendar="gregorian"/>
    </number:date-style>
  </office:automatic-styles>
  <office:master-styles>
    <draw:layer-set>
      <draw:layer draw:name="Master1-bg" draw:protected="true"/>
    </draw:layer-set>
    <style:master-page style:name="Master1-Facet" style:page-layout-name="pageLayout1" draw:style-name="a0">
      <draw:g draw:name="Group 6" draw:id="id0">
        <svg:title/>
        <svg:desc/>
        <draw:connector draw:type="line" svg:x1="10.24826in" svg:y1="0in" svg:x2="11.5816in" svg:y2="7.5in" draw:id="id6" draw:style-name="a32" draw:name="Straight Connector 19">
          <svg:title/>
          <svg:desc/>
        </draw:connector>
        <draw:connector draw:type="line" svg:x1="13.32986in" svg:y1="4.02604in" svg:x2="8.12037in" svg:y2="7.5in" draw:id="id7" draw:style-name="a33" draw:name="Straight Connector 20">
          <svg:title/>
          <svg:desc/>
        </draw:connector>
        <draw:custom-shape svg:x="10.04098in" svg:y="-0.00926in" svg:width="3.28888in" svg:height="7.50926in" draw:id="id8" draw:style-name="a34"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9" draw:style-name="a35"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0" draw:style-name="a36"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1" draw:style-name="a37"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2" draw:style-name="a38"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3" draw:style-name="a39"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4" draw:style-name="a40"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5" draw:style-name="a41"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 presentation:style-name="a4" draw:name="Title Placeholder 1" svg:x="0.74074in" svg:y="0.66667in" svg:width="9.40143in" svg:height="1.44444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2" presentation:style-name="a21" draw:name="Text Placeholder 2" svg:x="0.74074in" svg:y="2.36285in" svg:width="9.40143in" svg:height="4.24406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3" presentation:style-name="a25" draw:name="Date Placeholder 3" svg:x="7.87963in" svg:y="6.60691in" svg:width="0.99731in" svg:height="0.39931in" presentation:class="date-time" presentation:placeholder="false">
        <draw:text-box>
          <text:p text:style-name="a24" text:class-names="" text:cond-style-name=""><text:span text:style-name="a22" text:class-names=""><text:date text:fixed="false" style:data-style-name="a23">1/1/2000</text:date></text:span></text:p>
        </draw:text-box>
        <svg:title/>
        <svg:desc/>
      </draw:frame>
      <draw:frame draw:id="id4" presentation:style-name="a28" draw:name="Footer Placeholder 4" svg:x="0.74074in" svg:y="6.60691in" svg:width="6.88715in" svg:height="0.39931in" presentation:class="footer" presentation:placeholder="false">
        <draw:text-box>
          <text:p text:style-name="a27" text:class-names="" text:cond-style-name=""><text:span text:style-name="a26" text:class-names=""/></text:p>
        </draw:text-box>
        <svg:title/>
        <svg:desc/>
      </draw:frame>
      <draw:frame draw:id="id5" presentation:style-name="a31" draw:name="Slide Number Placeholder 5" svg:x="9.39486in" svg:y="6.60691in" svg:width="0.74731in" svg:height="0.39931in" presentation:class="page-number" presentation:placeholder="false">
        <draw:text-box>
          <text:p text:style-name="a30" text:class-names="" text:cond-style-name=""><text:span text:style-name="a29" text:class-names=""><text:page-number style:num-format="1" text:fixed="false">‹#›</text:page-number></text:span></text:p>
        </draw:text-box>
        <svg:title/>
        <svg:desc/>
      </draw:frame>
    </style:master-page>
    <style:master-page style:name="Master1-Layout1-title-Title-Slide" style:page-layout-name="pageLayout1" draw:style-name="a42">
      <draw:g draw:name="Group 6" draw:id="id16">
        <svg:title/>
        <svg:desc/>
        <draw:connector draw:type="line" svg:x1="10.24826in" svg:y1="0in" svg:x2="11.5816in" svg:y2="7.5in" draw:id="id22" draw:style-name="a61" draw:name="Straight Connector 31">
          <svg:title/>
          <svg:desc/>
        </draw:connector>
        <draw:connector draw:type="line" svg:x1="13.32986in" svg:y1="4.02604in" svg:x2="8.12037in" svg:y2="7.5in" draw:id="id23" draw:style-name="a62" draw:name="Straight Connector 20">
          <svg:title/>
          <svg:desc/>
        </draw:connector>
        <draw:custom-shape svg:x="10.04098in" svg:y="-0.00926in" svg:width="3.28888in" svg:height="7.50926in" draw:id="id24" draw:style-name="a63"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5" draw:style-name="a64"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6" draw:style-name="a65" draw:name="Isosceles Triangle 2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7" draw:style-name="a66"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8" draw:style-name="a67"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9" draw:style-name="a68"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30" draw:style-name="a69" draw:name="Isosceles Triangle 30">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width="0.92147in" svg:height="6.19658in" draw:id="id31" draw:style-name="a70" draw:transform="translate(-0.46074in -3.09829in) rotate(-3.14159) translate(0.46074in 3.09829in)"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7" presentation:style-name="a46" draw:name="Title 1" svg:x="1.64815in" svg:y="2.62963in" svg:width="8.49402in" svg:height="1.80042in" presentation:class="title" presentation:placeholder="false">
        <draw:text-box>
          <text:p text:style-name="a45" text:class-names="" text:cond-style-name=""><text:span text:style-name="a43" text:class-names="">Click to edit Master title style</text:span><text:span text:style-name="a44" text:class-names=""/></text:p>
        </draw:text-box>
        <svg:title/>
        <svg:desc/>
      </draw:frame>
      <draw:frame draw:id="id18" presentation:style-name="a50" draw:name="Subtitle 2" svg:x="1.64815in" svg:y="4.43004in" svg:width="8.49402in" svg:height="1.19958in" presentation:class="subtitle" presentation:placeholder="false">
        <draw:text-box>
          <text:p text:style-name="a49" text:class-names="" text:cond-style-name=""><text:span text:style-name="a47" text:class-names="">Click to edit Master subtitle style</text:span><text:span text:style-name="a48" text:class-names=""/></text:p>
        </draw:text-box>
        <svg:title/>
        <svg:desc/>
      </draw:frame>
      <draw:frame draw:id="id19" presentation:style-name="a54" draw:name="Date Placeholder 3" svg:x="7.87963in" svg:y="6.60691in" svg:width="0.99731in" svg:height="0.39931in" presentation:class="date-time" presentation:placeholder="false">
        <draw:text-box>
          <text:p text:style-name="a53" text:class-names="" text:cond-style-name=""><text:span text:style-name="a51" text:class-names=""><text:date text:fixed="false" style:data-style-name="a52">1/1/2000</text:date></text:span></text:p>
        </draw:text-box>
        <svg:title/>
        <svg:desc/>
      </draw:frame>
      <draw:frame draw:id="id20" presentation:style-name="a57" draw:name="Footer Placeholder 4" svg:x="0.74074in" svg:y="6.60691in" svg:width="6.88715in" svg:height="0.39931in" presentation:class="footer" presentation:placeholder="false">
        <draw:text-box>
          <text:p text:style-name="a56" text:class-names="" text:cond-style-name=""><text:span text:style-name="a55" text:class-names=""/></text:p>
        </draw:text-box>
        <svg:title/>
        <svg:desc/>
      </draw:frame>
      <draw:frame draw:id="id21" presentation:style-name="a60" draw:name="Slide Number Placeholder 5" svg:x="9.39486in" svg:y="6.60691in" svg:width="0.74731in" svg:height="0.39931in" presentation:class="page-number" presentation:placeholder="false">
        <draw:text-box>
          <text:p text:style-name="a59" text:class-names="" text:cond-style-name=""><text:span text:style-name="a58" text:class-names=""><text:page-number style:num-format="1" text:fixed="false">‹#›</text:page-number></text:span></text:p>
        </draw:text-box>
        <svg:title/>
        <svg:desc/>
      </draw:frame>
    </style:master-page>
    <style:master-page style:name="Master1-Layout2-obj-Title-and-Content" style:page-layout-name="pageLayout1" draw:style-name="a71">
      <draw:g draw:name="Group 6" draw:id="id32">
        <svg:title/>
        <svg:desc/>
        <draw:connector draw:type="line" svg:x1="10.24826in" svg:y1="0in" svg:x2="11.5816in" svg:y2="7.5in" draw:id="id38" draw:layer="Master1-bg" draw:style-name="a103" draw:name="Straight Connector 7">
          <svg:title/>
          <svg:desc/>
        </draw:connector>
        <draw:connector draw:type="line" svg:x1="13.32986in" svg:y1="4.02604in" svg:x2="8.12037in" svg:y2="7.5in" draw:id="id39" draw:layer="Master1-bg" draw:style-name="a104" draw:name="Straight Connector 8">
          <svg:title/>
          <svg:desc/>
        </draw:connector>
        <draw:custom-shape svg:x="10.04098in" svg:y="-0.00926in" svg:width="3.28888in" svg:height="7.50926in" draw:id="id40" draw:layer="Master1-bg" draw:style-name="a105"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41" draw:layer="Master1-bg" draw:style-name="a106"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42" draw:layer="Master1-bg" draw:style-name="a107"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43" draw:layer="Master1-bg" draw:style-name="a108"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44" draw:layer="Master1-bg" draw:style-name="a109"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45" draw:layer="Master1-bg" draw:style-name="a110"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46" draw:layer="Master1-bg" draw:style-name="a111"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47" draw:layer="Master1-bg" draw:style-name="a112"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33" presentation:style-name="a75" draw:name="Title 1" svg:x="0.74074in" svg:y="0.66667in" svg:width="9.40143in" svg:height="1.44444in" presentation:class="title" presentation:placeholder="false">
        <draw:text-box>
          <text:p text:style-name="a74" text:class-names="" text:cond-style-name=""><text:span text:style-name="a72" text:class-names="">Click to edit Master title style</text:span><text:span text:style-name="a73" text:class-names=""/></text:p>
        </draw:text-box>
        <svg:title/>
        <svg:desc/>
      </draw:frame>
      <draw:frame draw:id="id34" presentation:style-name="a92" draw:name="Content Placeholder 2" svg:x="0.74074in" svg:y="2.36285in" svg:width="9.40143in" svg:height="4.24406in" presentation:class="object" presentation:placeholder="false">
        <draw:text-box>
          <text:list text:style-name="a78">
            <text:list-item>
              <text:p text:style-name="a77" text:class-names="" text:cond-style-name=""><text:span text:style-name="a76" text:class-names="">Click to edit Master text styles</text:span></text:p>
            </text:list-item>
          </text:list>
          <text:list text:style-name="a81">
            <text:list-item>
              <text:list text:style-name="a81">
                <text:list-item>
                  <text:p text:style-name="a80" text:class-names="" text:cond-style-name=""><text:span text:style-name="a79" text:class-names="">Second level</text:span></text:p>
                </text:list-item>
              </text:list>
            </text:list-item>
          </text:list>
          <text:list text:style-name="a84">
            <text:list-item>
              <text:list text:style-name="a84">
                <text:list-item>
                  <text:list text:style-name="a84">
                    <text:list-item>
                      <text:p text:style-name="a83" text:class-names="" text:cond-style-name=""><text:span text:style-name="a82" text:class-names="">Third level</text:span></text:p>
                    </text:list-item>
                  </text:list>
                </text:list-item>
              </text:list>
            </text:list-item>
          </text:list>
          <text:list text:style-name="a87">
            <text:list-item>
              <text:list text:style-name="a87">
                <text:list-item>
                  <text:list text:style-name="a87">
                    <text:list-item>
                      <text:list text:style-name="a87">
                        <text:list-item>
                          <text:p text:style-name="a86" text:class-names="" text:cond-style-name=""><text:span text:style-name="a85" text:class-names="">Fourth level</text:span></text:p>
                        </text:list-item>
                      </text:list>
                    </text:list-item>
                  </text:list>
                </text:list-item>
              </text:list>
            </text:list-item>
          </text:list>
          <text:list text:style-name="a91">
            <text:list-item>
              <text:list text:style-name="a91">
                <text:list-item>
                  <text:list text:style-name="a91">
                    <text:list-item>
                      <text:list text:style-name="a91">
                        <text:list-item>
                          <text:list text:style-name="a91">
                            <text:list-item>
                              <text:p text:style-name="a90" text:class-names="" text:cond-style-name=""><text:span text:style-name="a88" text:class-names="">Fifth level</text:span><text:span text:style-name="a89" text:class-names=""/></text:p>
                            </text:list-item>
                          </text:list>
                        </text:list-item>
                      </text:list>
                    </text:list-item>
                  </text:list>
                </text:list-item>
              </text:list>
            </text:list-item>
          </text:list>
        </draw:text-box>
        <svg:title/>
        <svg:desc/>
      </draw:frame>
      <draw:frame draw:id="id35" presentation:style-name="a96" draw:name="Date Placeholder 3" svg:x="7.87963in" svg:y="6.60691in" svg:width="0.99731in" svg:height="0.39931in" presentation:class="date-time" presentation:placeholder="false">
        <draw:text-box>
          <text:p text:style-name="a95" text:class-names="" text:cond-style-name=""><text:span text:style-name="a93" text:class-names=""><text:date text:fixed="false" style:data-style-name="a94">1/1/2000</text:date></text:span></text:p>
        </draw:text-box>
        <svg:title/>
        <svg:desc/>
      </draw:frame>
      <draw:frame draw:id="id36" presentation:style-name="a99" draw:name="Footer Placeholder 4" svg:x="0.74074in" svg:y="6.60691in" svg:width="6.88715in" svg:height="0.39931in" presentation:class="footer" presentation:placeholder="false">
        <draw:text-box>
          <text:p text:style-name="a98" text:class-names="" text:cond-style-name=""><text:span text:style-name="a97" text:class-names=""/></text:p>
        </draw:text-box>
        <svg:title/>
        <svg:desc/>
      </draw:frame>
      <draw:frame draw:id="id37" presentation:style-name="a102" draw:name="Slide Number Placeholder 5" svg:x="9.39486in" svg:y="6.60691in" svg:width="0.74731in" svg:height="0.39931in" presentation:class="page-number" presentation:placeholder="false">
        <draw:text-box>
          <text:p text:style-name="a101" text:class-names="" text:cond-style-name=""><text:span text:style-name="a100" text:class-names=""><text:page-number style:num-format="1" text:fixed="false">‹#›</text:page-number></text:span></text:p>
        </draw:text-box>
        <svg:title/>
        <svg:desc/>
      </draw:frame>
    </style:master-page>
    <style:master-page style:name="Master1-Layout3-secHead-Section-Header" style:page-layout-name="pageLayout1" draw:style-name="a113">
      <draw:g draw:name="Group 6" draw:id="id48">
        <svg:title/>
        <svg:desc/>
        <draw:connector draw:type="line" svg:x1="10.24826in" svg:y1="0in" svg:x2="11.5816in" svg:y2="7.5in" draw:id="id54" draw:layer="Master1-bg" draw:style-name="a132" draw:name="Straight Connector 7">
          <svg:title/>
          <svg:desc/>
        </draw:connector>
        <draw:connector draw:type="line" svg:x1="13.32986in" svg:y1="4.02604in" svg:x2="8.12037in" svg:y2="7.5in" draw:id="id55" draw:layer="Master1-bg" draw:style-name="a133" draw:name="Straight Connector 8">
          <svg:title/>
          <svg:desc/>
        </draw:connector>
        <draw:custom-shape svg:x="10.04098in" svg:y="-0.00926in" svg:width="3.28888in" svg:height="7.50926in" draw:id="id56" draw:layer="Master1-bg" draw:style-name="a134"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57" draw:layer="Master1-bg" draw:style-name="a135"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58" draw:layer="Master1-bg" draw:style-name="a136"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59" draw:layer="Master1-bg" draw:style-name="a137"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60" draw:layer="Master1-bg" draw:style-name="a138"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61" draw:layer="Master1-bg" draw:style-name="a139"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62" draw:layer="Master1-bg" draw:style-name="a140"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63" draw:layer="Master1-bg" draw:style-name="a141"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49" presentation:style-name="a117" draw:name="Title 1" svg:x="0.74074in" svg:y="2.9537in" svg:width="9.40143in" svg:height="1.99757in" presentation:class="title" presentation:placeholder="false">
        <draw:text-box>
          <text:p text:style-name="a116" text:class-names="" text:cond-style-name=""><text:span text:style-name="a114" text:class-names="">Click to edit Master title style</text:span><text:span text:style-name="a115" text:class-names=""/></text:p>
        </draw:text-box>
        <svg:title/>
        <svg:desc/>
      </draw:frame>
      <draw:frame draw:id="id50" presentation:style-name="a121" draw:name="Text Placeholder 2" svg:x="0.74074in" svg:y="4.95128in" svg:width="9.40143in" svg:height="0.94094in" presentation:class="outline" presentation:placeholder="false">
        <draw:text-box>
          <text:list text:style-name="a120">
            <text:list-item>
              <text:p text:style-name="a119" text:class-names="" text:cond-style-name=""><text:span text:style-name="a118" text:class-names="">Click to edit Master text styles</text:span></text:p>
            </text:list-item>
          </text:list>
        </draw:text-box>
        <svg:title/>
        <svg:desc/>
      </draw:frame>
      <draw:frame draw:id="id51" presentation:style-name="a125" draw:name="Date Placeholder 3" svg:x="7.87963in" svg:y="6.60691in" svg:width="0.99731in" svg:height="0.39931in" presentation:class="date-time" presentation:placeholder="false">
        <draw:text-box>
          <text:p text:style-name="a124" text:class-names="" text:cond-style-name=""><text:span text:style-name="a122" text:class-names=""><text:date text:fixed="false" style:data-style-name="a123">1/1/2000</text:date></text:span></text:p>
        </draw:text-box>
        <svg:title/>
        <svg:desc/>
      </draw:frame>
      <draw:frame draw:id="id52" presentation:style-name="a128" draw:name="Footer Placeholder 4" svg:x="0.74074in" svg:y="6.60691in" svg:width="6.88715in" svg:height="0.39931in" presentation:class="footer" presentation:placeholder="false">
        <draw:text-box>
          <text:p text:style-name="a127" text:class-names="" text:cond-style-name=""><text:span text:style-name="a126" text:class-names=""/></text:p>
        </draw:text-box>
        <svg:title/>
        <svg:desc/>
      </draw:frame>
      <draw:frame draw:id="id53" presentation:style-name="a131" draw:name="Slide Number Placeholder 5" svg:x="9.39486in" svg:y="6.60691in" svg:width="0.74731in" svg:height="0.39931in" presentation:class="page-number" presentation:placeholder="false">
        <draw:text-box>
          <text:p text:style-name="a130" text:class-names="" text:cond-style-name=""><text:span text:style-name="a129" text:class-names=""><text:page-number style:num-format="1" text:fixed="false">‹#›</text:page-number></text:span></text:p>
        </draw:text-box>
        <svg:title/>
        <svg:desc/>
      </draw:frame>
    </style:master-page>
    <style:master-page style:name="Master1-Layout4-twoObj-Two-Content" style:page-layout-name="pageLayout1" draw:style-name="a142">
      <draw:g draw:name="Group 7" draw:id="id64">
        <svg:title/>
        <svg:desc/>
        <draw:connector draw:type="line" svg:x1="10.24826in" svg:y1="0in" svg:x2="11.5816in" svg:y2="7.5in" draw:id="id71" draw:layer="Master1-bg" draw:style-name="a191" draw:name="Straight Connector 8">
          <svg:title/>
          <svg:desc/>
        </draw:connector>
        <draw:connector draw:type="line" svg:x1="13.32986in" svg:y1="4.02604in" svg:x2="8.12037in" svg:y2="7.5in" draw:id="id72" draw:layer="Master1-bg" draw:style-name="a192" draw:name="Straight Connector 9">
          <svg:title/>
          <svg:desc/>
        </draw:connector>
        <draw:custom-shape svg:x="10.04098in" svg:y="-0.00926in" svg:width="3.28888in" svg:height="7.50926in" draw:id="id73" draw:layer="Master1-bg" draw:style-name="a193"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74" draw:layer="Master1-bg" draw:style-name="a194"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75" draw:layer="Master1-bg" draw:style-name="a195" draw:name="Isosceles Triangle 1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76" draw:layer="Master1-bg" draw:style-name="a196"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77" draw:layer="Master1-bg" draw:style-name="a197"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78" draw:layer="Master1-bg" draw:style-name="a198"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79" draw:layer="Master1-bg" draw:style-name="a199"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80" draw:layer="Master1-bg" draw:style-name="a200" draw:name="Isosceles Triangle 1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65" presentation:style-name="a146" draw:name="Title 1" svg:x="0.74074in" svg:y="0.66667in" svg:width="9.40143in" svg:height="1.44444in" presentation:class="title" presentation:placeholder="false">
        <draw:text-box>
          <text:p text:style-name="a145" text:class-names="" text:cond-style-name=""><text:span text:style-name="a143" text:class-names="">Click to edit Master title style</text:span><text:span text:style-name="a144" text:class-names=""/></text:p>
        </draw:text-box>
        <svg:title/>
        <svg:desc/>
      </draw:frame>
      <draw:frame draw:id="id66" presentation:style-name="a163" draw:name="Content Placeholder 2" svg:x="0.74074in" svg:y="2.36285in" svg:width="4.57572in" svg:height="4.24406in" presentation:class="object" presentation:placeholder="false">
        <draw:text-box>
          <text:list text:style-name="a149">
            <text:list-item>
              <text:p text:style-name="a148" text:class-names="" text:cond-style-name=""><text:span text:style-name="a147" text:class-names="">Click to edit Master text styles</text:span></text:p>
            </text:list-item>
          </text:list>
          <text:list text:style-name="a152">
            <text:list-item>
              <text:list text:style-name="a152">
                <text:list-item>
                  <text:p text:style-name="a151" text:class-names="" text:cond-style-name=""><text:span text:style-name="a150" text:class-names="">Second level</text:span></text:p>
                </text:list-item>
              </text:list>
            </text:list-item>
          </text:list>
          <text:list text:style-name="a155">
            <text:list-item>
              <text:list text:style-name="a155">
                <text:list-item>
                  <text:list text:style-name="a155">
                    <text:list-item>
                      <text:p text:style-name="a154" text:class-names="" text:cond-style-name=""><text:span text:style-name="a153" text:class-names="">Third level</text:span></text:p>
                    </text:list-item>
                  </text:list>
                </text:list-item>
              </text:list>
            </text:list-item>
          </text:list>
          <text:list text:style-name="a158">
            <text:list-item>
              <text:list text:style-name="a158">
                <text:list-item>
                  <text:list text:style-name="a158">
                    <text:list-item>
                      <text:list text:style-name="a158">
                        <text:list-item>
                          <text:p text:style-name="a157" text:class-names="" text:cond-style-name=""><text:span text:style-name="a156" text:class-names="">Fourth level</text:span></text:p>
                        </text:list-item>
                      </text:list>
                    </text:list-item>
                  </text:list>
                </text:list-item>
              </text:list>
            </text:list-item>
          </text:list>
          <text:list text:style-name="a162">
            <text:list-item>
              <text:list text:style-name="a162">
                <text:list-item>
                  <text:list text:style-name="a162">
                    <text:list-item>
                      <text:list text:style-name="a162">
                        <text:list-item>
                          <text:list text:style-name="a162">
                            <text:list-item>
                              <text:p text:style-name="a161" text:class-names="" text:cond-style-name=""><text:span text:style-name="a159" text:class-names="">Fifth level</text:span><text:span text:style-name="a160" text:class-names=""/></text:p>
                            </text:list-item>
                          </text:list>
                        </text:list-item>
                      </text:list>
                    </text:list-item>
                  </text:list>
                </text:list-item>
              </text:list>
            </text:list-item>
          </text:list>
        </draw:text-box>
        <svg:title/>
        <svg:desc/>
      </draw:frame>
      <draw:frame draw:id="id67" presentation:style-name="a180" draw:name="Content Placeholder 3" svg:x="5.56646in" svg:y="2.36285in" svg:width="4.57572in" svg:height="4.24406in" presentation:class="object" presentation:placeholder="false">
        <draw:text-box>
          <text:list text:style-name="a166">
            <text:list-item>
              <text:p text:style-name="a165" text:class-names="" text:cond-style-name=""><text:span text:style-name="a164" text:class-names="">Click to edit Master text styles</text:span></text:p>
            </text:list-item>
          </text:list>
          <text:list text:style-name="a169">
            <text:list-item>
              <text:list text:style-name="a169">
                <text:list-item>
                  <text:p text:style-name="a168" text:class-names="" text:cond-style-name=""><text:span text:style-name="a167" text:class-names="">Second level</text:span></text:p>
                </text:list-item>
              </text:list>
            </text:list-item>
          </text:list>
          <text:list text:style-name="a172">
            <text:list-item>
              <text:list text:style-name="a172">
                <text:list-item>
                  <text:list text:style-name="a172">
                    <text:list-item>
                      <text:p text:style-name="a171" text:class-names="" text:cond-style-name=""><text:span text:style-name="a170" text:class-names="">Third level</text:span></text:p>
                    </text:list-item>
                  </text:list>
                </text:list-item>
              </text:list>
            </text:list-item>
          </text:list>
          <text:list text:style-name="a175">
            <text:list-item>
              <text:list text:style-name="a175">
                <text:list-item>
                  <text:list text:style-name="a175">
                    <text:list-item>
                      <text:list text:style-name="a175">
                        <text:list-item>
                          <text:p text:style-name="a174" text:class-names="" text:cond-style-name=""><text:span text:style-name="a173" text:class-names="">Fourth level</text:span></text:p>
                        </text:list-item>
                      </text:list>
                    </text:list-item>
                  </text:list>
                </text:list-item>
              </text:list>
            </text:list-item>
          </text:list>
          <text:list text:style-name="a179">
            <text:list-item>
              <text:list text:style-name="a179">
                <text:list-item>
                  <text:list text:style-name="a179">
                    <text:list-item>
                      <text:list text:style-name="a179">
                        <text:list-item>
                          <text:list text:style-name="a179">
                            <text:list-item>
                              <text:p text:style-name="a178" text:class-names="" text:cond-style-name=""><text:span text:style-name="a176" text:class-names="">Fifth level</text:span><text:span text:style-name="a177" text:class-names=""/></text:p>
                            </text:list-item>
                          </text:list>
                        </text:list-item>
                      </text:list>
                    </text:list-item>
                  </text:list>
                </text:list-item>
              </text:list>
            </text:list-item>
          </text:list>
        </draw:text-box>
        <svg:title/>
        <svg:desc/>
      </draw:frame>
      <draw:frame draw:id="id68" presentation:style-name="a184" draw:name="Date Placeholder 4" svg:x="7.87963in" svg:y="6.60691in" svg:width="0.99731in" svg:height="0.39931in" presentation:class="date-time" presentation:placeholder="false">
        <draw:text-box>
          <text:p text:style-name="a183" text:class-names="" text:cond-style-name=""><text:span text:style-name="a181" text:class-names=""><text:date text:fixed="false" style:data-style-name="a182">1/1/2000</text:date></text:span></text:p>
        </draw:text-box>
        <svg:title/>
        <svg:desc/>
      </draw:frame>
      <draw:frame draw:id="id69" presentation:style-name="a187" draw:name="Footer Placeholder 5" svg:x="0.74074in" svg:y="6.60691in" svg:width="6.88715in" svg:height="0.39931in" presentation:class="footer" presentation:placeholder="false">
        <draw:text-box>
          <text:p text:style-name="a186" text:class-names="" text:cond-style-name=""><text:span text:style-name="a185" text:class-names=""/></text:p>
        </draw:text-box>
        <svg:title/>
        <svg:desc/>
      </draw:frame>
      <draw:frame draw:id="id70" presentation:style-name="a190" draw:name="Slide Number Placeholder 6" svg:x="9.39486in" svg:y="6.60691in" svg:width="0.74731in" svg:height="0.39931in" presentation:class="page-number" presentation:placeholder="false">
        <draw:text-box>
          <text:p text:style-name="a189" text:class-names="" text:cond-style-name=""><text:span text:style-name="a188" text:class-names=""><text:page-number style:num-format="1" text:fixed="false">‹#›</text:page-number></text:span></text:p>
        </draw:text-box>
        <svg:title/>
        <svg:desc/>
      </draw:frame>
    </style:master-page>
    <style:master-page style:name="Master1-Layout5-twoTxTwoObj-Comparison" style:page-layout-name="pageLayout1" draw:style-name="a201">
      <draw:g draw:name="Group 9" draw:id="id81">
        <svg:title/>
        <svg:desc/>
        <draw:connector draw:type="line" svg:x1="10.24826in" svg:y1="0in" svg:x2="11.5816in" svg:y2="7.5in" draw:id="id90" draw:layer="Master1-bg" draw:style-name="a258" draw:name="Straight Connector 10">
          <svg:title/>
          <svg:desc/>
        </draw:connector>
        <draw:connector draw:type="line" svg:x1="13.32986in" svg:y1="4.02604in" svg:x2="8.12037in" svg:y2="7.5in" draw:id="id91" draw:layer="Master1-bg" draw:style-name="a259" draw:name="Straight Connector 11">
          <svg:title/>
          <svg:desc/>
        </draw:connector>
        <draw:custom-shape svg:x="10.04098in" svg:y="-0.00926in" svg:width="3.28888in" svg:height="7.50926in" draw:id="id92" draw:layer="Master1-bg" draw:style-name="a260"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93" draw:layer="Master1-bg" draw:style-name="a261"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94" draw:layer="Master1-bg" draw:style-name="a262" draw:name="Isosceles Triangle 14">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95" draw:layer="Master1-bg" draw:style-name="a263"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96" draw:layer="Master1-bg" draw:style-name="a264"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97" draw:layer="Master1-bg" draw:style-name="a265"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98" draw:layer="Master1-bg" draw:style-name="a266"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99" draw:layer="Master1-bg" draw:style-name="a267" draw:name="Isosceles Triangle 19">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82" presentation:style-name="a205" draw:name="Title 1" svg:x="0.74074in" svg:y="0.66667in" svg:width="9.40143in" svg:height="1.44444in" presentation:class="title" presentation:placeholder="false">
        <draw:text-box>
          <text:p text:style-name="a204" text:class-names="" text:cond-style-name=""><text:span text:style-name="a202" text:class-names="">Click to edit Master title style</text:span><text:span text:style-name="a203" text:class-names=""/></text:p>
        </draw:text-box>
        <svg:title/>
        <svg:desc/>
      </draw:frame>
      <draw:frame draw:id="id83" presentation:style-name="a209" draw:name="Text Placeholder 2" svg:x="0.739in" svg:y="2.36328in" svg:width="4.57745in" svg:height="0.63021in" presentation:class="outline" presentation:placeholder="false">
        <draw:text-box>
          <text:list text:style-name="a208">
            <text:list-item>
              <text:p text:style-name="a207" text:class-names="" text:cond-style-name=""><text:span text:style-name="a206" text:class-names="">Click to edit Master text styles</text:span></text:p>
            </text:list-item>
          </text:list>
        </draw:text-box>
        <svg:title/>
        <svg:desc/>
      </draw:frame>
      <draw:frame draw:id="id84" presentation:style-name="a226" draw:name="Content Placeholder 3" svg:x="0.739in" svg:y="2.99349in" svg:width="4.57745in" svg:height="3.61343in" presentation:class="object" presentation:placeholder="false">
        <draw:text-box>
          <text:list text:style-name="a212">
            <text:list-item>
              <text:p text:style-name="a211" text:class-names="" text:cond-style-name=""><text:span text:style-name="a210" text:class-names="">Click to edit Master text styles</text:span></text:p>
            </text:list-item>
          </text:list>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85" presentation:style-name="a230" draw:name="Text Placeholder 4" svg:x="5.56472in" svg:y="2.36328in" svg:width="4.57745in" svg:height="0.63021in" presentation:class="outline" presentation:placeholder="false">
        <draw:text-box>
          <text:list text:style-name="a229">
            <text:list-item>
              <text:p text:style-name="a228" text:class-names="" text:cond-style-name=""><text:span text:style-name="a227" text:class-names="">Click to edit Master text styles</text:span></text:p>
            </text:list-item>
          </text:list>
        </draw:text-box>
        <svg:title/>
        <svg:desc/>
      </draw:frame>
      <draw:frame draw:id="id86" presentation:style-name="a247" draw:name="Content Placeholder 5" svg:x="5.56472in" svg:y="2.99349in" svg:width="4.57745in" svg:height="3.61343in" presentation:class="object" presentation:placeholder="false">
        <draw:text-box>
          <text:list text:style-name="a233">
            <text:list-item>
              <text:p text:style-name="a232" text:class-names="" text:cond-style-name=""><text:span text:style-name="a231" text:class-names="">Click to edit Master text styles</text:span></text:p>
            </text:list-item>
          </text:list>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Fifth level</text:span><text:span text:style-name="a244" text:class-names=""/></text:p>
                            </text:list-item>
                          </text:list>
                        </text:list-item>
                      </text:list>
                    </text:list-item>
                  </text:list>
                </text:list-item>
              </text:list>
            </text:list-item>
          </text:list>
        </draw:text-box>
        <svg:title/>
        <svg:desc/>
      </draw:frame>
      <draw:frame draw:id="id87" presentation:style-name="a251" draw:name="Date Placeholder 6" svg:x="7.87963in" svg:y="6.60691in" svg:width="0.99731in" svg:height="0.39931in" presentation:class="date-time" presentation:placeholder="false">
        <draw:text-box>
          <text:p text:style-name="a250" text:class-names="" text:cond-style-name=""><text:span text:style-name="a248" text:class-names=""><text:date text:fixed="false" style:data-style-name="a249">1/1/2000</text:date></text:span></text:p>
        </draw:text-box>
        <svg:title/>
        <svg:desc/>
      </draw:frame>
      <draw:frame draw:id="id88" presentation:style-name="a254" draw:name="Footer Placeholder 7" svg:x="0.74074in" svg:y="6.60691in" svg:width="6.88715in" svg:height="0.39931in" presentation:class="footer" presentation:placeholder="false">
        <draw:text-box>
          <text:p text:style-name="a253" text:class-names="" text:cond-style-name=""><text:span text:style-name="a252" text:class-names=""/></text:p>
        </draw:text-box>
        <svg:title/>
        <svg:desc/>
      </draw:frame>
      <draw:frame draw:id="id89" presentation:style-name="a257" draw:name="Slide Number Placeholder 8" svg:x="9.39486in" svg:y="6.60691in" svg:width="0.74731in" svg:height="0.39931in" presentation:class="page-number" presentation:placeholder="false">
        <draw:text-box>
          <text:p text:style-name="a256" text:class-names="" text:cond-style-name=""><text:span text:style-name="a255" text:class-names=""><text:page-number style:num-format="1" text:fixed="false">‹#›</text:page-number></text:span></text:p>
        </draw:text-box>
        <svg:title/>
        <svg:desc/>
      </draw:frame>
    </style:master-page>
    <style:master-page style:name="Master1-Layout6-titleOnly-Title-Only" style:page-layout-name="pageLayout1" draw:style-name="a268">
      <draw:g draw:name="Group 5" draw:id="id100">
        <svg:title/>
        <svg:desc/>
        <draw:connector draw:type="line" svg:x1="10.24826in" svg:y1="0in" svg:x2="11.5816in" svg:y2="7.5in" draw:id="id105" draw:layer="Master1-bg" draw:style-name="a283" draw:name="Straight Connector 6">
          <svg:title/>
          <svg:desc/>
        </draw:connector>
        <draw:connector draw:type="line" svg:x1="13.32986in" svg:y1="4.02604in" svg:x2="8.12037in" svg:y2="7.5in" draw:id="id106" draw:layer="Master1-bg" draw:style-name="a284" draw:name="Straight Connector 7">
          <svg:title/>
          <svg:desc/>
        </draw:connector>
        <draw:custom-shape svg:x="10.04098in" svg:y="-0.00926in" svg:width="3.28888in" svg:height="7.50926in" draw:id="id107" draw:layer="Master1-bg" draw:style-name="a285"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08" draw:layer="Master1-bg" draw:style-name="a286"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09" draw:layer="Master1-bg" draw:style-name="a287" draw:name="Isosceles Triangle 10">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10" draw:layer="Master1-bg" draw:style-name="a288"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11" draw:layer="Master1-bg" draw:style-name="a289"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12" draw:layer="Master1-bg" draw:style-name="a290"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13" draw:layer="Master1-bg" draw:style-name="a291" draw:name="Isosceles Triangle 14">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14" draw:layer="Master1-bg" draw:style-name="a292"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01" presentation:style-name="a272" draw:name="Title 1" svg:x="0.74074in" svg:y="0.66667in" svg:width="9.40143in" svg:height="1.44444in" presentation:class="title" presentation:placeholder="false">
        <draw:text-box>
          <text:p text:style-name="a271" text:class-names="" text:cond-style-name=""><text:span text:style-name="a269" text:class-names="">Click to edit Master title style</text:span><text:span text:style-name="a270" text:class-names=""/></text:p>
        </draw:text-box>
        <svg:title/>
        <svg:desc/>
      </draw:frame>
      <draw:frame draw:id="id102" presentation:style-name="a276" draw:name="Date Placeholder 2" svg:x="7.87963in" svg:y="6.60691in" svg:width="0.99731in" svg:height="0.39931in" presentation:class="date-time" presentation:placeholder="false">
        <draw:text-box>
          <text:p text:style-name="a275" text:class-names="" text:cond-style-name=""><text:span text:style-name="a273" text:class-names=""><text:date text:fixed="false" style:data-style-name="a274">1/1/2000</text:date></text:span></text:p>
        </draw:text-box>
        <svg:title/>
        <svg:desc/>
      </draw:frame>
      <draw:frame draw:id="id103" presentation:style-name="a279" draw:name="Footer Placeholder 3" svg:x="0.74074in" svg:y="6.60691in" svg:width="6.88715in" svg:height="0.39931in" presentation:class="footer" presentation:placeholder="false">
        <draw:text-box>
          <text:p text:style-name="a278" text:class-names="" text:cond-style-name=""><text:span text:style-name="a277" text:class-names=""/></text:p>
        </draw:text-box>
        <svg:title/>
        <svg:desc/>
      </draw:frame>
      <draw:frame draw:id="id104" presentation:style-name="a282" draw:name="Slide Number Placeholder 4" svg:x="9.39486in" svg:y="6.60691in" svg:width="0.74731in" svg:height="0.39931in" presentation:class="page-number" presentation:placeholder="false">
        <draw:text-box>
          <text:p text:style-name="a281" text:class-names="" text:cond-style-name=""><text:span text:style-name="a280" text:class-names=""><text:page-number style:num-format="1" text:fixed="false">‹#›</text:page-number></text:span></text:p>
        </draw:text-box>
        <svg:title/>
        <svg:desc/>
      </draw:frame>
    </style:master-page>
    <style:master-page style:name="Master1-Layout7-blank-Blank" style:page-layout-name="pageLayout1" draw:style-name="a293">
      <draw:g draw:name="Group 4" draw:id="id115">
        <svg:title/>
        <svg:desc/>
        <draw:connector draw:type="line" svg:x1="10.24826in" svg:y1="0in" svg:x2="11.5816in" svg:y2="7.5in" draw:id="id119" draw:layer="Master1-bg" draw:style-name="a304" draw:name="Straight Connector 5">
          <svg:title/>
          <svg:desc/>
        </draw:connector>
        <draw:connector draw:type="line" svg:x1="13.32986in" svg:y1="4.02604in" svg:x2="8.12037in" svg:y2="7.5in" draw:id="id120" draw:layer="Master1-bg" draw:style-name="a305" draw:name="Straight Connector 6">
          <svg:title/>
          <svg:desc/>
        </draw:connector>
        <draw:custom-shape svg:x="10.04098in" svg:y="-0.00926in" svg:width="3.28888in" svg:height="7.50926in" draw:id="id121" draw:layer="Master1-bg" draw:style-name="a306"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22" draw:layer="Master1-bg" draw:style-name="a307"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23" draw:layer="Master1-bg" draw:style-name="a308" draw:name="Isosceles Triangle 9">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24" draw:layer="Master1-bg" draw:style-name="a309"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25" draw:layer="Master1-bg" draw:style-name="a310"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26" draw:layer="Master1-bg" draw:style-name="a311"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27" draw:layer="Master1-bg" draw:style-name="a312" draw:name="Isosceles Triangle 1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28" draw:layer="Master1-bg" draw:style-name="a313" draw:name="Isosceles Triangle 14">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16" presentation:style-name="a297" draw:name="Date Placeholder 1" svg:x="7.87963in" svg:y="6.60691in" svg:width="0.99731in" svg:height="0.39931in" presentation:class="date-time" presentation:placeholder="false">
        <draw:text-box>
          <text:p text:style-name="a296" text:class-names="" text:cond-style-name=""><text:span text:style-name="a294" text:class-names=""><text:date text:fixed="false" style:data-style-name="a295">1/1/2000</text:date></text:span></text:p>
        </draw:text-box>
        <svg:title/>
        <svg:desc/>
      </draw:frame>
      <draw:frame draw:id="id117" presentation:style-name="a300" draw:name="Footer Placeholder 2" svg:x="0.74074in" svg:y="6.60691in" svg:width="6.88715in" svg:height="0.39931in" presentation:class="footer" presentation:placeholder="false">
        <draw:text-box>
          <text:p text:style-name="a299" text:class-names="" text:cond-style-name=""><text:span text:style-name="a298" text:class-names=""/></text:p>
        </draw:text-box>
        <svg:title/>
        <svg:desc/>
      </draw:frame>
      <draw:frame draw:id="id118" presentation:style-name="a303" draw:name="Slide Number Placeholder 3" svg:x="9.39486in" svg:y="6.60691in" svg:width="0.74731in" svg:height="0.39931in" presentation:class="page-number" presentation:placeholder="false">
        <draw:text-box>
          <text:p text:style-name="a302" text:class-names="" text:cond-style-name=""><text:span text:style-name="a301" text:class-names=""><text:page-number style:num-format="1" text:fixed="false">‹#›</text:page-number></text:span></text:p>
        </draw:text-box>
        <svg:title/>
        <svg:desc/>
      </draw:frame>
    </style:master-page>
    <style:master-page style:name="Master1-Layout8-objTx-Content-with-Caption" style:page-layout-name="pageLayout1" draw:style-name="a314">
      <draw:g draw:name="Group 7" draw:id="id129">
        <svg:title/>
        <svg:desc/>
        <draw:connector draw:type="line" svg:x1="10.24826in" svg:y1="0in" svg:x2="11.5816in" svg:y2="7.5in" draw:id="id136" draw:layer="Master1-bg" draw:style-name="a350" draw:name="Straight Connector 8">
          <svg:title/>
          <svg:desc/>
        </draw:connector>
        <draw:connector draw:type="line" svg:x1="13.32986in" svg:y1="4.02604in" svg:x2="8.12037in" svg:y2="7.5in" draw:id="id137" draw:layer="Master1-bg" draw:style-name="a351" draw:name="Straight Connector 9">
          <svg:title/>
          <svg:desc/>
        </draw:connector>
        <draw:custom-shape svg:x="10.04098in" svg:y="-0.00926in" svg:width="3.28888in" svg:height="7.50926in" draw:id="id138" draw:layer="Master1-bg" draw:style-name="a352"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39" draw:layer="Master1-bg" draw:style-name="a353"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40" draw:layer="Master1-bg" draw:style-name="a354" draw:name="Isosceles Triangle 1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41" draw:layer="Master1-bg" draw:style-name="a355"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42" draw:layer="Master1-bg" draw:style-name="a356"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43" draw:layer="Master1-bg" draw:style-name="a357"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44" draw:layer="Master1-bg" draw:style-name="a358"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45" draw:layer="Master1-bg" draw:style-name="a359" draw:name="Isosceles Triangle 1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30" presentation:style-name="a318" draw:name="Title 1" svg:x="0.74074in" svg:y="1.63889in" svg:width="4.21536in" svg:height="1.39815in" presentation:class="title" presentation:placeholder="false">
        <draw:text-box>
          <text:p text:style-name="a317" text:class-names="" text:cond-style-name=""><text:span text:style-name="a315" text:class-names="">Click to edit Master title style</text:span><text:span text:style-name="a316" text:class-names=""/></text:p>
        </draw:text-box>
        <svg:title/>
        <svg:desc/>
      </draw:frame>
      <draw:frame draw:id="id131" presentation:style-name="a335" draw:name="Content Placeholder 2" svg:x="5.2061in" svg:y="0.56313in" svg:width="4.93607in" svg:height="6.04378in" presentation:class="object" presentation:placeholder="false">
        <draw:text-box>
          <text:list text:style-name="a321">
            <text:list-item>
              <text:p text:style-name="a320" text:class-names="" text:cond-style-name=""><text:span text:style-name="a319" text:class-names="">Click to edit Master text styles</text:span></text:p>
            </text:list-item>
          </text:list>
          <text:list text:style-name="a324">
            <text:list-item>
              <text:list text:style-name="a324">
                <text:list-item>
                  <text:p text:style-name="a323" text:class-names="" text:cond-style-name=""><text:span text:style-name="a322" text:class-names="">Second level</text:span></text:p>
                </text:list-item>
              </text:list>
            </text:list-item>
          </text:list>
          <text:list text:style-name="a327">
            <text:list-item>
              <text:list text:style-name="a327">
                <text:list-item>
                  <text:list text:style-name="a327">
                    <text:list-item>
                      <text:p text:style-name="a326" text:class-names="" text:cond-style-name=""><text:span text:style-name="a325" text:class-names="">Third level</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Fourth level</text:span></text:p>
                        </text:list-item>
                      </text:list>
                    </text:list-item>
                  </text:list>
                </text:list-item>
              </text:list>
            </text:list-item>
          </text:list>
          <text:list text:style-name="a334">
            <text:list-item>
              <text:list text:style-name="a334">
                <text:list-item>
                  <text:list text:style-name="a334">
                    <text:list-item>
                      <text:list text:style-name="a334">
                        <text:list-item>
                          <text:list text:style-name="a334">
                            <text:list-item>
                              <text:p text:style-name="a333" text:class-names="" text:cond-style-name=""><text:span text:style-name="a331" text:class-names="">Fifth level</text:span><text:span text:style-name="a332" text:class-names=""/></text:p>
                            </text:list-item>
                          </text:list>
                        </text:list-item>
                      </text:list>
                    </text:list-item>
                  </text:list>
                </text:list-item>
              </text:list>
            </text:list-item>
          </text:list>
        </draw:text-box>
        <svg:title/>
        <svg:desc/>
      </draw:frame>
      <draw:frame draw:id="id132" presentation:style-name="a339" draw:name="Text Placeholder 3" svg:x="0.74074in" svg:y="3.03704in" svg:width="4.21536in" svg:height="2.82639in" presentation:class="outline" presentation:placeholder="false">
        <draw:text-box>
          <text:list text:style-name="a338">
            <text:list-item>
              <text:p text:style-name="a337" text:class-names="" text:cond-style-name=""><text:span text:style-name="a336" text:class-names="">Click to edit Master text styles</text:span></text:p>
            </text:list-item>
          </text:list>
        </draw:text-box>
        <svg:title/>
        <svg:desc/>
      </draw:frame>
      <draw:frame draw:id="id133" presentation:style-name="a343" draw:name="Date Placeholder 4" svg:x="7.87963in" svg:y="6.60691in" svg:width="0.99731in" svg:height="0.39931in" presentation:class="date-time" presentation:placeholder="false">
        <draw:text-box>
          <text:p text:style-name="a342" text:class-names="" text:cond-style-name=""><text:span text:style-name="a340" text:class-names=""><text:date text:fixed="false" style:data-style-name="a341">1/1/2000</text:date></text:span></text:p>
        </draw:text-box>
        <svg:title/>
        <svg:desc/>
      </draw:frame>
      <draw:frame draw:id="id134" presentation:style-name="a346" draw:name="Footer Placeholder 5" svg:x="0.74074in" svg:y="6.60691in" svg:width="6.88715in" svg:height="0.39931in" presentation:class="footer" presentation:placeholder="false">
        <draw:text-box>
          <text:p text:style-name="a345" text:class-names="" text:cond-style-name=""><text:span text:style-name="a344" text:class-names=""/></text:p>
        </draw:text-box>
        <svg:title/>
        <svg:desc/>
      </draw:frame>
      <draw:frame draw:id="id135" presentation:style-name="a349" draw:name="Slide Number Placeholder 6" svg:x="9.39486in" svg:y="6.60691in" svg:width="0.74731in" svg:height="0.39931in" presentation:class="page-number" presentation:placeholder="false">
        <draw:text-box>
          <text:p text:style-name="a348" text:class-names="" text:cond-style-name=""><text:span text:style-name="a347" text:class-names=""><text:page-number style:num-format="1" text:fixed="false">‹#›</text:page-number></text:span></text:p>
        </draw:text-box>
        <svg:title/>
        <svg:desc/>
      </draw:frame>
    </style:master-page>
    <style:master-page style:name="Master1-Layout9-picTx-Picture-with-Caption" style:page-layout-name="pageLayout1" draw:style-name="a360">
      <draw:g draw:name="Group 7" draw:id="id146">
        <svg:title/>
        <svg:desc/>
        <draw:connector draw:type="line" svg:x1="10.24826in" svg:y1="0in" svg:x2="11.5816in" svg:y2="7.5in" draw:id="id153" draw:layer="Master1-bg" draw:style-name="a383" draw:name="Straight Connector 8">
          <svg:title/>
          <svg:desc/>
        </draw:connector>
        <draw:connector draw:type="line" svg:x1="13.32986in" svg:y1="4.02604in" svg:x2="8.12037in" svg:y2="7.5in" draw:id="id154" draw:layer="Master1-bg" draw:style-name="a384" draw:name="Straight Connector 9">
          <svg:title/>
          <svg:desc/>
        </draw:connector>
        <draw:custom-shape svg:x="10.04098in" svg:y="-0.00926in" svg:width="3.28888in" svg:height="7.50926in" draw:id="id155" draw:layer="Master1-bg" draw:style-name="a385"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56" draw:layer="Master1-bg" draw:style-name="a386"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57" draw:layer="Master1-bg" draw:style-name="a387" draw:name="Isosceles Triangle 1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58" draw:layer="Master1-bg" draw:style-name="a388"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59" draw:layer="Master1-bg" draw:style-name="a389"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60" draw:layer="Master1-bg" draw:style-name="a390"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61" draw:layer="Master1-bg" draw:style-name="a391"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62" draw:layer="Master1-bg" draw:style-name="a392" draw:name="Isosceles Triangle 1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47" presentation:style-name="a364" draw:name="Title 1" svg:x="0.74074in" svg:y="5.25in" svg:width="9.40143in" svg:height="0.61979in" presentation:class="title" presentation:placeholder="false">
        <draw:text-box>
          <text:p text:style-name="a363" text:class-names="" text:cond-style-name=""><text:span text:style-name="a361" text:class-names="">Click to edit Master title style</text:span><text:span text:style-name="a362" text:class-names=""/></text:p>
        </draw:text-box>
        <svg:title/>
        <svg:desc/>
      </draw:frame>
      <draw:frame draw:id="id148" presentation:style-name="a368" draw:name="Picture Placeholder 2" svg:x="0.74074in" svg:y="0.66667in" svg:width="9.40143in" svg:height="4.20573in" presentation:class="graphic" presentation:placeholder="false">
        <draw:text-box>
          <text:p text:style-name="a367" text:class-names="" text:cond-style-name=""><text:span text:style-name="a365" text:class-names="">Click icon to add picture</text:span><text:span text:style-name="a366" text:class-names=""/></text:p>
        </draw:text-box>
        <svg:title/>
        <svg:desc/>
      </draw:frame>
      <draw:frame draw:id="id149" presentation:style-name="a372" draw:name="Text Placeholder 3" svg:x="0.74074in" svg:y="5.86979in" svg:width="9.40143in" svg:height="0.73712in" presentation:class="outline" presentation:placeholder="false">
        <draw:text-box>
          <text:list text:style-name="a371">
            <text:list-item>
              <text:p text:style-name="a370" text:class-names="" text:cond-style-name=""><text:span text:style-name="a369" text:class-names="">Click to edit Master text styles</text:span></text:p>
            </text:list-item>
          </text:list>
        </draw:text-box>
        <svg:title/>
        <svg:desc/>
      </draw:frame>
      <draw:frame draw:id="id150" presentation:style-name="a376" draw:name="Date Placeholder 4" svg:x="7.87963in" svg:y="6.60691in" svg:width="0.99731in" svg:height="0.39931in" presentation:class="date-time" presentation:placeholder="false">
        <draw:text-box>
          <text:p text:style-name="a375" text:class-names="" text:cond-style-name=""><text:span text:style-name="a373" text:class-names=""><text:date text:fixed="false" style:data-style-name="a374">1/1/2000</text:date></text:span></text:p>
        </draw:text-box>
        <svg:title/>
        <svg:desc/>
      </draw:frame>
      <draw:frame draw:id="id151" presentation:style-name="a379" draw:name="Footer Placeholder 5" svg:x="0.74074in" svg:y="6.60691in" svg:width="6.88715in" svg:height="0.39931in" presentation:class="footer" presentation:placeholder="false">
        <draw:text-box>
          <text:p text:style-name="a378" text:class-names="" text:cond-style-name=""><text:span text:style-name="a377" text:class-names=""/></text:p>
        </draw:text-box>
        <svg:title/>
        <svg:desc/>
      </draw:frame>
      <draw:frame draw:id="id152" presentation:style-name="a382" draw:name="Slide Number Placeholder 6" svg:x="9.39486in" svg:y="6.60691in" svg:width="0.74731in" svg:height="0.39931in" presentation:class="page-number" presentation:placeholder="false">
        <draw:text-box>
          <text:p text:style-name="a381" text:class-names="" text:cond-style-name=""><text:span text:style-name="a380" text:class-names=""><text:page-number style:num-format="1" text:fixed="false">‹#›</text:page-number></text:span></text:p>
        </draw:text-box>
        <svg:title/>
        <svg:desc/>
      </draw:frame>
    </style:master-page>
    <style:master-page style:name="Master1-Layout10-cust-Title-and-Caption" style:page-layout-name="pageLayout1" draw:style-name="a393">
      <draw:g draw:name="Group 6" draw:id="id163">
        <svg:title/>
        <svg:desc/>
        <draw:connector draw:type="line" svg:x1="10.24826in" svg:y1="0in" svg:x2="11.5816in" svg:y2="7.5in" draw:id="id169" draw:layer="Master1-bg" draw:style-name="a412" draw:name="Straight Connector 7">
          <svg:title/>
          <svg:desc/>
        </draw:connector>
        <draw:connector draw:type="line" svg:x1="13.32986in" svg:y1="4.02604in" svg:x2="8.12037in" svg:y2="7.5in" draw:id="id170" draw:layer="Master1-bg" draw:style-name="a413" draw:name="Straight Connector 8">
          <svg:title/>
          <svg:desc/>
        </draw:connector>
        <draw:custom-shape svg:x="10.04098in" svg:y="-0.00926in" svg:width="3.28888in" svg:height="7.50926in" draw:id="id171" draw:layer="Master1-bg" draw:style-name="a414"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72" draw:layer="Master1-bg" draw:style-name="a415"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73" draw:layer="Master1-bg" draw:style-name="a416"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74" draw:layer="Master1-bg" draw:style-name="a417"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75" draw:layer="Master1-bg" draw:style-name="a418"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76" draw:layer="Master1-bg" draw:style-name="a419"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77" draw:layer="Master1-bg" draw:style-name="a420"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78" draw:layer="Master1-bg" draw:style-name="a421"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64" presentation:style-name="a397" draw:name="Title 1" svg:x="0.74074in" svg:y="0.66667in" svg:width="9.40143in" svg:height="3.72222in" presentation:class="title" presentation:placeholder="false">
        <draw:text-box>
          <text:p text:style-name="a396" text:class-names="" text:cond-style-name=""><text:span text:style-name="a394" text:class-names="">Click to edit Master title style</text:span><text:span text:style-name="a395" text:class-names=""/></text:p>
        </draw:text-box>
        <svg:title/>
        <svg:desc/>
      </draw:frame>
      <draw:frame draw:id="id165" presentation:style-name="a401" draw:name="Text Placeholder 2" svg:x="0.74074in" svg:y="4.88889in" svg:width="9.40143in" svg:height="1.71802in" presentation:class="outline" presentation:placeholder="false">
        <draw:text-box>
          <text:list text:style-name="a400">
            <text:list-item>
              <text:p text:style-name="a399" text:class-names="" text:cond-style-name=""><text:span text:style-name="a398" text:class-names="">Click to edit Master text styles</text:span></text:p>
            </text:list-item>
          </text:list>
        </draw:text-box>
        <svg:title/>
        <svg:desc/>
      </draw:frame>
      <draw:frame draw:id="id166" presentation:style-name="a405" draw:name="Date Placeholder 3" svg:x="7.87963in" svg:y="6.60691in" svg:width="0.99731in" svg:height="0.39931in" presentation:class="date-time" presentation:placeholder="false">
        <draw:text-box>
          <text:p text:style-name="a404" text:class-names="" text:cond-style-name=""><text:span text:style-name="a402" text:class-names=""><text:date text:fixed="false" style:data-style-name="a403">1/1/2000</text:date></text:span></text:p>
        </draw:text-box>
        <svg:title/>
        <svg:desc/>
      </draw:frame>
      <draw:frame draw:id="id167" presentation:style-name="a408" draw:name="Footer Placeholder 4" svg:x="0.74074in" svg:y="6.60691in" svg:width="6.88715in" svg:height="0.39931in" presentation:class="footer" presentation:placeholder="false">
        <draw:text-box>
          <text:p text:style-name="a407" text:class-names="" text:cond-style-name=""><text:span text:style-name="a406" text:class-names=""/></text:p>
        </draw:text-box>
        <svg:title/>
        <svg:desc/>
      </draw:frame>
      <draw:frame draw:id="id168" presentation:style-name="a411" draw:name="Slide Number Placeholder 5" svg:x="9.39486in" svg:y="6.60691in" svg:width="0.74731in" svg:height="0.39931in" presentation:class="page-number" presentation:placeholder="false">
        <draw:text-box>
          <text:p text:style-name="a410" text:class-names="" text:cond-style-name=""><text:span text:style-name="a409" text:class-names=""><text:page-number style:num-format="1" text:fixed="false">‹#›</text:page-number></text:span></text:p>
        </draw:text-box>
        <svg:title/>
        <svg:desc/>
      </draw:frame>
    </style:master-page>
    <style:master-page style:name="Master1-Layout11-cust-Quote-with-Caption" style:page-layout-name="pageLayout1" draw:style-name="a422">
      <draw:g draw:name="Group 9" draw:id="id179">
        <svg:title/>
        <svg:desc/>
        <draw:connector draw:type="line" svg:x1="10.24826in" svg:y1="0in" svg:x2="11.5816in" svg:y2="7.5in" draw:id="id188" draw:layer="Master1-bg" draw:style-name="a452" draw:name="Straight Connector 10">
          <svg:title/>
          <svg:desc/>
        </draw:connector>
        <draw:connector draw:type="line" svg:x1="13.32986in" svg:y1="4.02604in" svg:x2="8.12037in" svg:y2="7.5in" draw:id="id189" draw:layer="Master1-bg" draw:style-name="a453" draw:name="Straight Connector 11">
          <svg:title/>
          <svg:desc/>
        </draw:connector>
        <draw:custom-shape svg:x="10.04098in" svg:y="-0.00926in" svg:width="3.28888in" svg:height="7.50926in" draw:id="id190" draw:layer="Master1-bg" draw:style-name="a454"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91" draw:layer="Master1-bg" draw:style-name="a455"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92" draw:layer="Master1-bg" draw:style-name="a456" draw:name="Isosceles Triangle 14">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93" draw:layer="Master1-bg" draw:style-name="a457"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94" draw:layer="Master1-bg" draw:style-name="a458"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95" draw:layer="Master1-bg" draw:style-name="a459"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96" draw:layer="Master1-bg" draw:style-name="a460"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97" draw:layer="Master1-bg" draw:style-name="a461" draw:name="Isosceles Triangle 20">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80" presentation:style-name="a426" draw:name="Title 1" svg:x="1.01852in" svg:y="0.66667in" svg:width="8.85185in" svg:height="3.30556in" presentation:class="title" presentation:placeholder="false">
        <draw:text-box>
          <text:p text:style-name="a425" text:class-names="" text:cond-style-name=""><text:span text:style-name="a423" text:class-names="">Click to edit Master title style</text:span><text:span text:style-name="a424" text:class-names=""/></text:p>
        </draw:text-box>
        <svg:title/>
        <svg:desc/>
      </draw:frame>
      <draw:frame draw:id="id181" presentation:style-name="a430" draw:name="Text Placeholder 9" svg:x="1.49403in" svg:y="3.97222in" svg:width="7.90084in" svg:height="0.41667in" presentation:class="outline" presentation:placeholder="false">
        <draw:text-box>
          <text:list text:style-name="a429">
            <text:list-item>
              <text:p text:style-name="a428" text:class-names="" text:cond-style-name=""><text:span text:style-name="a427" text:class-names="">Click to edit Master text styles</text:span></text:p>
            </text:list-item>
          </text:list>
        </draw:text-box>
        <svg:title/>
        <svg:desc/>
      </draw:frame>
      <draw:frame draw:id="id182" presentation:style-name="a434" draw:name="Text Placeholder 2" svg:x="0.74074in" svg:y="4.88889in" svg:width="9.40143in" svg:height="1.71802in" presentation:class="outline" presentation:placeholder="false">
        <draw:text-box>
          <text:list text:style-name="a433">
            <text:list-item>
              <text:p text:style-name="a432" text:class-names="" text:cond-style-name=""><text:span text:style-name="a431" text:class-names="">Click to edit Master text styles</text:span></text:p>
            </text:list-item>
          </text:list>
        </draw:text-box>
        <svg:title/>
        <svg:desc/>
      </draw:frame>
      <draw:frame draw:id="id183" presentation:style-name="a438" draw:name="Date Placeholder 3" svg:x="7.87963in" svg:y="6.60691in" svg:width="0.99731in" svg:height="0.39931in" presentation:class="date-time" presentation:placeholder="false">
        <draw:text-box>
          <text:p text:style-name="a437" text:class-names="" text:cond-style-name=""><text:span text:style-name="a435" text:class-names=""><text:date text:fixed="false" style:data-style-name="a436">1/1/2000</text:date></text:span></text:p>
        </draw:text-box>
        <svg:title/>
        <svg:desc/>
      </draw:frame>
      <draw:frame draw:id="id184" presentation:style-name="a441" draw:name="Footer Placeholder 4" svg:x="0.74074in" svg:y="6.60691in" svg:width="6.88715in" svg:height="0.39931in" presentation:class="footer" presentation:placeholder="false">
        <draw:text-box>
          <text:p text:style-name="a440" text:class-names="" text:cond-style-name=""><text:span text:style-name="a439" text:class-names=""/></text:p>
        </draw:text-box>
        <svg:title/>
        <svg:desc/>
      </draw:frame>
      <draw:frame draw:id="id185" presentation:style-name="a444" draw:name="Slide Number Placeholder 5" svg:x="9.39486in" svg:y="6.60691in" svg:width="0.74731in" svg:height="0.39931in" presentation:class="page-number" presentation:placeholder="false">
        <draw:text-box>
          <text:p text:style-name="a443" text:class-names="" text:cond-style-name=""><text:span text:style-name="a442" text:class-names=""><text:page-number style:num-format="1" text:fixed="false">‹#›</text:page-number></text:span></text:p>
        </draw:text-box>
        <svg:title/>
        <svg:desc/>
      </draw:frame>
      <draw:frame draw:id="id186" draw:style-name="a447" draw:name="TextBox 19" svg:x="0.5926in" svg:y="0.86437in" svg:width="0.66667in" svg:height="0.63952in">
        <draw:text-box>
          <text:p text:style-name="a446" text:class-names="" text:cond-style-name=""><text:span text:style-name="a445" text:class-names="">“</text:span></text:p>
        </draw:text-box>
        <svg:title/>
        <svg:desc/>
      </draw:frame>
      <draw:frame draw:id="id187" draw:style-name="a451" draw:name="TextBox 21" svg:x="9.72552in" svg:y="3.15678in" svg:width="0.66667in" svg:height="0.63952in">
        <draw:text-box>
          <text:p text:style-name="a450" text:class-names="" text:cond-style-name=""><text:span text:style-name="a448" text:class-names="">”</text:span><text:span text:style-name="a449" text:class-names=""/></text:p>
        </draw:text-box>
        <svg:title/>
        <svg:desc/>
      </draw:frame>
    </style:master-page>
    <style:master-page style:name="Master1-Layout12-cust-Name-Card" style:page-layout-name="pageLayout1" draw:style-name="a462">
      <draw:g draw:name="Group 6" draw:id="id198">
        <svg:title/>
        <svg:desc/>
        <draw:connector draw:type="line" svg:x1="10.24826in" svg:y1="0in" svg:x2="11.5816in" svg:y2="7.5in" draw:id="id204" draw:layer="Master1-bg" draw:style-name="a481" draw:name="Straight Connector 7">
          <svg:title/>
          <svg:desc/>
        </draw:connector>
        <draw:connector draw:type="line" svg:x1="13.32986in" svg:y1="4.02604in" svg:x2="8.12037in" svg:y2="7.5in" draw:id="id205" draw:layer="Master1-bg" draw:style-name="a482" draw:name="Straight Connector 8">
          <svg:title/>
          <svg:desc/>
        </draw:connector>
        <draw:custom-shape svg:x="10.04098in" svg:y="-0.00926in" svg:width="3.28888in" svg:height="7.50926in" draw:id="id206" draw:layer="Master1-bg" draw:style-name="a483"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07" draw:layer="Master1-bg" draw:style-name="a484"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08" draw:layer="Master1-bg" draw:style-name="a485"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09" draw:layer="Master1-bg" draw:style-name="a486"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10" draw:layer="Master1-bg" draw:style-name="a487"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11" draw:layer="Master1-bg" draw:style-name="a488"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12" draw:layer="Master1-bg" draw:style-name="a489"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13" draw:layer="Master1-bg" draw:style-name="a490"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99" presentation:style-name="a466" draw:name="Title 1" svg:x="0.74074in" svg:y="2.11285in" svg:width="9.40143in" svg:height="2.83843in" presentation:class="title" presentation:placeholder="false">
        <draw:text-box>
          <text:p text:style-name="a465" text:class-names="" text:cond-style-name=""><text:span text:style-name="a463" text:class-names="">Click to edit Master title style</text:span><text:span text:style-name="a464" text:class-names=""/></text:p>
        </draw:text-box>
        <svg:title/>
        <svg:desc/>
      </draw:frame>
      <draw:frame draw:id="id200" presentation:style-name="a470" draw:name="Text Placeholder 2" svg:x="0.74074in" svg:y="4.95128in" svg:width="9.40143in" svg:height="1.65564in" presentation:class="outline" presentation:placeholder="false">
        <draw:text-box>
          <text:list text:style-name="a469">
            <text:list-item>
              <text:p text:style-name="a468" text:class-names="" text:cond-style-name=""><text:span text:style-name="a467" text:class-names="">Click to edit Master text styles</text:span></text:p>
            </text:list-item>
          </text:list>
        </draw:text-box>
        <svg:title/>
        <svg:desc/>
      </draw:frame>
      <draw:frame draw:id="id201" presentation:style-name="a474" draw:name="Date Placeholder 3" svg:x="7.87963in" svg:y="6.60691in" svg:width="0.99731in" svg:height="0.39931in" presentation:class="date-time" presentation:placeholder="false">
        <draw:text-box>
          <text:p text:style-name="a473" text:class-names="" text:cond-style-name=""><text:span text:style-name="a471" text:class-names=""><text:date text:fixed="false" style:data-style-name="a472">1/1/2000</text:date></text:span></text:p>
        </draw:text-box>
        <svg:title/>
        <svg:desc/>
      </draw:frame>
      <draw:frame draw:id="id202" presentation:style-name="a477" draw:name="Footer Placeholder 4" svg:x="0.74074in" svg:y="6.60691in" svg:width="6.88715in" svg:height="0.39931in" presentation:class="footer" presentation:placeholder="false">
        <draw:text-box>
          <text:p text:style-name="a476" text:class-names="" text:cond-style-name=""><text:span text:style-name="a475" text:class-names=""/></text:p>
        </draw:text-box>
        <svg:title/>
        <svg:desc/>
      </draw:frame>
      <draw:frame draw:id="id203" presentation:style-name="a480" draw:name="Slide Number Placeholder 5" svg:x="9.39486in" svg:y="6.60691in" svg:width="0.74731in" svg:height="0.39931in" presentation:class="page-number" presentation:placeholder="false">
        <draw:text-box>
          <text:p text:style-name="a479" text:class-names="" text:cond-style-name=""><text:span text:style-name="a478" text:class-names=""><text:page-number style:num-format="1" text:fixed="false">‹#›</text:page-number></text:span></text:p>
        </draw:text-box>
        <svg:title/>
        <svg:desc/>
      </draw:frame>
    </style:master-page>
    <style:master-page style:name="Master1-Layout13-cust-Quote-Name-Card" style:page-layout-name="pageLayout1" draw:style-name="a491">
      <draw:g draw:name="Group 9" draw:id="id214">
        <svg:title/>
        <svg:desc/>
        <draw:connector draw:type="line" svg:x1="10.24826in" svg:y1="0in" svg:x2="11.5816in" svg:y2="7.5in" draw:id="id223" draw:layer="Master1-bg" draw:style-name="a520" draw:name="Straight Connector 10">
          <svg:title/>
          <svg:desc/>
        </draw:connector>
        <draw:connector draw:type="line" svg:x1="13.32986in" svg:y1="4.02604in" svg:x2="8.12037in" svg:y2="7.5in" draw:id="id224" draw:layer="Master1-bg" draw:style-name="a521" draw:name="Straight Connector 11">
          <svg:title/>
          <svg:desc/>
        </draw:connector>
        <draw:custom-shape svg:x="10.04098in" svg:y="-0.00926in" svg:width="3.28888in" svg:height="7.50926in" draw:id="id225" draw:layer="Master1-bg" draw:style-name="a522"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26" draw:layer="Master1-bg" draw:style-name="a523"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27" draw:layer="Master1-bg" draw:style-name="a524" draw:name="Isosceles Triangle 14">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28" draw:layer="Master1-bg" draw:style-name="a525"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29" draw:layer="Master1-bg" draw:style-name="a526"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30" draw:layer="Master1-bg" draw:style-name="a527"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31" draw:layer="Master1-bg" draw:style-name="a528"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32" draw:layer="Master1-bg" draw:style-name="a529" draw:name="Isosceles Triangle 19">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15" presentation:style-name="a495" draw:name="Title 1" svg:x="1.01852in" svg:y="0.66667in" svg:width="8.85185in" svg:height="3.30556in" presentation:class="title" presentation:placeholder="false">
        <draw:text-box>
          <text:p text:style-name="a494" text:class-names="" text:cond-style-name=""><text:span text:style-name="a492" text:class-names="">Click to edit Master title style</text:span><text:span text:style-name="a493" text:class-names=""/></text:p>
        </draw:text-box>
        <svg:title/>
        <svg:desc/>
      </draw:frame>
      <draw:frame draw:id="id216" presentation:style-name="a499" draw:name="Text Placeholder 9" svg:x="0.74074in" svg:y="4.38889in" svg:width="9.40143in" svg:height="0.56239in" presentation:class="outline" presentation:placeholder="false">
        <draw:text-box>
          <text:list text:style-name="a498">
            <text:list-item>
              <text:p text:style-name="a497" text:class-names="" text:cond-style-name=""><text:span text:style-name="a496" text:class-names="">Click to edit Master text styles</text:span></text:p>
            </text:list-item>
          </text:list>
        </draw:text-box>
        <svg:title/>
        <svg:desc/>
      </draw:frame>
      <draw:frame draw:id="id217" presentation:style-name="a503" draw:name="Text Placeholder 2" svg:x="0.74074in" svg:y="4.95128in" svg:width="9.40143in" svg:height="1.65564in" presentation:class="outline" presentation:placeholder="false">
        <draw:text-box>
          <text:list text:style-name="a502">
            <text:list-item>
              <text:p text:style-name="a501" text:class-names="" text:cond-style-name=""><text:span text:style-name="a500" text:class-names="">Click to edit Master text styles</text:span></text:p>
            </text:list-item>
          </text:list>
        </draw:text-box>
        <svg:title/>
        <svg:desc/>
      </draw:frame>
      <draw:frame draw:id="id218" presentation:style-name="a507" draw:name="Date Placeholder 3" svg:x="7.87963in" svg:y="6.60691in" svg:width="0.99731in" svg:height="0.39931in" presentation:class="date-time" presentation:placeholder="false">
        <draw:text-box>
          <text:p text:style-name="a506" text:class-names="" text:cond-style-name=""><text:span text:style-name="a504" text:class-names=""><text:date text:fixed="false" style:data-style-name="a505">1/1/2000</text:date></text:span></text:p>
        </draw:text-box>
        <svg:title/>
        <svg:desc/>
      </draw:frame>
      <draw:frame draw:id="id219" presentation:style-name="a510" draw:name="Footer Placeholder 4" svg:x="0.74074in" svg:y="6.60691in" svg:width="6.88715in" svg:height="0.39931in" presentation:class="footer" presentation:placeholder="false">
        <draw:text-box>
          <text:p text:style-name="a509" text:class-names="" text:cond-style-name=""><text:span text:style-name="a508" text:class-names=""/></text:p>
        </draw:text-box>
        <svg:title/>
        <svg:desc/>
      </draw:frame>
      <draw:frame draw:id="id220" presentation:style-name="a513" draw:name="Slide Number Placeholder 5" svg:x="9.39486in" svg:y="6.60691in" svg:width="0.74731in" svg:height="0.39931in" presentation:class="page-number" presentation:placeholder="false">
        <draw:text-box>
          <text:p text:style-name="a512" text:class-names="" text:cond-style-name=""><text:span text:style-name="a511" text:class-names=""><text:page-number style:num-format="1" text:fixed="false">‹#›</text:page-number></text:span></text:p>
        </draw:text-box>
        <svg:title/>
        <svg:desc/>
      </draw:frame>
      <draw:frame draw:id="id221" draw:style-name="a516" draw:name="TextBox 23" svg:x="0.5926in" svg:y="0.86437in" svg:width="0.66667in" svg:height="0.63952in">
        <draw:text-box>
          <text:p text:style-name="a515" text:class-names="" text:cond-style-name=""><text:span text:style-name="a514" text:class-names="">“</text:span></text:p>
        </draw:text-box>
        <svg:title/>
        <svg:desc/>
      </draw:frame>
      <draw:frame draw:id="id222" draw:style-name="a519" draw:name="TextBox 24" svg:x="9.72552in" svg:y="3.15678in" svg:width="0.66667in" svg:height="0.63952in">
        <draw:text-box>
          <text:p text:style-name="a518" text:class-names="" text:cond-style-name=""><text:span text:style-name="a517" text:class-names="">”</text:span></text:p>
        </draw:text-box>
        <svg:title/>
        <svg:desc/>
      </draw:frame>
    </style:master-page>
    <style:master-page style:name="Master1-Layout14-cust-True-or-False" style:page-layout-name="pageLayout1" draw:style-name="a530">
      <draw:g draw:name="Group 7" draw:id="id233">
        <svg:title/>
        <svg:desc/>
        <draw:connector draw:type="line" svg:x1="10.24826in" svg:y1="0in" svg:x2="11.5816in" svg:y2="7.5in" draw:id="id240" draw:layer="Master1-bg" draw:style-name="a553" draw:name="Straight Connector 8">
          <svg:title/>
          <svg:desc/>
        </draw:connector>
        <draw:connector draw:type="line" svg:x1="13.32986in" svg:y1="4.02604in" svg:x2="8.12037in" svg:y2="7.5in" draw:id="id241" draw:layer="Master1-bg" draw:style-name="a554" draw:name="Straight Connector 9">
          <svg:title/>
          <svg:desc/>
        </draw:connector>
        <draw:custom-shape svg:x="10.04098in" svg:y="-0.00926in" svg:width="3.28888in" svg:height="7.50926in" draw:id="id242" draw:layer="Master1-bg" draw:style-name="a555"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43" draw:layer="Master1-bg" draw:style-name="a556"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44" draw:layer="Master1-bg" draw:style-name="a557" draw:name="Isosceles Triangle 1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45" draw:layer="Master1-bg" draw:style-name="a558"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46" draw:layer="Master1-bg" draw:style-name="a559"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47" draw:layer="Master1-bg" draw:style-name="a560"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48" draw:layer="Master1-bg" draw:style-name="a561"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49" draw:layer="Master1-bg" draw:style-name="a562" draw:name="Isosceles Triangle 1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34" presentation:style-name="a534" draw:name="Title 1" svg:x="0.75in" svg:y="0.66667in" svg:width="9.39217in" svg:height="3.30556in" presentation:class="title" presentation:placeholder="false">
        <draw:text-box>
          <text:p text:style-name="a533" text:class-names="" text:cond-style-name=""><text:span text:style-name="a531" text:class-names="">Click to edit Master title style</text:span><text:span text:style-name="a532" text:class-names=""/></text:p>
        </draw:text-box>
        <svg:title/>
        <svg:desc/>
      </draw:frame>
      <draw:frame draw:id="id235" presentation:style-name="a538" draw:name="Text Placeholder 9" svg:x="0.74074in" svg:y="4.38889in" svg:width="9.40143in" svg:height="0.56239in" presentation:class="outline" presentation:placeholder="false">
        <draw:text-box>
          <text:list text:style-name="a537">
            <text:list-item>
              <text:p text:style-name="a536" text:class-names="" text:cond-style-name=""><text:span text:style-name="a535" text:class-names="">Click to edit Master text styles</text:span></text:p>
            </text:list-item>
          </text:list>
        </draw:text-box>
        <svg:title/>
        <svg:desc/>
      </draw:frame>
      <draw:frame draw:id="id236" presentation:style-name="a542" draw:name="Text Placeholder 2" svg:x="0.74074in" svg:y="4.95128in" svg:width="9.40143in" svg:height="1.65564in" presentation:class="outline" presentation:placeholder="false">
        <draw:text-box>
          <text:list text:style-name="a541">
            <text:list-item>
              <text:p text:style-name="a540" text:class-names="" text:cond-style-name=""><text:span text:style-name="a539" text:class-names="">Click to edit Master text styles</text:span></text:p>
            </text:list-item>
          </text:list>
        </draw:text-box>
        <svg:title/>
        <svg:desc/>
      </draw:frame>
      <draw:frame draw:id="id237" presentation:style-name="a546" draw:name="Date Placeholder 3" svg:x="7.87963in" svg:y="6.60691in" svg:width="0.99731in" svg:height="0.39931in" presentation:class="date-time" presentation:placeholder="false">
        <draw:text-box>
          <text:p text:style-name="a545" text:class-names="" text:cond-style-name=""><text:span text:style-name="a543" text:class-names=""><text:date text:fixed="false" style:data-style-name="a544">1/1/2000</text:date></text:span></text:p>
        </draw:text-box>
        <svg:title/>
        <svg:desc/>
      </draw:frame>
      <draw:frame draw:id="id238" presentation:style-name="a549" draw:name="Footer Placeholder 4" svg:x="0.74074in" svg:y="6.60691in" svg:width="6.88715in" svg:height="0.39931in" presentation:class="footer" presentation:placeholder="false">
        <draw:text-box>
          <text:p text:style-name="a548" text:class-names="" text:cond-style-name=""><text:span text:style-name="a547" text:class-names=""/></text:p>
        </draw:text-box>
        <svg:title/>
        <svg:desc/>
      </draw:frame>
      <draw:frame draw:id="id239" presentation:style-name="a552" draw:name="Slide Number Placeholder 5" svg:x="9.39486in" svg:y="6.60691in" svg:width="0.74731in" svg:height="0.39931in" presentation:class="page-number" presentation:placeholder="false">
        <draw:text-box>
          <text:p text:style-name="a551" text:class-names="" text:cond-style-name=""><text:span text:style-name="a550" text:class-names=""><text:page-number style:num-format="1" text:fixed="false">‹#›</text:page-number></text:span></text:p>
        </draw:text-box>
        <svg:title/>
        <svg:desc/>
      </draw:frame>
    </style:master-page>
    <style:master-page style:name="Master1-Layout15-vertTx-Title-and-Vertical-Text" style:page-layout-name="pageLayout1" draw:style-name="a563">
      <draw:g draw:name="Group 6" draw:id="id250">
        <svg:title/>
        <svg:desc/>
        <draw:connector draw:type="line" svg:x1="10.24826in" svg:y1="0in" svg:x2="11.5816in" svg:y2="7.5in" draw:id="id256" draw:layer="Master1-bg" draw:style-name="a595" draw:name="Straight Connector 7">
          <svg:title/>
          <svg:desc/>
        </draw:connector>
        <draw:connector draw:type="line" svg:x1="13.32986in" svg:y1="4.02604in" svg:x2="8.12037in" svg:y2="7.5in" draw:id="id257" draw:layer="Master1-bg" draw:style-name="a596" draw:name="Straight Connector 8">
          <svg:title/>
          <svg:desc/>
        </draw:connector>
        <draw:custom-shape svg:x="10.04098in" svg:y="-0.00926in" svg:width="3.28888in" svg:height="7.50926in" draw:id="id258" draw:layer="Master1-bg" draw:style-name="a597"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59" draw:layer="Master1-bg" draw:style-name="a598"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60" draw:layer="Master1-bg" draw:style-name="a599"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61" draw:layer="Master1-bg" draw:style-name="a600"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62" draw:layer="Master1-bg" draw:style-name="a601"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63" draw:layer="Master1-bg" draw:style-name="a602"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64" draw:layer="Master1-bg" draw:style-name="a603"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65" draw:layer="Master1-bg" draw:style-name="a604"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51" presentation:style-name="a567" draw:name="Title 1" svg:x="0.74074in" svg:y="0.66667in" svg:width="9.40143in" svg:height="1.44444in" presentation:class="title" presentation:placeholder="false">
        <draw:text-box>
          <text:p text:style-name="a566" text:class-names="" text:cond-style-name=""><text:span text:style-name="a564" text:class-names="">Click to edit Master title style</text:span><text:span text:style-name="a565" text:class-names=""/></text:p>
        </draw:text-box>
        <svg:title/>
        <svg:desc/>
      </draw:frame>
      <draw:frame draw:id="id252" presentation:style-name="a584" draw:name="Vertical Text Placeholder 2" svg:x="0.74074in" svg:y="2.36285in" svg:width="9.40143in" svg:height="4.24406in" presentation:class="outline" presentation:placeholder="false">
        <draw:text-box>
          <text:list text:style-name="a570">
            <text:list-item>
              <text:p text:style-name="a569" text:class-names="" text:cond-style-name=""><text:span text:style-name="a568" text:class-names="">Click to edit Master text styles</text:span></text:p>
            </text:list-item>
          </text:list>
          <text:list text:style-name="a573">
            <text:list-item>
              <text:list text:style-name="a573">
                <text:list-item>
                  <text:p text:style-name="a572" text:class-names="" text:cond-style-name=""><text:span text:style-name="a571" text:class-names="">Second level</text:span></text:p>
                </text:list-item>
              </text:list>
            </text:list-item>
          </text:list>
          <text:list text:style-name="a576">
            <text:list-item>
              <text:list text:style-name="a576">
                <text:list-item>
                  <text:list text:style-name="a576">
                    <text:list-item>
                      <text:p text:style-name="a575" text:class-names="" text:cond-style-name=""><text:span text:style-name="a574" text:class-names="">Third level</text:span></text:p>
                    </text:list-item>
                  </text:list>
                </text:list-item>
              </text:list>
            </text:list-item>
          </text:list>
          <text:list text:style-name="a579">
            <text:list-item>
              <text:list text:style-name="a579">
                <text:list-item>
                  <text:list text:style-name="a579">
                    <text:list-item>
                      <text:list text:style-name="a579">
                        <text:list-item>
                          <text:p text:style-name="a578" text:class-names="" text:cond-style-name=""><text:span text:style-name="a577" text:class-names="">Fourth level</text:span></text:p>
                        </text:list-item>
                      </text:list>
                    </text:list-item>
                  </text:list>
                </text:list-item>
              </text:list>
            </text:list-item>
          </text:list>
          <text:list text:style-name="a583">
            <text:list-item>
              <text:list text:style-name="a583">
                <text:list-item>
                  <text:list text:style-name="a583">
                    <text:list-item>
                      <text:list text:style-name="a583">
                        <text:list-item>
                          <text:list text:style-name="a583">
                            <text:list-item>
                              <text:p text:style-name="a582" text:class-names="" text:cond-style-name=""><text:span text:style-name="a580" text:class-names="">Fifth level</text:span><text:span text:style-name="a581" text:class-names=""/></text:p>
                            </text:list-item>
                          </text:list>
                        </text:list-item>
                      </text:list>
                    </text:list-item>
                  </text:list>
                </text:list-item>
              </text:list>
            </text:list-item>
          </text:list>
        </draw:text-box>
        <svg:title/>
        <svg:desc/>
      </draw:frame>
      <draw:frame draw:id="id253" presentation:style-name="a588" draw:name="Date Placeholder 3" svg:x="7.87963in" svg:y="6.60691in" svg:width="0.99731in" svg:height="0.39931in" presentation:class="date-time" presentation:placeholder="false">
        <draw:text-box>
          <text:p text:style-name="a587" text:class-names="" text:cond-style-name=""><text:span text:style-name="a585" text:class-names=""><text:date text:fixed="false" style:data-style-name="a586">1/1/2000</text:date></text:span></text:p>
        </draw:text-box>
        <svg:title/>
        <svg:desc/>
      </draw:frame>
      <draw:frame draw:id="id254" presentation:style-name="a591" draw:name="Footer Placeholder 4" svg:x="0.74074in" svg:y="6.60691in" svg:width="6.88715in" svg:height="0.39931in" presentation:class="footer" presentation:placeholder="false">
        <draw:text-box>
          <text:p text:style-name="a590" text:class-names="" text:cond-style-name=""><text:span text:style-name="a589" text:class-names=""/></text:p>
        </draw:text-box>
        <svg:title/>
        <svg:desc/>
      </draw:frame>
      <draw:frame draw:id="id255" presentation:style-name="a594" draw:name="Slide Number Placeholder 5" svg:x="9.39486in" svg:y="6.60691in" svg:width="0.74731in" svg:height="0.39931in" presentation:class="page-number" presentation:placeholder="false">
        <draw:text-box>
          <text:p text:style-name="a593" text:class-names="" text:cond-style-name=""><text:span text:style-name="a592" text:class-names=""><text:page-number style:num-format="1" text:fixed="false">‹#›</text:page-number></text:span></text:p>
        </draw:text-box>
        <svg:title/>
        <svg:desc/>
      </draw:frame>
    </style:master-page>
    <style:master-page style:name="Master1-Layout16-vertTitleAndTx-Vertical-Title-and-Text" style:page-layout-name="pageLayout1" draw:style-name="a605">
      <draw:g draw:name="Group 6" draw:id="id266">
        <svg:title/>
        <svg:desc/>
        <draw:connector draw:type="line" svg:x1="10.24826in" svg:y1="0in" svg:x2="11.5816in" svg:y2="7.5in" draw:id="id272" draw:layer="Master1-bg" draw:style-name="a637" draw:name="Straight Connector 7">
          <svg:title/>
          <svg:desc/>
        </draw:connector>
        <draw:connector draw:type="line" svg:x1="13.32986in" svg:y1="4.02604in" svg:x2="8.12037in" svg:y2="7.5in" draw:id="id273" draw:layer="Master1-bg" draw:style-name="a638" draw:name="Straight Connector 8">
          <svg:title/>
          <svg:desc/>
        </draw:connector>
        <draw:custom-shape svg:x="10.04098in" svg:y="-0.00926in" svg:width="3.28888in" svg:height="7.50926in" draw:id="id274" draw:layer="Master1-bg" draw:style-name="a639"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75" draw:layer="Master1-bg" draw:style-name="a640"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76" draw:layer="Master1-bg" draw:style-name="a641"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77" draw:layer="Master1-bg" draw:style-name="a642"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78" draw:layer="Master1-bg" draw:style-name="a643"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79" draw:layer="Master1-bg" draw:style-name="a644"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80" draw:layer="Master1-bg" draw:style-name="a645"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81" draw:layer="Master1-bg" draw:style-name="a646"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67" presentation:style-name="a609" draw:name="Vertical Title 1" svg:x="8.71355in" svg:y="0.66667in" svg:width="1.42688in" svg:height="5.74306in" presentation:class="title" presentation:placeholder="false">
        <draw:text-box>
          <text:p text:style-name="a608" text:class-names="" text:cond-style-name=""><text:span text:style-name="a606" text:class-names="">Click to edit Master title style</text:span><text:span text:style-name="a607" text:class-names=""/></text:p>
        </draw:text-box>
        <svg:title/>
        <svg:desc/>
      </draw:frame>
      <draw:frame draw:id="id268" presentation:style-name="a626" draw:name="Vertical Text Placeholder 2" svg:x="0.74074in" svg:y="0.66667in" svg:width="7.72107in" svg:height="5.74306in" presentation:class="outline" presentation:placeholder="false">
        <draw:text-box>
          <text:list text:style-name="a612">
            <text:list-item>
              <text:p text:style-name="a611" text:class-names="" text:cond-style-name=""><text:span text:style-name="a610" text:class-names="">Click to edit Master text styles</text:span></text:p>
            </text:list-item>
          </text:list>
          <text:list text:style-name="a615">
            <text:list-item>
              <text:list text:style-name="a615">
                <text:list-item>
                  <text:p text:style-name="a614" text:class-names="" text:cond-style-name=""><text:span text:style-name="a613" text:class-names="">Second level</text:span></text:p>
                </text:list-item>
              </text:list>
            </text:list-item>
          </text:list>
          <text:list text:style-name="a618">
            <text:list-item>
              <text:list text:style-name="a618">
                <text:list-item>
                  <text:list text:style-name="a618">
                    <text:list-item>
                      <text:p text:style-name="a617" text:class-names="" text:cond-style-name=""><text:span text:style-name="a616" text:class-names="">Third level</text:span></text:p>
                    </text:list-item>
                  </text:list>
                </text:list-item>
              </text:list>
            </text:list-item>
          </text:list>
          <text:list text:style-name="a621">
            <text:list-item>
              <text:list text:style-name="a621">
                <text:list-item>
                  <text:list text:style-name="a621">
                    <text:list-item>
                      <text:list text:style-name="a621">
                        <text:list-item>
                          <text:p text:style-name="a620" text:class-names="" text:cond-style-name=""><text:span text:style-name="a619" text:class-names="">Fourth level</text:span></text:p>
                        </text:list-item>
                      </text:list>
                    </text:list-item>
                  </text:list>
                </text:list-item>
              </text:list>
            </text:list-item>
          </text:list>
          <text:list text:style-name="a625">
            <text:list-item>
              <text:list text:style-name="a625">
                <text:list-item>
                  <text:list text:style-name="a625">
                    <text:list-item>
                      <text:list text:style-name="a625">
                        <text:list-item>
                          <text:list text:style-name="a625">
                            <text:list-item>
                              <text:p text:style-name="a624" text:class-names="" text:cond-style-name=""><text:span text:style-name="a622" text:class-names="">Fifth level</text:span><text:span text:style-name="a623" text:class-names=""/></text:p>
                            </text:list-item>
                          </text:list>
                        </text:list-item>
                      </text:list>
                    </text:list-item>
                  </text:list>
                </text:list-item>
              </text:list>
            </text:list-item>
          </text:list>
        </draw:text-box>
        <svg:title/>
        <svg:desc/>
      </draw:frame>
      <draw:frame draw:id="id269" presentation:style-name="a630" draw:name="Date Placeholder 3" svg:x="7.87963in" svg:y="6.60691in" svg:width="0.99731in" svg:height="0.39931in" presentation:class="date-time" presentation:placeholder="false">
        <draw:text-box>
          <text:p text:style-name="a629" text:class-names="" text:cond-style-name=""><text:span text:style-name="a627" text:class-names=""><text:date text:fixed="false" style:data-style-name="a628">1/1/2000</text:date></text:span></text:p>
        </draw:text-box>
        <svg:title/>
        <svg:desc/>
      </draw:frame>
      <draw:frame draw:id="id270" presentation:style-name="a633" draw:name="Footer Placeholder 4" svg:x="0.74074in" svg:y="6.60691in" svg:width="6.88715in" svg:height="0.39931in" presentation:class="footer" presentation:placeholder="false">
        <draw:text-box>
          <text:p text:style-name="a632" text:class-names="" text:cond-style-name=""><text:span text:style-name="a631" text:class-names=""/></text:p>
        </draw:text-box>
        <svg:title/>
        <svg:desc/>
      </draw:frame>
      <draw:frame draw:id="id271" presentation:style-name="a636" draw:name="Slide Number Placeholder 5" svg:x="9.39486in" svg:y="6.60691in" svg:width="0.74731in" svg:height="0.39931in" presentation:class="page-number" presentation:placeholder="false">
        <draw:text-box>
          <text:p text:style-name="a635" text:class-names="" text:cond-style-name=""><text:span text:style-name="a634"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Actify</dc:title>
    <meta:initial-creator>Natalia Szopa</meta:initial-creator>
    <dc:creator>Natalia Szopa</dc:creator>
    <meta:creation-date>2019-10-26T21:21:49Z</meta:creation-date>
    <dc:date>2019-10-27T00:03:18Z</dc:date>
    <meta:template xlink:href="Facet" xlink:type="simple"/>
    <meta:editing-cycles>9</meta:editing-cycles>
    <meta:editing-duration>PT9688S</meta:editing-duration>
    <meta:document-statistic meta:paragraph-count="24" meta:word-count="145"/>
  </office:meta>
</office:document-meta>
</file>